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Monospace1" svg:font-family="Monospace"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2" style:family="table">
      <style:table-properties style:width="6.5in" fo:margin-left="0in" table:align="left" style:writing-mode="lr-tb"/>
    </style:style>
    <style:style style:name="Table72.A" style:family="table-column">
      <style:table-column-properties style:column-width="3.25in"/>
    </style:style>
    <style:style style:name="Table72.A1" style:family="table-cell">
      <style:table-cell-properties style:vertical-align="top" fo:padding="0.0694in" fo:border="1pt solid #000000"/>
    </style:style>
    <style:style style:name="Table73" style:family="table">
      <style:table-properties style:width="6.5in" fo:margin-left="0in" table:align="left" style:writing-mode="lr-tb"/>
    </style:style>
    <style:style style:name="Table73.A" style:family="table-column">
      <style:table-column-properties style:column-width="6.5in"/>
    </style:style>
    <style:style style:name="Table73.A1" style:family="table-cell">
      <style:table-cell-properties style:vertical-align="top" fo:padding="0.0694in" fo:border="1pt solid #000000"/>
    </style:style>
    <style:style style:name="Table74" style:family="table">
      <style:table-properties style:width="6.5in" fo:margin-left="0in" table:align="left" style:writing-mode="lr-tb"/>
    </style:style>
    <style:style style:name="Table74.A" style:family="table-column">
      <style:table-column-properties style:column-width="6.5in"/>
    </style:style>
    <style:style style:name="Table74.A1" style:family="table-cell">
      <style:table-cell-properties style:vertical-align="top" fo:padding="0.0694in" fo:border="1pt solid #000000"/>
    </style:style>
    <style:style style:name="Table76" style:family="table">
      <style:table-properties style:width="6.5in" fo:margin-left="0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in" table:align="left" style:writing-mode="lr-tb"/>
    </style:style>
    <style:style style:name="Table78.A" style:family="table-column">
      <style:table-column-properties style:column-width="3.25in"/>
    </style:style>
    <style:style style:name="Table78.A1" style:family="table-cell">
      <style:table-cell-properties style:vertical-align="top" fo:padding="0.0694in" fo:border="1pt solid #000000"/>
    </style:style>
    <style:style style:name="Table79" style:family="table">
      <style:table-properties style:width="6.5in" fo:margin-left="0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in" table:align="left" style:writing-mode="lr-tb"/>
    </style:style>
    <style:style style:name="Table83.A" style:family="table-column">
      <style:table-column-properties style:column-width="3.25in"/>
    </style:style>
    <style:style style:name="Table83.A1" style:family="table-cell">
      <style:table-cell-properties style:vertical-align="top" fo:padding="0.0694in" fo:border="1pt solid #000000"/>
    </style:style>
    <style:style style:name="Table84" style:family="table">
      <style:table-properties style:width="6.5in" fo:margin-left="0in" table:align="left" style:writing-mode="lr-tb"/>
    </style:style>
    <style:style style:name="Table84.A" style:family="table-column">
      <style:table-column-properties style:column-width="6.5in"/>
    </style:style>
    <style:style style:name="Table84.A1" style:family="table-cell">
      <style:table-cell-properties style:vertical-align="top" fo:padding="0.0694in" fo:border="1pt solid #000000"/>
    </style:style>
    <style:style style:name="Table85" style:family="table">
      <style:table-properties style:width="6.5in" fo:margin-left="0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in" table:align="left" style:writing-mode="lr-tb"/>
    </style:style>
    <style:style style:name="Table88.A" style:family="table-column">
      <style:table-column-properties style:column-width="3.25in"/>
    </style:style>
    <style:style style:name="Table88.A1" style:family="table-cell">
      <style:table-cell-properties style:vertical-align="top" fo:padding="0.0694in" fo:border="1pt solid #000000"/>
    </style:style>
    <style:style style:name="Table89" style:family="table">
      <style:table-properties style:width="6.5in" fo:margin-left="0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in" table:align="left" style:writing-mode="lr-tb"/>
    </style:style>
    <style:style style:name="Table92.A" style:family="table-column">
      <style:table-column-properties style:column-width="6.5in"/>
    </style:style>
    <style:style style:name="Table92.A1" style:family="table-cell">
      <style:table-cell-properties style:vertical-align="top" fo:padding="0.0694in" fo:border="1pt solid #000000"/>
    </style:style>
    <style:style style:name="Table93" style:family="table">
      <style:table-properties style:width="6.5in" fo:margin-left="0in" table:align="left" style:writing-mode="lr-tb"/>
    </style:style>
    <style:style style:name="Table93.A" style:family="table-column">
      <style:table-column-properties style:column-width="3.25in"/>
    </style:style>
    <style:style style:name="Table93.A1" style:family="table-cell">
      <style:table-cell-properties style:vertical-align="top" fo:padding="0.0694in" fo:border="1pt solid #000000"/>
    </style:style>
    <style:style style:name="Table97" style:family="table">
      <style:table-properties style:width="6.5in" fo:margin-left="0in" table:align="left" style:writing-mode="lr-tb"/>
    </style:style>
    <style:style style:name="Table97.A" style:family="table-column">
      <style:table-column-properties style:column-width="3.25in"/>
    </style:style>
    <style:style style:name="Table97.A1" style:family="table-cell">
      <style:table-cell-properties style:vertical-align="top" fo:padding="0.0694in" fo:border="1pt solid #000000"/>
    </style:style>
    <style:style style:name="Table97.A3" style:family="table-cell">
      <style:table-cell-properties style:vertical-align="top" fo:padding="0.0694in" fo:border-left="1pt solid #000000" fo:border-right="1pt solid #000000" fo:border-top="none" fo:border-bottom="1pt solid #000000"/>
    </style:style>
    <style:style style:name="Table98" style:family="table">
      <style:table-properties style:width="6.5in" fo:margin-left="0in" table:align="left" style:writing-mode="lr-tb"/>
    </style:style>
    <style:style style:name="Table98.A" style:family="table-column">
      <style:table-column-properties style:column-width="3.25in"/>
    </style:style>
    <style:style style:name="Table98.A1" style:family="table-cell">
      <style:table-cell-properties style:vertical-align="top" fo:padding="0.0694in" fo:border="1pt solid #000000"/>
    </style:style>
    <style:style style:name="Table101" style:family="table">
      <style:table-properties style:width="6.5in" fo:margin-left="0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95" style:family="table">
      <style:table-properties style:width="6.5in" fo:margin-left="0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4" style:family="table">
      <style:table-properties style:width="6.5in" fo:margin-left="0in" table:align="left" style:writing-mode="lr-tb"/>
    </style:style>
    <style:style style:name="Table94.A" style:family="table-column">
      <style:table-column-properties style:column-width="3.25in"/>
    </style:style>
    <style:style style:name="Table94.A1" style:family="table-cell">
      <style:table-cell-properties style:vertical-align="top" fo:padding="0.0694in" fo:border="1pt solid #000000"/>
    </style:style>
    <style:style style:name="Table99" style:family="table">
      <style:table-properties style:width="6.5in" fo:margin-left="0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6"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7" style:family="paragraph" style:parent-style-name="Standard">
      <style:paragraph-properties fo:line-height="115%" fo:break-before="auto" fo:break-after="auto" style:writing-mode="lr-tb"/>
      <style:text-properties officeooo:rsid="00333760" officeooo:paragraph-rsid="00333760"/>
    </style:style>
    <style:style style:name="P8" style:family="paragraph" style:parent-style-name="Standard">
      <style:paragraph-properties fo:margin-top="0in" fo:margin-bottom="0in" style:contextual-spacing="false" fo:line-height="115%" fo:break-before="auto" fo:break-after="auto" style:writing-mode="lr-tb"/>
    </style:style>
    <style:style style:name="P9" style:family="paragraph" style:parent-style-name="Standard">
      <style:paragraph-properties fo:margin-top="0in" fo:margin-bottom="0in" style:contextual-spacing="false" fo:line-height="115%" fo:break-before="auto" fo:break-after="auto" style:writing-mode="lr-tb"/>
      <style:text-properties officeooo:paragraph-rsid="0017df41"/>
    </style:style>
    <style:style style:name="P10" style:family="paragraph" style:parent-style-name="Standard">
      <style:paragraph-properties fo:margin-top="0in" fo:margin-bottom="0in" style:contextual-spacing="false" fo:line-height="115%" fo:break-before="auto" fo:break-after="auto" style:writing-mode="lr-tb"/>
      <style:text-properties officeooo:paragraph-rsid="001c22b0"/>
    </style:style>
    <style:style style:name="P11" style:family="paragraph" style:parent-style-name="Standard">
      <style:paragraph-properties fo:margin-top="0in" fo:margin-bottom="0in" style:contextual-spacing="false" fo:line-height="115%" fo:break-before="auto" fo:break-after="auto" style:writing-mode="lr-tb"/>
      <style:text-properties officeooo:paragraph-rsid="0033dd08"/>
    </style:style>
    <style:style style:name="P12" style:family="paragraph" style:parent-style-name="Standard">
      <style:paragraph-properties fo:margin-top="0in" fo:margin-bottom="0in" style:contextual-spacing="false" fo:line-height="115%" style:writing-mode="lr-tb"/>
      <style:text-properties officeooo:rsid="00283814" officeooo:paragraph-rsid="00283814"/>
    </style:style>
    <style:style style:name="P13" style:family="paragraph" style:parent-style-name="Standard">
      <style:paragraph-properties fo:line-height="115%" fo:break-before="page" style:writing-mode="lr-tb"/>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7df41"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c22b0"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3dd08"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7df41"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c22b0"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3dd08"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2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2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3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9f1f2" officeooo:paragraph-rsid="0019f1f2" style:font-size-asian="11pt" style:font-size-complex="11pt"/>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d8cce" officeooo:paragraph-rsid="001d8cce" style:font-size-asian="11pt" style:font-size-complex="11pt"/>
    </style:style>
    <style:style style:name="P3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563a3" officeooo:paragraph-rsid="003563a3" style:font-size-asian="9pt" style:font-size-complex="9pt"/>
    </style:style>
    <style:style style:name="P3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3dd08" officeooo:paragraph-rsid="0033dd08" style:font-size-asian="9pt"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3dd08" officeooo:paragraph-rsid="0033dd08" style:font-name-asian="Trebuchet MS" style:font-size-asian="9pt" style:font-style-asian="normal" style:font-weight-asian="normal" style:font-name-complex="Trebuchet MS" style:font-size-complex="9pt" style:font-style-complex="normal" style:font-weight-complex="normal"/>
    </style:style>
    <style:style style:name="P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9f1f2" officeooo:paragraph-rsid="0019f1f2" style:font-name-asian="Trebuchet MS" style:font-size-asian="11pt" style:font-style-asian="normal" style:font-weight-asian="normal" style:font-name-complex="Trebuchet MS" style:font-size-complex="11pt" style:font-style-complex="normal" style:font-weight-complex="normal"/>
    </style:style>
    <style:style style:name="P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d8cce" officeooo:paragraph-rsid="001d8cce" style:font-name-asian="Trebuchet MS" style:font-size-asian="11pt" style:font-style-asian="normal" style:font-weight-asian="normal" style:font-name-complex="Trebuchet MS" style:font-size-complex="11pt" style:font-style-complex="normal" style:font-weight-complex="normal"/>
    </style:style>
    <style:style style:name="P4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4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4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4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b54b1" style:font-name-asian="Courier New" style:font-size-asian="9pt" style:font-style-asian="normal" style:font-weight-asian="normal" style:font-name-complex="Courier New" style:font-size-complex="9pt" style:font-style-complex="normal" style:font-weight-complex="normal"/>
    </style:style>
    <style:style style:name="P4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4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19f1f2" officeooo:paragraph-rsid="0019f1f2" style:font-size-asian="9pt" style:font-size-complex="9pt"/>
    </style:style>
    <style:style style:name="P4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3dd08" officeooo:paragraph-rsid="0033dd08" style:font-size-asian="9pt" style:font-size-complex="9pt"/>
    </style:style>
    <style:style style:name="P5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563a3" officeooo:paragraph-rsid="003563a3" style:font-size-asian="9pt" style:font-size-complex="9pt"/>
    </style:style>
    <style:style style:name="P5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1d8cce" officeooo:paragraph-rsid="001d8cce" style:font-size-asian="9pt" style:font-size-complex="9pt"/>
    </style:style>
    <style:style style:name="P5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33dd08" officeooo:paragraph-rsid="0033dd08" style:font-size-asian="9pt" style:font-size-complex="9pt"/>
    </style:style>
    <style:style style:name="P5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5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c22b0" style:font-name-asian="Courier New" style:font-size-asian="9pt" style:font-style-asian="normal" style:font-weight-asian="normal" style:font-name-complex="Courier New" style:font-size-complex="9pt" style:font-style-complex="normal" style:font-weight-complex="normal"/>
    </style:style>
    <style:style style:name="P55"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style>
    <style:style style:name="P56"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57"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58"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1"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62"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7df41" style:font-name-asian="Trebuchet MS" style:font-size-asian="9pt" style:font-name-complex="Trebuchet MS" style:font-size-complex="9pt"/>
    </style:style>
    <style:style style:name="P63"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c22b0" style:font-name-asian="Trebuchet MS" style:font-size-asian="9pt" style:font-name-complex="Trebuchet MS" style:font-size-complex="9pt"/>
    </style:style>
    <style:style style:name="P64"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3dd08" style:font-name-asian="Trebuchet MS" style:font-size-asian="9pt" style:font-name-complex="Trebuchet MS" style:font-size-complex="9pt"/>
    </style:style>
    <style:style style:name="P65"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66"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67"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68"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69"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1c22b0" style:font-name-asian="Trebuchet MS" style:font-size-asian="9pt" style:font-name-complex="Trebuchet MS" style:font-size-complex="9pt"/>
    </style:style>
    <style:style style:name="P70"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33dd08" style:font-name-asian="Trebuchet MS" style:font-size-asian="9pt" style:font-name-complex="Trebuchet MS" style:font-size-complex="9pt"/>
    </style:style>
    <style:style style:name="P71" style:family="paragraph" style:parent-style-name="Standard">
      <style:paragraph-properties fo:margin-left="0.486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72" style:family="paragraph" style:parent-style-name="Standard">
      <style:paragraph-properties fo:line-height="115%" style:writing-mode="lr-tb"/>
    </style:style>
    <style:style style:name="P73" style:family="paragraph" style:parent-style-name="Standard">
      <style:paragraph-properties fo:line-height="115%" style:writing-mode="lr-tb"/>
      <style:text-properties officeooo:rsid="00333760" officeooo:paragraph-rsid="00333760"/>
    </style:style>
    <style:style style:name="P74" style:family="paragraph" style:parent-style-name="Text_20_body">
      <style:text-properties officeooo:paragraph-rsid="001c22b0"/>
    </style:style>
    <style:style style:name="P75" style:family="paragraph" style:parent-style-name="Standard">
      <style:paragraph-properties fo:margin-left="0.1528in" fo:margin-right="0in" fo:line-height="115%" fo:text-indent="0in" style:auto-text-indent="false" fo:break-before="auto" fo:break-after="auto" style:writing-mode="lr-tb"/>
      <style:text-properties style:font-name="Verdana" fo:font-size="10pt" style:font-name-asian="Verdana" style:font-size-asian="10pt" style:font-name-complex="Verdana" style:font-size-complex="10pt"/>
    </style:style>
    <style:style style:name="P76" style:family="paragraph" style:parent-style-name="Standard">
      <style:paragraph-properties fo:margin-left="0.1528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77" style:family="paragraph" style:parent-style-name="Standard">
      <style:paragraph-properties fo:margin-left="0.347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78" style:family="paragraph" style:parent-style-name="Standard">
      <style:paragraph-properties fo:margin-left="0.2917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79" style:family="paragraph" style:parent-style-name="Standard">
      <style:text-properties style:font-name="Courier New1" fo:font-size="9pt" officeooo:rsid="0019f1f2" officeooo:paragraph-rsid="0023cc17" style:font-size-asian="9pt" style:font-size-complex="9pt"/>
    </style:style>
    <style:style style:name="P80" style:family="paragraph" style:parent-style-name="Standard">
      <style:text-properties style:font-name="Courier New1" fo:font-size="9pt" officeooo:rsid="001ee372" officeooo:paragraph-rsid="0024475a" style:font-size-asian="9pt" style:font-size-complex="9pt"/>
    </style:style>
    <style:style style:name="P81" style:family="paragraph" style:parent-style-name="Standard">
      <style:text-properties style:font-name="Courier New1" fo:font-size="9pt" officeooo:rsid="003563a3" officeooo:paragraph-rsid="003563a3" style:font-size-asian="9pt" style:font-size-complex="9pt"/>
    </style:style>
    <style:style style:name="P82" style:family="paragraph" style:parent-style-name="Text_20_body">
      <style:paragraph-properties fo:margin-left="0.5in" fo:margin-right="0in" fo:text-indent="0in" style:auto-text-indent="false"/>
    </style:style>
    <style:style style:name="P83" style:family="paragraph" style:parent-style-name="Heading_20_4">
      <style:paragraph-properties fo:line-height="115%" fo:break-before="auto" fo:break-after="auto" style:writing-mode="lr-tb"/>
    </style:style>
    <style:style style:name="P84" style:family="paragraph" style:parent-style-name="Heading_20_4">
      <style:paragraph-properties fo:margin-top="0.111in" fo:margin-bottom="0in" style:contextual-spacing="false" fo:line-height="115%" fo:keep-together="always" fo:break-before="auto" fo:break-after="auto" fo:keep-with-next="always" style:writing-mode="lr-tb"/>
    </style:style>
    <style:style style:name="P85"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73cfd"/>
    </style:style>
    <style:style style:name="P86"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9c0a8"/>
    </style:style>
    <style:style style:name="P87"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f25d5"/>
    </style:style>
    <style:style style:name="P88"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f62df"/>
    </style:style>
    <style:style style:name="P89"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41c9bc"/>
    </style:style>
    <style:style style:name="P90" style:family="paragraph" style:parent-style-name="Heading_20_4">
      <style:paragraph-properties fo:margin-top="0.111in" fo:margin-bottom="0in" style:contextual-spacing="false" fo:line-height="115%" fo:break-before="auto" fo:break-after="auto" style:writing-mode="lr-tb"/>
    </style:style>
    <style:style style:name="P91" style:family="paragraph" style:parent-style-name="Heading_20_4">
      <style:paragraph-properties fo:margin-top="0.111in" fo:margin-bottom="0in" style:contextual-spacing="false" fo:line-height="115%" fo:break-before="auto" fo:break-after="auto" style:writing-mode="lr-tb"/>
      <style:text-properties officeooo:paragraph-rsid="0017df41"/>
    </style:style>
    <style:style style:name="P92" style:family="paragraph" style:parent-style-name="Heading_20_4">
      <style:paragraph-properties fo:margin-top="0.111in" fo:margin-bottom="0in" style:contextual-spacing="false" fo:line-height="115%" fo:break-before="auto" fo:break-after="auto" style:writing-mode="lr-tb"/>
      <style:text-properties officeooo:paragraph-rsid="001c22b0"/>
    </style:style>
    <style:style style:name="P93" style:family="paragraph" style:parent-style-name="Heading_20_4">
      <style:paragraph-properties fo:margin-top="0.111in" fo:margin-bottom="0in" style:contextual-spacing="false" fo:line-height="115%" style:writing-mode="lr-tb"/>
      <style:text-properties officeooo:paragraph-rsid="001c22b0"/>
    </style:style>
    <style:style style:name="P94" style:family="paragraph" style:parent-style-name="Heading_20_4">
      <style:paragraph-properties fo:margin-top="0.111in" fo:margin-bottom="0in" style:contextual-spacing="false" fo:line-height="115%" style:writing-mode="lr-tb"/>
      <style:text-properties officeooo:paragraph-rsid="0033dd08"/>
    </style:style>
    <style:style style:name="P95" style:family="paragraph" style:parent-style-name="Standard"/>
    <style:style style:name="P96" style:family="paragraph" style:parent-style-name="Standard">
      <style:text-properties style:font-name="Courier New1" fo:font-size="9pt" fo:font-style="normal" officeooo:rsid="0038c6ee" officeooo:paragraph-rsid="0038c6ee" style:font-size-asian="9pt" style:font-style-asian="normal" style:font-size-complex="9pt" style:font-style-complex="normal"/>
    </style:style>
    <style:style style:name="P97" style:family="paragraph" style:parent-style-name="Standard">
      <style:text-properties style:font-name="Courier New1" fo:font-size="9pt" fo:font-style="normal" officeooo:rsid="003a7dde" officeooo:paragraph-rsid="003f25d5" style:font-size-asian="9pt" style:font-style-asian="normal" style:font-size-complex="9pt" style:font-style-complex="normal"/>
    </style:style>
    <style:style style:name="P98" style:family="paragraph" style:parent-style-name="Standard" style:list-style-name="LS1">
      <style:paragraph-properties fo:margin-top="0in" fo:margin-bottom="0in" style:contextual-spacing="false" fo:line-height="115%" fo:break-before="auto" fo:break-after="auto" style:writing-mode="lr-tb"/>
    </style:style>
    <style:style style:name="P99" style:family="paragraph" style:parent-style-name="Standard" style:list-style-name="LS2">
      <style:paragraph-properties fo:margin-top="0in" fo:margin-bottom="0in" style:contextual-spacing="false" fo:line-height="115%" fo:break-before="auto" fo:break-after="auto" style:writing-mode="lr-tb"/>
    </style:style>
    <style:style style:name="P100" style:family="paragraph" style:parent-style-name="Standard" style:list-style-name="LS3">
      <style:paragraph-properties fo:margin-top="0in" fo:margin-bottom="0in" style:contextual-spacing="false" fo:line-height="115%" fo:break-before="auto" fo:break-after="auto" style:writing-mode="lr-tb"/>
    </style:style>
    <style:style style:name="P101" style:family="paragraph" style:parent-style-name="Standard">
      <style:paragraph-properties fo:margin-top="0in" fo:margin-bottom="0in" style:contextual-spacing="false" fo:line-height="115%" fo:break-before="auto" fo:break-after="auto" style:writing-mode="lr-tb"/>
      <style:text-properties officeooo:paragraph-rsid="00373cfd"/>
    </style:style>
    <style:style style:name="P102" style:family="paragraph" style:parent-style-name="Standard">
      <style:paragraph-properties fo:margin-top="0in" fo:margin-bottom="0in" style:contextual-spacing="false" fo:line-height="115%" fo:break-before="auto" fo:break-after="auto" style:writing-mode="lr-tb"/>
      <style:text-properties officeooo:paragraph-rsid="003f25d5"/>
    </style:style>
    <style:style style:name="P103" style:family="paragraph" style:parent-style-name="Standard">
      <style:paragraph-properties fo:margin-top="0in" fo:margin-bottom="0in" style:contextual-spacing="false" fo:line-height="115%" fo:break-before="auto" fo:break-after="auto" style:writing-mode="lr-tb"/>
      <style:text-properties officeooo:paragraph-rsid="0041c9bc"/>
    </style:style>
    <style:style style:name="P104" style:family="paragraph" style:parent-style-name="Standard">
      <style:paragraph-properties fo:margin-left="0.2083in" fo:margin-right="0in" fo:margin-top="0.1528in" fo:margin-bottom="0in" style:contextual-spacing="false"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105"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73cfd" style:font-name-asian="Trebuchet MS" style:font-size-asian="9pt" style:font-name-complex="Trebuchet MS" style:font-size-complex="9pt"/>
    </style:style>
    <style:style style:name="P106"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f25d5" style:font-name-asian="Trebuchet MS" style:font-size-asian="9pt" style:font-name-complex="Trebuchet MS" style:font-size-complex="9pt"/>
    </style:style>
    <style:style style:name="P107"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41c9bc" style:font-name-asian="Trebuchet MS" style:font-size-asian="9pt" style:font-name-complex="Trebuchet MS" style:font-size-complex="9pt"/>
    </style:style>
    <style:style style:name="P108"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373cfd" style:font-name-asian="Trebuchet MS" style:font-size-asian="9pt" style:font-name-complex="Trebuchet MS" style:font-size-complex="9pt"/>
    </style:style>
    <style:style style:name="P109"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3f25d5" style:font-name-asian="Trebuchet MS" style:font-size-asian="9pt" style:font-name-complex="Trebuchet MS" style:font-size-complex="9pt"/>
    </style:style>
    <style:style style:name="P110"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41c9bc" style:font-name-asian="Trebuchet MS" style:font-size-asian="9pt" style:font-name-complex="Trebuchet MS" style:font-size-complex="9pt"/>
    </style:style>
    <style:style style:name="P111"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3f25d5" style:font-name-asian="Trebuchet MS" style:font-size-asian="9pt" style:font-name-complex="Trebuchet MS" style:font-size-complex="9pt"/>
    </style:style>
    <style:style style:name="P112" style:family="paragraph" style:parent-style-name="Standard">
      <style:paragraph-properties fo:line-height="115%" fo:break-before="auto" fo:break-after="auto" style:writing-mode="lr-tb"/>
    </style:style>
    <style:style style:name="P113" style:family="paragraph" style:parent-style-name="Standard">
      <style:paragraph-properties fo:line-height="115%" fo:break-before="auto" fo:break-after="auto" style:writing-mode="lr-tb"/>
      <style:text-properties officeooo:paragraph-rsid="00373cfd"/>
    </style:style>
    <style:style style:name="P114" style:family="paragraph" style:parent-style-name="Standard">
      <style:paragraph-properties fo:line-height="115%" fo:break-before="auto" fo:break-after="auto" style:writing-mode="lr-tb"/>
      <style:text-properties officeooo:paragraph-rsid="0039c0a8"/>
    </style:style>
    <style:style style:name="P115" style:family="paragraph" style:parent-style-name="Standard">
      <style:paragraph-properties fo:line-height="115%" fo:break-before="auto" fo:break-after="auto" style:writing-mode="lr-tb"/>
      <style:text-properties officeooo:paragraph-rsid="003f25d5"/>
    </style:style>
    <style:style style:name="P116" style:family="paragraph" style:parent-style-name="Standard">
      <style:paragraph-properties fo:line-height="115%" fo:break-before="auto" fo:break-after="auto" style:writing-mode="lr-tb"/>
      <style:text-properties officeooo:paragraph-rsid="003f62df"/>
    </style:style>
    <style:style style:name="P117" style:family="paragraph" style:parent-style-name="Standard">
      <style:paragraph-properties fo:line-height="115%" fo:break-before="auto" fo:break-after="auto" style:writing-mode="lr-tb"/>
      <style:text-properties officeooo:paragraph-rsid="0041c9bc"/>
    </style:style>
    <style:style style:name="P118" style:family="paragraph" style:parent-style-name="Standard">
      <style:paragraph-properties fo:line-height="115%" fo:break-before="auto" fo:break-after="auto" style:writing-mode="lr-tb"/>
      <style:text-properties officeooo:rsid="0038c6ee" officeooo:paragraph-rsid="0039c0a8"/>
    </style:style>
    <style:style style:name="P119" style:family="paragraph" style:parent-style-name="Standard">
      <style:paragraph-properties fo:line-height="115%" fo:break-before="auto" fo:break-after="auto" style:writing-mode="lr-tb"/>
      <style:text-properties officeooo:rsid="0045ccc3"/>
    </style:style>
    <style:style style:name="P120" style:family="paragraph" style:parent-style-name="Standard">
      <style:paragraph-properties fo:line-height="115%" fo:break-before="auto" fo:break-after="auto" style:writing-mode="lr-tb"/>
      <style:text-properties officeooo:rsid="0045ccc3" officeooo:paragraph-rsid="0047173a"/>
    </style:style>
    <style:style style:name="P1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73cfd" style:font-name-asian="Arial" style:font-size-asian="11pt" style:font-style-asian="normal" style:font-weight-asian="bold" style:font-name-complex="Arial" style:font-size-complex="11pt" style:font-style-complex="normal" style:font-weight-complex="bold"/>
    </style:style>
    <style:style style:name="P12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9c0a8" style:font-name-asian="Arial" style:font-size-asian="11pt" style:font-style-asian="normal" style:font-weight-asian="bold" style:font-name-complex="Arial" style:font-size-complex="11pt" style:font-style-complex="normal" style:font-weight-complex="bold"/>
    </style:style>
    <style:style style:name="P12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f25d5" style:font-name-asian="Arial" style:font-size-asian="11pt" style:font-style-asian="normal" style:font-weight-asian="bold" style:font-name-complex="Arial" style:font-size-complex="11pt" style:font-style-complex="normal" style:font-weight-complex="bold"/>
    </style:style>
    <style:style style:name="P12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41c9bc" style:font-name-asian="Arial" style:font-size-asian="11pt" style:font-style-asian="normal" style:font-weight-asian="bold" style:font-name-complex="Arial" style:font-size-complex="11pt" style:font-style-complex="normal" style:font-weight-complex="bold"/>
    </style:style>
    <style:style style:name="P1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3cf05b" officeooo:paragraph-rsid="003cf05b" style:font-name-asian="Arial" style:font-size-asian="11pt" style:font-style-asian="normal" style:font-weight-asian="bold" style:font-name-complex="Arial" style:font-size-complex="11pt" style:font-style-complex="normal" style:font-weight-complex="bold"/>
    </style:style>
    <style:style style:name="P1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73cfd" style:font-name-asian="Arial" style:font-size-asian="11pt" style:font-style-asian="normal" style:font-weight-asian="normal" style:font-name-complex="Arial" style:font-size-complex="11pt" style:font-style-complex="normal" style:font-weight-complex="normal"/>
    </style:style>
    <style:style style:name="P1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9c0a8" style:font-name-asian="Arial" style:font-size-asian="11pt" style:font-style-asian="normal" style:font-weight-asian="normal" style:font-name-complex="Arial" style:font-size-complex="11pt" style:font-style-complex="normal" style:font-weight-complex="normal"/>
    </style:style>
    <style:style style:name="P12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f25d5" style:font-name-asian="Arial" style:font-size-asian="11pt" style:font-style-asian="normal" style:font-weight-asian="normal" style:font-name-complex="Arial" style:font-size-complex="11pt" style:font-style-complex="normal" style:font-weight-complex="normal"/>
    </style:style>
    <style:style style:name="P12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41c9bc" style:font-name-asian="Arial" style:font-size-asian="11pt" style:font-style-asian="normal" style:font-weight-asian="normal" style:font-name-complex="Arial" style:font-size-complex="11pt" style:font-style-complex="normal" style:font-weight-complex="normal"/>
    </style:style>
    <style:style style:name="P13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3cf05b" officeooo:paragraph-rsid="003cf05b" style:font-name-asian="Arial" style:font-size-asian="11pt" style:font-style-asian="normal" style:font-weight-asian="normal" style:font-name-complex="Arial" style:font-size-complex="11pt" style:font-style-complex="normal" style:font-weight-complex="normal"/>
    </style:style>
    <style:style style:name="P13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38c6ee" officeooo:paragraph-rsid="0038c6ee" style:font-name-asian="Courier New" style:font-size-asian="9pt" style:font-style-asian="normal" style:font-weight-asian="normal" style:font-name-complex="Courier New" style:font-size-complex="9pt" style:font-style-complex="normal" style:font-weight-complex="normal"/>
    </style:style>
    <style:style style:name="P1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40172c" officeooo:paragraph-rsid="0040172c" style:font-name-asian="Courier New" style:font-size-asian="9pt" style:font-style-asian="normal" style:font-weight-asian="normal" style:font-name-complex="Courier New" style:font-size-complex="9pt" style:font-style-complex="normal" style:font-weight-complex="normal"/>
    </style:style>
    <style:style style:name="P13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4362a3" officeooo:paragraph-rsid="004362a3"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38c6ee" officeooo:paragraph-rsid="0038c6ee" style:font-name-asian="Trebuchet MS" style:font-size-asian="9pt" style:font-style-asian="normal" style:font-weight-asian="normal" style:font-name-complex="Trebuchet MS" style:font-size-complex="9pt" style:font-style-complex="normal" style:font-weight-complex="normal"/>
    </style:style>
    <style:style style:name="P1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3f62df" officeooo:paragraph-rsid="003f62df" style:font-name-asian="Trebuchet MS" style:font-size-asian="9pt" style:font-style-asian="normal" style:font-weight-asian="normal" style:font-name-complex="Trebuchet MS" style:font-size-complex="9pt" style:font-style-complex="normal" style:font-weight-complex="normal"/>
    </style:style>
    <style:style style:name="P13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4362a3" officeooo:paragraph-rsid="0044f9cc" style:font-name-asian="Trebuchet MS" style:font-size-asian="9pt" style:font-style-asian="normal" style:font-weight-asian="normal" style:font-name-complex="Trebuchet MS" style:font-size-complex="9pt" style:font-style-complex="normal" style:font-weight-complex="normal"/>
    </style:style>
    <style:style style:name="P13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8c6ee" officeooo:paragraph-rsid="0038c6ee" style:font-size-asian="9pt" style:font-size-complex="9pt"/>
    </style:style>
    <style:style style:name="P13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9c0a8" officeooo:paragraph-rsid="003f25d5" style:font-size-asian="9pt" style:font-size-complex="9pt"/>
    </style:style>
    <style:style style:name="P1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officeooo:paragraph-rsid="003cf05b"/>
    </style:style>
    <style:style style:name="P1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8c6ee" officeooo:paragraph-rsid="0038c6ee" style:font-name-asian="Trebuchet MS" style:font-size-asian="9pt" style:font-style-asian="normal" style:font-weight-asian="normal" style:font-name-complex="Trebuchet MS" style:font-size-complex="9pt" style:font-style-complex="normal" style:font-weight-complex="normal"/>
    </style:style>
    <style:style style:name="P1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f62df" officeooo:paragraph-rsid="003f62df" style:font-name-asian="Trebuchet MS" style:font-size-asian="9pt" style:font-style-asian="normal" style:font-weight-asian="normal" style:font-name-complex="Trebuchet MS" style:font-size-complex="9pt" style:font-style-complex="normal" style:font-weight-complex="normal"/>
    </style:style>
    <style:style style:name="P1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4362a3" officeooo:paragraph-rsid="0044f9cc" style:font-name-asian="Trebuchet MS" style:font-size-asian="9pt" style:font-style-asian="normal" style:font-weight-asian="normal" style:font-name-complex="Trebuchet MS" style:font-size-complex="9pt" style:font-style-complex="normal" style:font-weight-complex="normal"/>
    </style:style>
    <style:style style:name="P14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38c6ee" officeooo:paragraph-rsid="0038c6ee" style:font-name-asian="Courier New" style:font-size-asian="9pt" style:font-style-asian="normal" style:font-weight-asian="normal" style:font-name-complex="Courier New" style:font-size-complex="9pt" style:font-style-complex="normal" style:font-weight-complex="normal"/>
    </style:style>
    <style:style style:name="P14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0172c" officeooo:paragraph-rsid="0040172c" style:font-name-asian="Courier New" style:font-size-asian="9pt" style:font-style-asian="normal" style:font-weight-asian="normal" style:font-name-complex="Courier New" style:font-size-complex="9pt" style:font-style-complex="normal" style:font-weight-complex="normal"/>
    </style:style>
    <style:style style:name="P14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362a3" officeooo:paragraph-rsid="004362a3" style:font-name-asian="Courier New" style:font-size-asian="9pt" style:font-style-asian="normal" style:font-weight-asian="normal" style:font-name-complex="Courier New" style:font-size-complex="9pt" style:font-style-complex="normal" style:font-weight-complex="normal"/>
    </style:style>
    <style:style style:name="P14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8c6ee" officeooo:paragraph-rsid="0038c6ee" style:font-size-asian="9pt" style:font-size-complex="9pt"/>
    </style:style>
    <style:style style:name="P14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9c0a8" officeooo:paragraph-rsid="003f25d5" style:font-size-asian="9pt" style:font-size-complex="9pt"/>
    </style:style>
    <style:style style:name="P148" style:family="paragraph" style:parent-style-name="Standard">
      <style:paragraph-properties fo:margin-top="0.111in" fo:margin-bottom="0in" style:contextual-spacing="false" fo:line-height="115%" fo:break-before="auto" fo:break-after="auto" style:writing-mode="lr-tb"/>
      <style:text-properties officeooo:paragraph-rsid="003f62df"/>
    </style:style>
    <style:style style:name="P149" style:family="paragraph" style:parent-style-name="Standard">
      <style:paragraph-properties fo:margin-top="0.111in" fo:margin-bottom="0in" style:contextual-spacing="false" fo:line-height="115%" fo:break-before="auto" fo:break-after="auto" style:writing-mode="lr-tb"/>
      <style:text-properties officeooo:paragraph-rsid="0041c9bc"/>
    </style:style>
    <style:style style:name="P150" style:family="paragraph" style:parent-style-name="Standard">
      <style:paragraph-properties fo:margin-top="0.111in" fo:margin-bottom="0in" style:contextual-spacing="false" fo:line-height="115%" style:writing-mode="lr-tb"/>
      <style:text-properties officeooo:paragraph-rsid="003f62df"/>
    </style:style>
    <style:style style:name="P151" style:family="paragraph" style:parent-style-name="Standard">
      <style:paragraph-properties fo:line-height="115%" style:writing-mode="lr-tb"/>
    </style:style>
    <style:style style:name="P152" style:family="paragraph" style:parent-style-name="Standard">
      <style:paragraph-properties fo:line-height="115%" style:writing-mode="lr-tb"/>
      <style:text-properties officeooo:paragraph-rsid="00373cfd"/>
    </style:style>
    <style:style style:name="P153" style:family="paragraph" style:parent-style-name="Standard">
      <style:paragraph-properties fo:line-height="115%" style:writing-mode="lr-tb"/>
      <style:text-properties officeooo:paragraph-rsid="0039c0a8"/>
    </style:style>
    <style:style style:name="P154" style:family="paragraph" style:parent-style-name="Standard">
      <style:paragraph-properties fo:line-height="115%" style:writing-mode="lr-tb"/>
      <style:text-properties officeooo:paragraph-rsid="003f25d5"/>
    </style:style>
    <style:style style:name="P155" style:family="paragraph" style:parent-style-name="Standard">
      <style:paragraph-properties fo:line-height="115%" style:writing-mode="lr-tb"/>
      <style:text-properties officeooo:paragraph-rsid="0041c9bc"/>
    </style:style>
    <style:style style:name="P156" style:family="paragraph" style:parent-style-name="Standard">
      <style:paragraph-properties fo:line-height="115%" style:writing-mode="lr-tb"/>
      <style:text-properties officeooo:rsid="0038c6ee" officeooo:paragraph-rsid="0038c6ee"/>
    </style:style>
    <style:style style:name="P157" style:family="paragraph" style:parent-style-name="Standard" style:list-style-name="L2">
      <style:paragraph-properties fo:line-height="115%" style:writing-mode="lr-tb"/>
      <style:text-properties officeooo:rsid="0038c6ee" officeooo:paragraph-rsid="0038c6ee"/>
    </style:style>
    <style:style style:name="P158" style:family="paragraph" style:parent-style-name="Standard">
      <style:paragraph-properties fo:line-height="115%" style:writing-mode="lr-tb"/>
      <style:text-properties officeooo:rsid="003cf05b" officeooo:paragraph-rsid="003cf05b"/>
    </style:style>
    <style:style style:name="P159" style:family="paragraph" style:parent-style-name="Standard">
      <style:paragraph-properties fo:line-height="115%" style:writing-mode="lr-tb"/>
      <style:text-properties officeooo:rsid="0045ccc3" officeooo:paragraph-rsid="0045ccc3"/>
    </style:style>
    <style:style style:name="P160" style:family="paragraph" style:parent-style-name="Standard">
      <style:paragraph-properties fo:line-height="115%" style:writing-mode="lr-tb"/>
      <style:text-properties officeooo:rsid="0045ccc3" officeooo:paragraph-rsid="0047173a"/>
    </style:style>
    <style:style style:name="P161" style:family="paragraph" style:parent-style-name="Heading_20_5">
      <style:paragraph-properties fo:line-height="115%" fo:break-before="auto" fo:break-after="auto" style:writing-mode="lr-tb"/>
    </style:style>
    <style:style style:name="P162" style:family="paragraph" style:parent-style-name="Heading_20_5">
      <style:paragraph-properties fo:margin-top="0.111in" fo:margin-bottom="0in" style:contextual-spacing="false" fo:line-height="115%" fo:keep-together="always" fo:break-before="auto" fo:break-after="auto" fo:keep-with-next="always" style:writing-mode="lr-tb"/>
    </style:style>
    <style:style style:name="P163"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73cfd"/>
    </style:style>
    <style:style style:name="P164"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9c0a8"/>
    </style:style>
    <style:style style:name="P165"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f25d5"/>
    </style:style>
    <style:style style:name="P166"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f62df"/>
    </style:style>
    <style:style style:name="P167"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41c9bc"/>
    </style:style>
    <style:style style:name="P168" style:family="paragraph" style:parent-style-name="Heading_20_5">
      <style:paragraph-properties fo:margin-top="0.111in" fo:margin-bottom="0in" style:contextual-spacing="false" fo:line-height="115%" fo:break-before="auto" fo:break-after="auto" style:writing-mode="lr-tb"/>
    </style:style>
    <style:style style:name="P169" style:family="paragraph" style:parent-style-name="Heading_20_5">
      <style:paragraph-properties fo:margin-top="0.111in" fo:margin-bottom="0in" style:contextual-spacing="false" fo:line-height="115%" fo:break-before="auto" fo:break-after="auto" style:writing-mode="lr-tb"/>
      <style:text-properties officeooo:paragraph-rsid="0017df41"/>
    </style:style>
    <style:style style:name="P170" style:family="paragraph" style:parent-style-name="Heading_20_5">
      <style:paragraph-properties fo:margin-top="0.111in" fo:margin-bottom="0in" style:contextual-spacing="false" fo:line-height="115%" fo:break-before="auto" fo:break-after="auto" style:writing-mode="lr-tb"/>
      <style:text-properties officeooo:paragraph-rsid="001c22b0"/>
    </style:style>
    <style:style style:name="P171" style:family="paragraph" style:parent-style-name="Heading_20_5">
      <style:paragraph-properties fo:margin-top="0.111in" fo:margin-bottom="0in" style:contextual-spacing="false" fo:line-height="115%" fo:break-before="auto" fo:break-after="auto" style:writing-mode="lr-tb"/>
      <style:text-properties officeooo:paragraph-rsid="0033dd08"/>
    </style:style>
    <style:style style:name="P172" style:family="paragraph" style:parent-style-name="Heading_20_5">
      <style:paragraph-properties fo:margin-top="0.111in" fo:margin-bottom="0in" style:contextual-spacing="false" fo:line-height="115%" fo:break-before="auto" fo:break-after="auto" style:writing-mode="lr-tb"/>
      <style:text-properties officeooo:paragraph-rsid="00373cfd"/>
    </style:style>
    <style:style style:name="P173" style:family="paragraph" style:parent-style-name="Heading_20_5">
      <style:paragraph-properties fo:margin-top="0.111in" fo:margin-bottom="0in" style:contextual-spacing="false" fo:line-height="115%" fo:break-before="auto" fo:break-after="auto" style:writing-mode="lr-tb"/>
      <style:text-properties officeooo:paragraph-rsid="003f25d5"/>
    </style:style>
    <style:style style:name="P174" style:family="paragraph" style:parent-style-name="Heading_20_5">
      <style:paragraph-properties fo:margin-top="0.111in" fo:margin-bottom="0in" style:contextual-spacing="false" fo:line-height="115%" fo:break-before="auto" fo:break-after="auto" style:writing-mode="lr-tb"/>
      <style:text-properties officeooo:paragraph-rsid="0041c9bc"/>
    </style:style>
    <style:style style:name="P175" style:family="paragraph" style:parent-style-name="Heading_20_5">
      <style:paragraph-properties fo:margin-top="0.111in" fo:margin-bottom="0in" style:contextual-spacing="false" fo:line-height="115%" fo:keep-together="always" fo:break-before="page" fo:keep-with-next="always" style:writing-mode="lr-tb"/>
    </style:style>
    <style:style style:name="P176" style:family="paragraph" style:parent-style-name="Heading_20_5">
      <style:paragraph-properties fo:margin-top="0.111in" fo:margin-bottom="0in" style:contextual-spacing="false" fo:line-height="115%" style:writing-mode="lr-tb"/>
      <style:text-properties officeooo:paragraph-rsid="003f25d5"/>
    </style:style>
    <style:style style:name="P177" style:family="paragraph" style:parent-style-name="Heading_20_3">
      <style:paragraph-properties fo:line-height="115%" fo:break-before="auto" fo:break-after="auto" style:writing-mode="lr-tb"/>
    </style:style>
    <style:style style:name="P178" style:family="paragraph" style:parent-style-name="Heading_20_3">
      <style:paragraph-properties fo:margin-top="0.111in" fo:margin-bottom="0in" style:contextual-spacing="false" fo:line-height="115%" fo:keep-together="always" fo:break-before="auto" fo:break-after="auto" fo:keep-with-next="always" style:writing-mode="lr-tb"/>
    </style:style>
    <style:style style:name="P179" style:family="paragraph" style:parent-style-name="Heading_20_3">
      <style:paragraph-properties fo:margin-top="0.111in" fo:margin-bottom="0in" style:contextual-spacing="false" fo:line-height="115%" fo:keep-together="always" fo:break-before="auto" fo:break-after="auto" fo:keep-with-next="always" style:writing-mode="lr-tb"/>
      <style:text-properties style:font-name="Trebuchet MS" fo:font-size="12pt" officeooo:rsid="0017df41" officeooo:paragraph-rsid="0020bc0f" style:font-name-asian="Trebuchet MS" style:font-size-asian="12pt" style:font-name-complex="Trebuchet MS" style:font-size-complex="12pt"/>
    </style:style>
    <style:style style:name="P180"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1c22b0"/>
    </style:style>
    <style:style style:name="P181"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33dd08"/>
    </style:style>
    <style:style style:name="P182"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73cfd" officeooo:paragraph-rsid="00373cfd"/>
    </style:style>
    <style:style style:name="P183"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73cfd" officeooo:paragraph-rsid="0039c0a8"/>
    </style:style>
    <style:style style:name="P184"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9c0a8" officeooo:paragraph-rsid="0039c0a8"/>
    </style:style>
    <style:style style:name="P185"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f62df" officeooo:paragraph-rsid="003f62df"/>
    </style:style>
    <style:style style:name="P186"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f62df" officeooo:paragraph-rsid="0041c9bc"/>
    </style:style>
    <style:style style:name="P187" style:family="paragraph" style:parent-style-name="Heading_20_3">
      <style:paragraph-properties fo:margin-top="0.111in" fo:margin-bottom="0in" style:contextual-spacing="false" fo:line-height="115%" fo:break-before="auto" fo:break-after="auto" style:writing-mode="lr-tb"/>
    </style:style>
    <style:style style:name="P188" style:family="paragraph" style:parent-style-name="Heading_20_3">
      <style:paragraph-properties fo:margin-top="0.111in" fo:margin-bottom="0in" style:contextual-spacing="false" fo:line-height="115%" fo:keep-together="always" fo:break-before="page" fo:keep-with-next="always" style:writing-mode="lr-tb"/>
    </style:style>
    <style:style style:name="P189" style:family="paragraph" style:parent-style-name="Heading_20_3">
      <style:paragraph-properties fo:margin-top="0.111in" fo:margin-bottom="0in" style:contextual-spacing="false" fo:line-height="115%" fo:break-before="page" style:writing-mode="lr-tb"/>
    </style:style>
    <style:style style:name="P190" style:family="paragraph" style:parent-style-name="Heading_20_3">
      <style:paragraph-properties fo:margin-left="0.2083in" fo:margin-right="0in" fo:margin-top="0.111in" fo:margin-bottom="0in" style:contextual-spacing="false"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191" style:family="paragraph" style:parent-style-name="Heading_20_1" style:master-page-name="Standard">
      <style:paragraph-properties fo:line-height="115%" style:page-number="auto" fo:break-before="auto" fo:break-after="auto" style:writing-mode="lr-tb"/>
    </style:style>
    <style:style style:name="P192" style:family="paragraph" style:parent-style-name="Heading_20_1">
      <style:paragraph-properties fo:margin-top="0.139in" fo:margin-bottom="0in" style:contextual-spacing="false" fo:line-height="115%" fo:keep-together="always" fo:break-before="auto" fo:break-after="auto" fo:keep-with-next="always" style:writing-mode="lr-tb"/>
    </style:style>
    <style:style style:name="P193" style:family="paragraph" style:parent-style-name="Heading_20_2">
      <style:paragraph-properties fo:line-height="115%" fo:break-before="auto" fo:break-after="auto" style:writing-mode="lr-tb"/>
    </style:style>
    <style:style style:name="P194" style:family="paragraph" style:parent-style-name="Heading_20_2" style:list-style-name="">
      <style:paragraph-properties fo:line-height="115%" fo:text-align="start" style:justify-single-word="false" fo:keep-together="always" fo:orphans="2" fo:widows="2" fo:break-before="auto" fo:break-after="auto" style:writing-mode="lr-tb"/>
      <style:text-properties officeooo:rsid="0017df41" officeooo:paragraph-rsid="0017df41"/>
    </style:style>
    <style:style style:name="P195" style:family="paragraph" style:parent-style-name="Heading_20_2">
      <style:paragraph-properties fo:margin-top="0.139in" fo:margin-bottom="0in" style:contextual-spacing="false" fo:line-height="115%" fo:keep-together="always" fo:break-before="auto" fo:break-after="auto" fo:keep-with-next="always" style:writing-mode="lr-tb"/>
    </style:style>
    <style:style style:name="P196" style:family="paragraph" style:parent-style-name="Heading_20_2">
      <style:paragraph-properties fo:margin-top="0.139in" fo:margin-bottom="0in" style:contextual-spacing="false" fo:line-height="115%" fo:keep-together="always" fo:break-before="auto" fo:break-after="auto" fo:keep-with-next="always" style:writing-mode="lr-tb"/>
      <style:text-properties officeooo:paragraph-rsid="00373cfd"/>
    </style:style>
    <style:style style:name="P197" style:family="paragraph" style:parent-style-name="Heading_20_2">
      <style:paragraph-properties fo:margin-top="0.139in" fo:margin-bottom="0in" style:contextual-spacing="false" fo:line-height="115%" fo:keep-together="always" fo:break-before="page" fo:keep-with-next="always" style:writing-mode="lr-tb"/>
    </style:style>
    <style:style style:name="P198" style:family="paragraph" style:parent-style-name="Heading_20_2">
      <style:paragraph-properties fo:line-height="115%" fo:break-before="page" style:writing-mode="lr-tb"/>
    </style:style>
    <style:style style:name="P199" style:family="paragraph" style:parent-style-name="Heading_20_2">
      <style:paragraph-properties fo:line-height="115%" fo:break-before="page" style:writing-mode="lr-tb"/>
      <style:text-properties officeooo:rsid="0017df41" officeooo:paragraph-rsid="0017df41"/>
    </style:style>
    <style:style style:name="P200" style:family="paragraph" style:parent-style-name="Text_20_body"/>
    <style:style style:name="P201" style:family="paragraph" style:parent-style-name="Text_20_body">
      <style:text-properties officeooo:paragraph-rsid="0033dd08"/>
    </style:style>
    <style:style style:name="P202" style:family="paragraph" style:parent-style-name="Text_20_body" style:list-style-name="L1"/>
    <style:style style:name="P203" style:family="paragraph" style:parent-style-name="Text_20_body">
      <style:text-properties style:font-name="Courier 10 Pitch"/>
    </style:style>
    <style:style style:name="P204" style:family="paragraph" style:parent-style-name="Text_20_body">
      <style:text-properties style:font-name="Courier 10 Pitch" officeooo:rsid="002ae7ea"/>
    </style:style>
    <style:style style:name="P205" style:family="paragraph" style:parent-style-name="Text_20_body">
      <style:text-properties style:font-name="Trebuchet MS" fo:font-size="12pt" style:font-name-asian="Trebuchet MS" style:font-size-asian="12pt" style:font-name-complex="Trebuchet MS" style:font-size-complex="12pt"/>
    </style:style>
    <style:style style:name="P206" style:family="paragraph" style:parent-style-name="Text_20_body">
      <style:text-properties style:font-name="Trebuchet MS" fo:font-size="12pt" officeooo:paragraph-rsid="0033dd08" style:font-name-asian="Trebuchet MS" style:font-size-asian="12pt" style:font-name-complex="Trebuchet MS" style:font-size-complex="12pt"/>
    </style:style>
    <style:style style:name="P207" style:family="paragraph" style:parent-style-name="Text_20_body" style:list-style-name="L1">
      <style:paragraph-properties fo:margin-left="1in" fo:margin-right="0in" fo:text-indent="-0.25in" style:auto-text-indent="false"/>
    </style:style>
    <style:style style:name="P208" style:family="paragraph" style:parent-style-name="Text_20_body" style:list-style-name="L1">
      <style:paragraph-properties fo:margin-left="1in" fo:margin-right="0in" fo:text-indent="-0.25in" style:auto-text-indent="false"/>
      <style:text-properties officeooo:rsid="0033592b" officeooo:paragraph-rsid="0033592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officeooo:rsid="0023c60a" style:font-style-asian="italic" style:font-style-complex="italic"/>
    </style:style>
    <style:style style:name="T4" style:family="text">
      <style:text-properties fo:color="#5b0f00"/>
    </style:style>
    <style:style style:name="T5" style:family="text">
      <style:text-properties fo:color="#0000ff"/>
    </style:style>
    <style:style style:name="T6" style:family="text">
      <style:text-properties fo:color="#38761d"/>
    </style:style>
    <style:style style:name="T7" style:family="text">
      <style:text-properties style:font-name="Trebuchet MS" style:font-name-asian="Trebuchet MS" style:font-name-complex="Trebuchet MS"/>
    </style:style>
    <style:style style:name="T8" style:family="text">
      <style:text-properties style:font-name="Trebuchet MS" fo:font-size="12pt" style:font-name-asian="Trebuchet MS" style:font-size-asian="12pt" style:font-name-complex="Trebuchet MS" style:font-size-complex="12pt"/>
    </style:style>
    <style:style style:name="T9" style:family="text">
      <style:text-properties style:font-name="Trebuchet MS" fo:font-size="12pt" officeooo:rsid="0020bc0f" style:font-name-asian="Trebuchet MS" style:font-size-asian="12pt" style:font-name-complex="Trebuchet MS" style:font-size-complex="12pt"/>
    </style:style>
    <style:style style:name="T10" style:family="text">
      <style:text-properties style:font-name="Trebuchet MS" fo:font-size="12pt" officeooo:rsid="0033dd08" style:font-name-asian="Trebuchet MS" style:font-size-asian="12pt" style:font-name-complex="Trebuchet MS" style:font-size-complex="12pt"/>
    </style:style>
    <style:style style:name="T11" style:family="text">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normal" officeooo:rsid="003cf05b"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font-name="Monospace" fo:font-size="10pt" style:font-size-asian="10pt"/>
    </style:style>
    <style:style style:name="T15" style:family="text">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6" style:family="text">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7" style:family="text">
      <style:text-properties fo:color="#36393b" style:text-line-through-style="none" style:text-line-through-typ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8" style:family="text">
      <style:text-properties fo:color="#36393b" style:text-line-through-style="none" style:text-line-through-typ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9" style:family="text">
      <style:text-properties fo:color="#333333"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20" style:family="text">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1"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22"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3" style:family="text">
      <style:text-properties fo:font-variant="normal" fo:text-transform="none" fo:color="#333333" style:font-name="ariel" fo:font-size="10.5pt" fo:letter-spacing="normal" fo:font-style="italic" fo:font-weight="normal" style:font-style-asian="italic" style:font-style-complex="italic"/>
    </style:style>
    <style:style style:name="T24"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25"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style:style style:name="T26" style:family="text">
      <style:text-properties officeooo:rsid="0017df41"/>
    </style:style>
    <style:style style:name="T27" style:family="text">
      <style:text-properties officeooo:rsid="0020bc0f"/>
    </style:style>
    <style:style style:name="T28" style:family="text">
      <style:text-properties officeooo:rsid="0022a6ac"/>
    </style:style>
    <style:style style:name="T29" style:family="text">
      <style:text-properties style:font-name="Courier New1"/>
    </style:style>
    <style:style style:name="T30" style:family="text">
      <style:text-properties style:font-name="Courier New1" fo:font-size="9pt" style:font-size-asian="9pt" style:font-size-complex="9pt"/>
    </style:style>
    <style:style style:name="T31" style:family="text">
      <style:text-properties fo:font-size="9pt" style:font-size-asian="9pt" style:font-size-complex="9pt"/>
    </style:style>
    <style:style style:name="T32" style:family="text">
      <style:text-properties officeooo:rsid="0027a133"/>
    </style:style>
    <style:style style:name="T33" style:family="text">
      <style:text-properties officeooo:rsid="002ae7ea"/>
    </style:style>
    <style:style style:name="T34" style:family="text">
      <style:text-properties style:font-name="Courier 10 Pitch" officeooo:rsid="002ae7ea"/>
    </style:style>
    <style:style style:name="T35" style:family="text">
      <style:text-properties style:font-name="Courier 10 Pitch" officeooo:rsid="002a3061"/>
    </style:style>
    <style:style style:name="T36" style:family="text">
      <style:text-properties style:font-name="Courier 10 Pitch" officeooo:rsid="0033dd08"/>
    </style:style>
    <style:style style:name="T37" style:family="text">
      <style:text-properties officeooo:rsid="003129de"/>
    </style:style>
    <style:style style:name="T38" style:family="text">
      <style:text-properties fo:color="#2a00ff" style:font-name="Monospace" fo:font-size="10pt" style:text-underline-style="solid" style:text-underline-width="auto" style:text-underline-color="font-color" style:font-size-asian="10pt"/>
    </style:style>
    <style:style style:name="T39" style:family="text">
      <style:text-properties fo:color="#2a00ff" style:font-name="Monospace" fo:font-size="10pt" style:font-size-asian="10pt"/>
    </style:style>
    <style:style style:name="T40" style:family="text">
      <style:text-properties officeooo:rsid="00373cfd"/>
    </style:style>
    <style:style style:name="T41" style:family="text">
      <style:text-properties officeooo:rsid="0039c0a8"/>
    </style:style>
    <style:style style:name="T42" style:family="text">
      <style:text-properties officeooo:rsid="003f62df"/>
    </style:style>
    <style:style style:name="T43" style:family="text">
      <style:text-properties officeooo:rsid="0041c9bc"/>
    </style:style>
    <style:style style:name="T44" style:family="text">
      <style:text-properties fo:color="#3333ff"/>
    </style:style>
    <style:style style:name="T45" style:family="text">
      <style:text-properties officeooo:rsid="004606ed"/>
    </style:style>
    <style:style style:name="T46" style:family="text">
      <style:text-properties officeooo:rsid="004717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10"><text:bookmark text:name="h.2obp81xhz0xr"/>iRODS REST API User Documentation</text:h>
      <text:p text:style-name="P1"/>
      <text:h text:style-name="P193"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1984363049617247547" text:style-name="LS1">
        <text:list-item>
          <text:p text:style-name="P98">‘Proper’ REST, with a resource orientation and sensible mapping of HTTP verbs to iRODS actions</text:p>
        </text:list-item>
        <text:list-item>
          <text:p text:style-name="P98">Compliant, with a JAX-RS compliant framework, and supporting content negotiation for requests and responses in both XML and JSON</text:p>
        </text:list-item>
        <text:list-item>
          <text:p text:style-name="P98">Flexible, by running in standard frameworks on commodity application servers, isolating the iRODS grid and running in a Java sandbox, requiring only an open 1247 port between the REST service layer and the iRODS data grid</text:p>
        </text:list-item>
        <text:list-item>
          <text:p text:style-name="P98">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177" text:outline-level="10"><text:bookmark text:name="h.uf4lbfbyha4c"/>Technology</text:h>
      <text:p text:style-name="P1"/>
      <text:p text:style-name="P1">The REST API is based on Java, and uses the <text:a xlink:type="simple" xlink:href="https://code.renci.org/gf/project/jargon/" text:style-name="Internet_20_link">Jargon</text:a><text:a xlink:type="simple" xlink:href="https://code.renci.org/gf/project/jargon/" text:style-name="Internet_20_link"> </text:a><text:a xlink:type="simple" xlink:href="https://code.renci.org/gf/project/jargon/" text:style-name="Internet_20_link">API</text:a> to communicate with iRODS. <text:s/>The source code and project information for the REST API is available on <text:a xlink:type="simple" xlink:href="https://code.renci.org/gf/project/irods-rest/" text:style-name="Internet_20_link"><text:span text:style-name="T1">GForge</text:span></text:a>. </text:p>
      <text:p text:style-name="P1"/>
      <text:p text:style-name="P1">The REST API is built on top of the JBoss <text:a xlink:type="simple" xlink:href="http://www.jboss.org/resteasy" text:style-name="Internet_20_link">RESTEasy</text:a><text:a xlink:type="simple" xlink:href="http://www.jboss.org/resteasy" text:style-name="Internet_20_link"> </text:a>framework, and deploys as a Java web application (.war). <text:s/>RESTEasy is a certified <text:a xlink:type="simple" xlink:href="http://en.wikipedia.org/wiki/Java_API_for_RESTful_Web_Services" text:style-name="Internet_20_link">JAX</text:a><text:a xlink:type="simple" xlink:href="http://en.wikipedia.org/wiki/Java_API_for_RESTful_Web_Services" text:style-name="Internet_20_link">-</text:a><text:a xlink:type="simple" xlink:href="http://en.wikipedia.org/wiki/Java_API_for_RESTful_Web_Services" text:style-name="Internet_20_link">RS</text:a> implementation and as such is easily extended and customized using standard development practices.</text:p>
      <text:p text:style-name="P1"/>
      <text:h text:style-name="P177"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 </text:span>object in Jargon, and is represented by a <text:span text:style-name="T2">CollectionService </text:span>in the REST API, responding to the <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http:/localhost/irods-rest/rest/<text:span text:style-name="T4">collection</text:span>/<text:span text:style-name="T5">the/logical/irods/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4">collection</text:span>/<text:span text:style-name="T5">the/logical/irods/path/</text:span><text:span text:style-name="T6">metadata</text:span></text:p>
      <text:p text:style-name="P1"/>
      <text:p text:style-name="P1">In the above example, sending a GET request to that URL will return a listing of AVU metadata associated with a given iRODS collection.</text:p>
      <text:p text:style-name="P72"/>
      <text:p text:style-name="P120">When appropriate, a ticket string may be added to the URL parameter's ticket field <text:span text:style-name="T45">for</text:span> ticket based access to iRODS objects. <text:s text:c="2"/>The following is an example of using a ticket to get the file contents of a collection.</text:p>
      <text:p text:style-name="P160"/>
      <text:p text:style-name="P160">GET http://user1:user1<text:span text:style-name="T46">password</text:span>@localhost:8080/irods-rest/rest/collection/tempZone/home/rods?<text:span text:style-name="T44">ticket=111222333444555</text:span></text:p>
      <text:p text:style-name="P1"/>
      <text:h text:style-name="P83"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5263624570979819889" text:style-name="LS2">
        <text:list-item>
          <text:p text:style-name="P99">PUT - creates a new resource at the given URI</text:p>
        </text:list-item>
        <text:list-item>
          <text:p text:style-name="P99">POST - updates a resource at the given URI, and often is used to create a sub-resource of the given URI</text:p>
        </text:list-item>
        <text:list-item>
          <text:p text:style-name="P99">GET - retrieves a resource or metadata about the resource</text:p>
        </text:list-item>
        <text:list-item>
          <text:p text:style-name="P99">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59"/>
      <text:h text:style-name="P177" text:outline-level="10"><text:bookmark text:name="h.uypddykfwv6"/>Authentication</text:h>
      <text:p text:style-name="P1"/>
      <text:p text:style-name="P1">The REST API for iRODS makes use of standard <text:a xlink:type="simple" xlink:href="http://en.wikipedia.org/wiki/Basic_access_authentication" text:style-name="Internet_20_link">Basic</text:a><text:a xlink:type="simple" xlink:href="http://en.wikipedia.org/wiki/Basic_access_authentication" text:style-name="Internet_20_link"> </text:a><text:a xlink:type="simple" xlink:href="http://en.wikipedia.org/wiki/Basic_access_authentication" text:style-name="Internet_20_link">Authenticatio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5">&lt;beans:property name="authType" value="STANDARD"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7">Note that STANDARD and PAM auth may also be requested by prepending STANDARD* or PAM* to the user id portion of the Basic Authentication credentials. <text:s/>This will signal to the REST service to opt for those specified auth methods, even if not configured in the spring xml configuration.</text:p>
      <text:p text:style-name="P13"/>
      <text:h text:style-name="P83"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5327590183054870718" text:style-name="LS3">
        <text:list-item>
          <text:p text:style-name="P100">Set the Accept header in the request to ‘application/json;</text:p>
        </text:list-item>
        <text:list-item>
          <text:p text:style-name="P100">Set a parameter in the request URL of the form <text:s/><text:span text:style-name="T2">contentType="application/json"</text:span></text:p>
        </text:list-item>
      </text:list>
      <text:p text:style-name="P1"/>
      <text:p text:style-name="P1">To receive XML in the response, you may either:</text:p>
      <text:p text:style-name="P1"/>
      <text:list xml:id="list10" text:style-name="LS3">
        <text:list-item>
          <text:p text:style-name="P100">Set the Accept header in the request to ‘application/xml;</text:p>
        </text:list-item>
        <text:list-item>
          <text:p text:style-name="P100">Set a parameter in the request URL of the form <text:s/><text:span text:style-name="T2">contentType="application/xml"</text:span></text:p>
        </text:list-item>
      </text:list>
      <text:p text:style-name="P1"/>
      <text:p text:style-name="P1"/>
      <text:p text:style-name="P1">To send XML in a request, set the Content-type header as follows:</text:p>
      <text:p text:style-name="P1"/>
      <text:p text:style-name="P2">"Content-Type", "application/xml"</text:p>
      <text:p text:style-name="P1"/>
      <text:p text:style-name="P1">To send JSON in a request, set the Content-type header as follows:</text:p>
      <text:p text:style-name="P1"/>
      <text:p text:style-name="P2">"Content-Type", "application/json"</text:p>
      <text:p text:style-name="P2"/>
      <text:h text:style-name="P195"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 text:style-name="Internet_20_link">http</text:a><text:a xlink:type="simple" xlink:href="http://www.w3.org/TR/cors/" text:style-name="Internet_20_link">://</text:a><text:a xlink:type="simple" xlink:href="http://www.w3.org/TR/cors/" text:style-name="Internet_20_link">www</text:a><text:a xlink:type="simple" xlink:href="http://www.w3.org/TR/cors/" text:style-name="Internet_20_link">.</text:a><text:a xlink:type="simple" xlink:href="http://www.w3.org/TR/cors/" text:style-name="Internet_20_link">w</text:a><text:a xlink:type="simple" xlink:href="http://www.w3.org/TR/cors/" text:style-name="Internet_20_link">3.</text:a><text:a xlink:type="simple" xlink:href="http://www.w3.org/TR/cors/" text:style-name="Internet_20_link">org</text:a><text:a xlink:type="simple" xlink:href="http://www.w3.org/TR/cors/" text:style-name="Internet_20_link">/</text:a><text:a xlink:type="simple" xlink:href="http://www.w3.org/TR/cors/" text:style-name="Internet_20_link">TR</text:a><text:a xlink:type="simple" xlink:href="http://www.w3.org/TR/cors/" text:style-name="Internet_20_link">/</text:a><text:a xlink:type="simple" xlink:href="http://www.w3.org/TR/cors/" text:style-name="Internet_20_link">cors</text:a><text:a xlink:type="simple" xlink:href="http://www.w3.org/TR/cors/" text:style-name="Internet_20_link">/</text:a></text:p>
      <text:p text:style-name="P1"/>
      <text:p text:style-name="P1">The iRODS REST API has support for CORS, adding the appropriate headers when configured in the <text:span text:style-name="T2">RestConfiguration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 </text:span>is set to true, and no <text:span text:style-name="T2">corsOrigins </text:span>are set, it will default to the origin of ‘*’. <text:s/>Otherwise, it will be set to the list of origins provided. <text:s/>Similarly, if <text:span text:style-name="T2">corsMethods </text:span>are not set, it will default to ‘GET, POST, DELETE, PUT’, otherwise, it will be set to the provided list.</text:p>
      <text:p text:style-name="P1"/>
      <text:h text:style-name="P193" text:outline-level="10"><text:bookmark text:name="h.ilvd7aeq5rif"/>Installation and Configuration</text:h>
      <text:p text:style-name="P1"/>
      <text:p text:style-name="P72"/>
      <text:p text:style-name="P73">The REST API is available as a .war file as indicated for each release in GitHub. <text:s/>This .war can be deployed on any standard servlet container, such as Jetty or Tomcat. <text:s/>Tomcat is the version we test with. <text:s/>The configuration of the REST API is necessary so it knows what host/port/zone/default resource, and default authentication method is in use. <text:s/>These presets are combined with the Basic Authentication credentials to connect to the target iRODS grid. <text:s/>This also prevents any installation of REST from being hijacked to talk to another iRODS grid! <text:s/></text:p>
      <text:p text:style-name="P73"/>
      <text:p text:style-name="P73">The REST API .war file can be deployed to your servlet container,and once that is done, there is an /etc/irods-ext/irods-rest.properties file that must be put onto your server, readable by the servlet container. <text:s/>This .properties file looks like this:</text:p>
      <text:p text:style-name="P73"/>
      <text:p text:style-name="P73"><text:span text:style-name="T14">irods.host=</text:span><text:span text:style-name="T38">localhost</text:span></text:p>
      <text:p text:style-name="P59"><text:span text:style-name="T14">irods.port=</text:span><text:span text:style-name="T39">1247</text:span></text:p>
      <text:p text:style-name="P59"><text:span text:style-name="T14">irods.zone=</text:span><text:span text:style-name="T39">tempZone</text:span></text:p>
      <text:p text:style-name="P59"><text:span text:style-name="T14">utilize.packing.streams=</text:span><text:span text:style-name="T39">true</text:span></text:p>
      <text:p text:style-name="P59"><text:span text:style-name="T14">auth.type=</text:span><text:span text:style-name="T39">STANDARD</text:span></text:p>
      <text:p text:style-name="P60">default.storage.resource=</text:p>
      <text:p text:style-name="P60">web.interface.url=</text:p>
      <text:p text:style-name="P73"><text:span text:style-name="T14">cors.allow=</text:span><text:span text:style-name="T39">true</text:span></text:p>
      <text:p text:style-name="P72"/>
      <text:p text:style-name="P1"/>
      <text:p text:style-name="P73">Of course, the settings should correspond to your host. <text:s/>You will need to restart the servlet container or REST package to pick up these settings.</text:p>
      <text:p text:style-name="P72"/>
      <text:p text:style-name="P72">The REST API can be obtained via the GIT version control system, or via download, from the RENCI <text:a xlink:type="simple" xlink:href="https://code.renci.org/gf/project/irods-rest/" text:style-name="Internet_20_link">GForge</text:a><text:a xlink:type="simple" xlink:href="https://code.renci.org/gf/project/irods-rest/" text:style-name="Internet_20_link"> </text:a>site. <text:s/>This package is built using <text:a xlink:type="simple" xlink:href="http://maven.apache.org/" text:style-name="Internet_20_link"><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2">&gt;mvn package -Dmaven.test.skip=true</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3">&lt;beans:bean id="restConfiguration"</text:p>
      <text:p text:style-name="P3"><text:tab/><text:tab/>class="org.irods.jargon.rest.configuration.RestConfiguration"&gt;</text:p>
      <text:p text:style-name="P3"><text:tab/><text:tab/>&lt;beans:property name="irodsHost" value="fedZone1" /&gt;</text:p>
      <text:p text:style-name="P3"><text:tab/><text:tab/>&lt;beans:property name="irodsPort" value="1247" /&gt;</text:p>
      <text:p text:style-name="P3"><text:tab/><text:tab/>&lt;beans:property name="irodsZone" value="fedZone1" /&gt;</text:p>
      <text:p text:style-name="P3"><text:tab/><text:tab/>&lt;beans:property name="defaultStorageResource" value="test1-resc" /&gt;</text:p>
      <text:p text:style-name="P3"><text:tab/><text:tab/>&lt;beans:property name="webInterfaceURL"</text:p>
      <text:p text:style-name="P3"><text:tab/><text:tab/><text:tab/>value="https://iren-web.renci.org:8443/idrop-web2" /&gt;</text:p>
      <text:p text:style-name="P3">&lt;/beans:bean&gt;</text:p>
      <text:p text:style-name="P3"/>
      <text:p text:style-name="P1"/>
      <text:p text:style-name="P2">Note the standard iRODS grid configuration as well as an optional URL to an installation of iDROP Web. (Work in Progress here).</text:p>
      <text:p text:style-name="P2"/>
      <text:p text:style-name="P2">Note that as this API develops, we’ll probably add an ability today? configure the REST API via an /etc/idrop-web configuration file like the web interface.</text:p>
      <text:p text:style-name="P1"/>
      <text:p text:style-name="P1">Once the API is configured, and then built with Maven, it may be deployed, and then accessed at the URL you configure. <text:s/>The typical URL is something like:</text:p>
      <text:p text:style-name="P1"/>
      <text:p text:style-name="P5">http://host:port/irods-rest/rest/resource/extrapathinformation</text:p>
      <text:p text:style-name="P1"/>
      <text:p text:style-name="P13"/>
      <text:p text:style-name="P1">A handy way to test via a browser is to use the ‘ping’ service by going to a browser and entering a request like:</text:p>
      <text:p text:style-name="P1"/>
      <text:p text:style-name="P1"><text:a xlink:type="simple" xlink:href="http://localhost:8081/irods-rest-0.0.1-SNAPSHOT/rest/server" text:style-name="Internet_20_link">http</text:a><text:a xlink:type="simple" xlink:href="http://localhost:8081/irods-rest-0.0.1-SNAPSHOT/rest/server" text:style-name="Internet_20_link">://</text:a><text:a xlink:type="simple" xlink:href="http://localhost:8081/irods-rest-0.0.1-SNAPSHOT/rest/server" text:style-name="Internet_20_link">localhost</text:a><text:a xlink:type="simple" xlink:href="http://localhost:8081/irods-rest-0.0.1-SNAPSHOT/rest/server" text:style-name="Internet_20_link">:8081/</text:a><text:a xlink:type="simple" xlink:href="http://localhost:8081/irods-rest-0.0.1-SNAPSHOT/rest/server" text:style-name="Internet_20_link">irods</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0.0.1-</text:a><text:a xlink:type="simple" xlink:href="http://localhost:8081/irods-rest-0.0.1-SNAPSHOT/rest/server" text:style-name="Internet_20_link">SNAPSHOT</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text:a><text:a xlink:type="simple" xlink:href="http://localhost:8081/irods-rest-0.0.1-SNAPSHOT/rest/server" text:style-name="Internet_20_link">server</text:a></text:p>
      <text:p text:style-name="P1"/>
      <text:p text:style-name="P1">Which is a GET service that will ping the server and return some basic server information. <text:s/>For example, in XML, it should return something similar to this:</text:p>
      <text:p text:style-name="P1"/>
      <text:p text:style-name="P6">ns2:serverInfo xmlns:ns2="http://irods.org/irods-rest"&gt;</text:p>
      <text:p text:style-name="P75">&lt;apiVersion&gt;d&lt;/apiVersion&gt;</text:p>
      <text:p text:style-name="P75">&lt;currentServerTime&gt;1388922589000&lt;/currentServerTime&gt;</text:p>
      <text:p text:style-name="P75">&lt;icatEnabled&gt;ICAT_ENABLED&lt;/icatEnabled&gt;</text:p>
      <text:p text:style-name="P75">&lt;initializeDate&gt;2014-01-06T10:32:54.722-05:00&lt;/initializeDate&gt;</text:p>
      <text:p text:style-name="P75">&lt;relVersion&gt;rods3.3&lt;/relVersion&gt;</text:p>
      <text:p text:style-name="P75">&lt;rodsZone&gt;fedZone1&lt;/rodsZone&gt;</text:p>
      <text:p text:style-name="P75">&lt;serverBootTime&gt;1387383118&lt;/serverBootTime&gt;</text:p>
      <text:p text:style-name="P6">&lt;/ns2:serverInfo&gt;</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19"/>
      <text:h text:style-name="P198" text:outline-level="10"><text:bookmark text:name="h.nde5lsiwi9ul"/>Operations on Collections</text:h>
      <text:p text:style-name="P1"/>
      <text:h text:style-name="P177" text:outline-level="10"><text:bookmark text:name="h.5koqdogplc0j"/>Get Collection Information</text:h>
      <text:p text:style-name="P1"/>
      <text:h text:style-name="P83"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83" text:outline-level="10"><text:bookmark text:name="h.i6vjxlf79bi4"/>Requests</text:h>
      <text:p text:style-name="P1"/>
      <text:h text:style-name="P161" text:outline-level="10"><text:bookmark text:name="h.ej97iro29i9"/>Syntax</text:h>
      <text:p text:style-name="P1"/>
      <text:p text:style-name="P1">GET /collection/<text:span text:style-name="T2">irodsabsolutepathtocollection</text:span></text:p>
      <text:h text:style-name="P161"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19">Name</text:p>
          </table:table-cell>
          <table:table-cell table:style-name="Table1.A1" office:value-type="string">
            <text:p text:style-name="P19">Description</text:p>
          </table:table-cell>
        </table:table-row>
        <table:table-row>
          <table:table-cell table:style-name="Table1.A1" office:value-type="string">
            <text:p text:style-name="P15">offset</text:p>
          </table:table-cell>
          <table:table-cell table:style-name="Table1.A1" office:value-type="string">
            <text:p text:style-name="P15">number &gt;=0 that indicates the offset into child collections or data objects when displaying children</text:p>
            <text:p text:style-name="P15"/>
            <text:p text:style-name="P15">Defalt=0</text:p>
          </table:table-cell>
        </table:table-row>
        <table:table-row>
          <table:table-cell table:style-name="Table1.A1" office:value-type="string">
            <text:p text:style-name="P15">listing</text:p>
          </table:table-cell>
          <table:table-cell table:style-name="Table1.A1" office:value-type="string">
            <text:p text:style-name="P15">‘true’ if a listing of children of this collection should be provided in the response</text:p>
          </table:table-cell>
        </table:table-row>
        <table:table-row>
          <table:table-cell table:style-name="Table1.A1" office:value-type="string">
            <text:p text:style-name="P15">listType</text:p>
          </table:table-cell>
          <table:table-cell table:style-name="Table1.A1" office:value-type="string">
            <text:p text:style-name="P15">both|collections|data that indicates the type of listing. <text:s/>Using ‘both’ will list all data objects and collections. <text:s/>Subsequent pages of data objects or collections are retrieved by sending ‘collections’ or ‘data’ with an offset.</text:p>
            <text:p text:style-name="P15"/>
            <text:p text:style-name="P15">Default = ‘both’ </text:p>
          </table:table-cell>
        </table:table-row>
      </table:table>
      <text:p text:style-name="P1"/>
      <text:p text:style-name="P1"/>
      <text:h text:style-name="P161" text:outline-level="10"><text:bookmark text:name="h.htgw64bwi2nc"/>Responses - XML</text:h>
      <text:p text:style-name="P61"/>
      <table:table table:name="Table2" table:style-name="Table2">
        <table:table-column table:style-name="Table2.A"/>
        <table:table-row>
          <table:table-cell table:style-name="Table2.A1" office:value-type="string">
            <text:p text:style-name="P65">&lt;ns2:collection xmlns:ns2="http://irods.org/irods-rest" collectionId="187864"&gt;</text:p>
            <text:p text:style-name="P77">&lt;children count="1" id="187865" lastResult="true" specColType="NORMAL" totalRecords="5"&gt;</text:p>
            <text:p text:style-name="P71">&lt;createdAt&gt;2013-08-09T23:10:41-04:00&lt;/createdAt&gt;</text:p>
            <text:p text:style-name="P71">&lt;dataSize&gt;345217&lt;/dataSize&gt;</text:p>
            <text:p text:style-name="P71">&lt;modifiedAt&gt;2013-08-09T23:10:41-04:00&lt;/modifiedAt&gt;</text:p>
            <text:p text:style-name="P71">&lt;objectType&gt;DATA_OBJECT&lt;/objectType&gt;</text:p>
            <text:p text:style-name="P71">&lt;ownerName&gt;rods&lt;/ownerName&gt;</text:p>
            <text:p text:style-name="P71">&lt;ownerZone&gt;fedZone1&lt;/ownerZone&gt;</text:p>
            <text:p text:style-name="P71">&lt;parentPath&gt;/fedZone1/home/rods/shared&lt;/parentPath&gt;</text:p>
            <text:p text:style-name="P71">&lt;pathOrName&gt;cpylog&lt;/pathOrName&gt;</text:p>
            <text:p text:style-name="P71">&lt;specialObjectPath/&gt;</text:p>
            <text:p text:style-name="P77">&lt;/children&gt;</text:p>
            <text:p text:style-name="P71">...</text:p>
            <text:p text:style-name="P77">&lt;collectionInheritance&gt;1&lt;/collectionInheritance&gt;</text:p>
            <text:p text:style-name="P77">&lt;collectionMapId&gt;0&lt;/collectionMapId&gt;</text:p>
            <text:p text:style-name="P77">&lt;collectionName&gt;/fedZone1/home/rods/shared&lt;/collectionName&gt;</text:p>
            <text:p text:style-name="P77">&lt;collectionOwnerName&gt;rods&lt;/collectionOwnerName&gt;</text:p>
            <text:p text:style-name="P77">&lt;collectionOwnerZone&gt;fedZone1&lt;/collectionOwnerZone&gt;</text:p>
            <text:p text:style-name="P77">&lt;collectionParentName&gt;/fedZone1/home/rods/&lt;/collectionParentName&gt;</text:p>
            <text:p text:style-name="P77">&lt;comments/&gt;</text:p>
            <text:p text:style-name="P77">&lt;createdAt&gt;2013-08-09T23:10:15-04:00&lt;/createdAt&gt;</text:p>
            <text:p text:style-name="P77">&lt;info1/&gt;</text:p>
            <text:p text:style-name="P77">&lt;info2/&gt;</text:p>
            <text:p text:style-name="P77">&lt;modifiedAt&gt;2013-08-28T21:50:06-04:00&lt;/modifiedAt&gt;</text:p>
            <text:p text:style-name="P77">&lt;objectPath/&gt;</text:p>
            <text:p text:style-name="P77">&lt;specColType&gt;NORMAL&lt;/specColType&gt;</text:p>
            <text:p text:style-name="P65">&lt;/ns2:collection&gt;</text:p>
          </table:table-cell>
        </table:table-row>
      </table:table>
      <text:h text:style-name="P162" text:outline-level="10"><text:bookmark text:name="h.3comhpachh1x"/>Responses - JSON</text:h>
      <text:p text:style-name="P1"/>
      <text:p text:style-name="P1"/>
      <table:table table:name="Table3" table:style-name="Table3">
        <table:table-column table:style-name="Table3.A"/>
        <table:table-row>
          <table:table-cell table:style-name="Table3.A1" office:value-type="string">
            <text:p text:style-name="P15">{</text:p>
            <text:p text:style-name="P15"><text:s text:c="3"/>"collectionId":187864,</text:p>
            <text:p text:style-name="P15"><text:s text:c="3"/>"collectionName":"/fedZone1/home/rods/shared",</text:p>
            <text:p text:style-name="P15"><text:s text:c="3"/>"objectPath":"",</text:p>
            <text:p text:style-name="P15"><text:s text:c="3"/>"collectionParentName":"/fedZone1/home/rods/",</text:p>
            <text:p text:style-name="P15"><text:s text:c="3"/>"collectionOwnerName":"rods",</text:p>
            <text:p text:style-name="P15"><text:s text:c="3"/>"collectionOwnerZone":"fedZone1",</text:p>
            <text:p text:style-name="P15"><text:s text:c="3"/>"collectionMapId":"0",</text:p>
            <text:p text:style-name="P15"><text:s text:c="3"/>"collectionInheritance":"1",</text:p>
            <text:p text:style-name="P15"><text:s text:c="3"/>"comments":"",</text:p>
            <text:p text:style-name="P15"><text:s text:c="3"/>"info1":"",</text:p>
            <text:p text:style-name="P15"><text:s text:c="3"/>"info2":"",</text:p>
            <text:p text:style-name="P15"><text:s text:c="3"/>"createdAt":1376104215000,</text:p>
            <text:p text:style-name="P15"><text:s text:c="3"/>"modifiedAt":1377741006000,</text:p>
            <text:p text:style-name="P15"><text:s text:c="3"/>"specColType":"NORMAL",</text:p>
            <text:p text:style-name="P15"><text:s text:c="3"/>"children":[</text:p>
            <text:p text:style-name="P15"><text:s text:c="6"/>{</text:p>
            <text:p text:style-name="P15"><text:s text:c="9"/>"parentPath":"/fedZone1/home/rods/shared",</text:p>
            <text:p text:style-name="P15"><text:s text:c="9"/>"pathOrName":"cpylog",</text:p>
            <text:p text:style-name="P15"><text:s text:c="9"/>"specialObjectPath":"",</text:p>
            <text:p text:style-name="P15"><text:s text:c="9"/>"objectType":"DATA_OBJECT",</text:p>
            <text:p text:style-name="P15"><text:s text:c="9"/>"createdAt":1376104241000,</text:p>
            <text:p text:style-name="P15"><text:s text:c="9"/>"modifiedAt":1376104241000,</text:p>
            <text:p text:style-name="P15"><text:s text:c="9"/>"dataSize":345217,</text:p>
            <text:p text:style-name="P15"><text:s text:c="9"/>"ownerName":"rods",</text:p>
            <text:p text:style-name="P15"><text:s text:c="9"/>"ownerZone":"fedZone1",</text:p>
            <text:p text:style-name="P15"><text:s text:c="9"/>"id":187865,</text:p>
            <text:p text:style-name="P15"><text:s text:c="9"/>"specColType":"NORMAL",</text:p>
            <text:p text:style-name="P15"><text:s text:c="9"/>"count":1,</text:p>
            <text:p text:style-name="P15"><text:s text:c="9"/>"lastResult":true,</text:p>
            <text:p text:style-name="P15"><text:s text:c="9"/>"totalRecords":5</text:p>
            <text:p text:style-name="P15"><text:s text:c="6"/>}</text:p>
            <text:p text:style-name="P15"><text:s text:c="3"/>]</text:p>
            <text:p text:style-name="P15">}</text:p>
            <text:p text:style-name="P15"/>
            <text:p text:style-name="P15"/>
          </table:table-cell>
        </table:table-row>
      </table:table>
      <text:p text:style-name="P1"/>
      <text:p text:style-name="P61"/>
      <text:p text:style-name="P61"/>
      <text:p text:style-name="P61"/>
      <text:p text:style-name="P1"/>
      <text:h text:style-name="P178" text:outline-level="10"><text:bookmark text:name="h.ezz24g1t76x"/>Create a New Collection</text:h>
      <text:p text:style-name="P1"/>
      <text:h text:style-name="P84" text:outline-level="10"><text:bookmark text:name="h.tmhd4hk8z6yw"/>Description</text:h>
      <text:p text:style-name="P1"/>
      <text:p text:style-name="P1">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84" text:outline-level="10"><text:bookmark text:name="h.pae76y3dutbc"/>Requests</text:h>
      <text:p text:style-name="P1"/>
      <text:h text:style-name="P162" text:outline-level="10"><text:bookmark text:name="h.89ckzj58vzyk"/>Syntax</text:h>
      <text:p text:style-name="P1"/>
      <text:p text:style-name="P1">PUT /collection/<text:span text:style-name="T2">irodsabsolutepathtocollection</text:span></text:p>
      <text:h text:style-name="P162"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19">Name</text:p>
          </table:table-cell>
          <table:table-cell table:style-name="Table4.A1" office:value-type="string">
            <text:p text:style-name="P19">Description</text:p>
          </table:table-cell>
        </table:table-row>
        <table:table-row>
          <table:table-cell table:style-name="Table4.A1" office:value-type="string">
            <text:p text:style-name="P15">n/a</text:p>
          </table:table-cell>
          <table:table-cell table:style-name="Table4.A1" office:value-type="string">
            <text:p text:style-name="P15"/>
          </table:table-cell>
        </table:table-row>
      </table:table>
      <text:p text:style-name="P1"/>
      <text:p text:style-name="P1"/>
      <text:p text:style-name="P13"/>
      <text:h text:style-name="P162" text:outline-level="10"><text:bookmark text:name="h.asgb0s66aowf"/>Responses - XML</text:h>
      <text:p text:style-name="P61"/>
      <table:table table:name="Table5" table:style-name="Table5">
        <table:table-column table:style-name="Table5.A"/>
        <table:table-row>
          <table:table-cell table:style-name="Table5.A1" office:value-type="string">
            <text:p text:style-name="P65">&lt;ns2:collection xmlns:ns2="http://irods.org/irods-rest" collectionId="187864"&gt;</text:p>
            <text:p text:style-name="P77">&lt;collectionInheritance&gt;1&lt;/collectionInheritance&gt;</text:p>
            <text:p text:style-name="P77">&lt;collectionMapId&gt;0&lt;/collectionMapId&gt;</text:p>
            <text:p text:style-name="P77">&lt;collectionName&gt;/fedZone1/home/rods/shared&lt;/collectionName&gt;</text:p>
            <text:p text:style-name="P77">&lt;collectionOwnerName&gt;rods&lt;/collectionOwnerName&gt;</text:p>
            <text:p text:style-name="P77">&lt;collectionOwnerZone&gt;fedZone1&lt;/collectionOwnerZone&gt;</text:p>
            <text:p text:style-name="P77">&lt;collectionParentName&gt;/fedZone1/home/rods/&lt;/collectionParentName&gt;</text:p>
            <text:p text:style-name="P77">&lt;comments/&gt;</text:p>
            <text:p text:style-name="P77">&lt;createdAt&gt;2013-08-09T23:10:15-04:00&lt;/createdAt&gt;</text:p>
            <text:p text:style-name="P77">&lt;info1/&gt;</text:p>
            <text:p text:style-name="P77">&lt;info2/&gt;</text:p>
            <text:p text:style-name="P77">&lt;modifiedAt&gt;2013-08-28T21:50:06-04:00&lt;/modifiedAt&gt;</text:p>
            <text:p text:style-name="P77">&lt;objectPath/&gt;</text:p>
            <text:p text:style-name="P77">&lt;specColType&gt;NORMAL&lt;/specColType&gt;</text:p>
            <text:p text:style-name="P65">&lt;/ns2:collection&gt;</text:p>
          </table:table-cell>
        </table:table-row>
      </table:table>
      <text:h text:style-name="P162" text:outline-level="10"><text:bookmark text:name="h.c0fj1d66z423"/></text:h>
      <text:h text:style-name="P175" text:outline-level="10"><text:bookmark text:name="h.ip5jz4g5jocc"/><text:bookmark text:name="h.aqsu9qufluk0"/>Responses - JSON</text:h>
      <text:p text:style-name="P1"/>
      <text:p text:style-name="P1"/>
      <table:table table:name="Table6" table:style-name="Table6">
        <table:table-column table:style-name="Table6.A"/>
        <table:table-row>
          <table:table-cell table:style-name="Table6.A1" office:value-type="string">
            <text:p text:style-name="P15">{</text:p>
            <text:p text:style-name="P15"><text:s text:c="3"/>"collectionId":187864,</text:p>
            <text:p text:style-name="P15"><text:s text:c="3"/>"collectionName":"/fedZone1/home/rods/shared",</text:p>
            <text:p text:style-name="P15"><text:s text:c="3"/>"objectPath":"",</text:p>
            <text:p text:style-name="P15"><text:s text:c="3"/>"collectionParentName":"/fedZone1/home/rods/",</text:p>
            <text:p text:style-name="P15"><text:s text:c="3"/>"collectionOwnerName":"rods",</text:p>
            <text:p text:style-name="P15"><text:s text:c="3"/>"collectionOwnerZone":"fedZone1",</text:p>
            <text:p text:style-name="P15"><text:s text:c="3"/>"collectionMapId":"0",</text:p>
            <text:p text:style-name="P15"><text:s text:c="3"/>"collectionInheritance":"1",</text:p>
            <text:p text:style-name="P15"><text:s text:c="3"/>"comments":"",</text:p>
            <text:p text:style-name="P15"><text:s text:c="3"/>"info1":"",</text:p>
            <text:p text:style-name="P15"><text:s text:c="3"/>"info2":"",</text:p>
            <text:p text:style-name="P15"><text:s text:c="3"/>"createdAt":1376104215000,</text:p>
            <text:p text:style-name="P15"><text:s text:c="3"/>"modifiedAt":1377741006000,</text:p>
            <text:p text:style-name="P15"><text:s text:c="3"/>"specColType":"NORMAL",</text:p>
            <text:p text:style-name="P15"><text:s/>}</text:p>
            <text:p text:style-name="P15"/>
          </table:table-cell>
        </table:table-row>
      </table:table>
      <text:p text:style-name="P1"/>
      <text:p text:style-name="P61"/>
      <text:p text:style-name="P61"/>
      <text:h text:style-name="P188" text:outline-level="10"><text:bookmark text:name="h.bv7iag6fo36s"/>Delete a Collection</text:h>
      <text:p text:style-name="P1"/>
      <text:h text:style-name="P84"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84" text:outline-level="10"><text:bookmark text:name="h.9hze3w6r8n8i"/>Requests</text:h>
      <text:p text:style-name="P1"/>
      <text:h text:style-name="P162" text:outline-level="10"><text:bookmark text:name="h.pzueh4r20j6j"/>Syntax</text:h>
      <text:p text:style-name="P1"/>
      <text:p text:style-name="P1">DELETE /collection/<text:span text:style-name="T2">irodsabsolutepathtocollection</text:span></text:p>
      <text:h text:style-name="P162"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19">Name</text:p>
          </table:table-cell>
          <table:table-cell table:style-name="Table7.A1" office:value-type="string">
            <text:p text:style-name="P19">Description</text:p>
          </table:table-cell>
        </table:table-row>
        <table:table-row>
          <table:table-cell table:style-name="Table7.A1" office:value-type="string">
            <text:p text:style-name="P15">force</text:p>
          </table:table-cell>
          <table:table-cell table:style-name="Table7.A1" office:value-type="string">
            <text:p text:style-name="P15">‘true’ to use a force option</text:p>
            <text:p text:style-name="P15"/>
            <text:p text:style-name="P15">Default = ‘false’</text:p>
          </table:table-cell>
        </table:table-row>
      </table:table>
      <text:p text:style-name="P1"/>
      <text:p text:style-name="P1"/>
      <text:p text:style-name="P1">Responses - XML</text:p>
      <text:p text:style-name="P61"/>
      <table:table table:name="Table8" table:style-name="Table8">
        <table:table-column table:style-name="Table8.A"/>
        <table:table-row>
          <table:table-cell table:style-name="Table8.A1" office:value-type="string">
            <text:p text:style-name="P15">n/a</text:p>
          </table:table-cell>
        </table:table-row>
      </table:table>
      <text:h text:style-name="P162" text:outline-level="10"><text:bookmark text:name="h.3rm049suie91"/></text:h>
      <text:h text:style-name="P162"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15">n/a</text:p>
          </table:table-cell>
        </table:table-row>
      </table:table>
      <text:p text:style-name="P1"/>
      <text:p text:style-name="P61"/>
      <text:p text:style-name="P61"/>
      <text:h text:style-name="P195" text:outline-level="10"><text:bookmark text:name="h.y1s1l6rmg6o6"/>Operations on Collection AVU Metadata</text:h>
      <text:p text:style-name="P1"/>
      <text:p text:style-name="P1">The following operations apply to the AVU sub-resource of an iRODS collection, and represents AVU metadata attached to the given collection.</text:p>
      <text:p text:style-name="P1"/>
      <text:h text:style-name="P178" text:outline-level="10"><text:bookmark text:name="h.9up3bskrprxg"/>Get Collection AVU Metadata</text:h>
      <text:p text:style-name="P1"/>
      <text:h text:style-name="P84" text:outline-level="10"><text:bookmark text:name="h.p8p27bvkorch"/>Description</text:h>
      <text:p text:style-name="P1"/>
      <text:p text:style-name="P1">This GET operation will retrieve the AVU metadata associated with an iRODS parent collection</text:p>
      <text:p text:style-name="P1"/>
      <text:h text:style-name="P84" text:outline-level="10"><text:bookmark text:name="h.6hj5x5hcfhek"/>Requests</text:h>
      <text:p text:style-name="P1"/>
      <text:h text:style-name="P162" text:outline-level="10"><text:bookmark text:name="h.qo58m5b5vkj4"/>Syntax</text:h>
      <text:p text:style-name="P1"/>
      <text:p text:style-name="P1">GET /collection/<text:span text:style-name="T2">irodsabsolutepathtocollection</text:span>/metadata</text:p>
      <text:h text:style-name="P162"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19">Name</text:p>
          </table:table-cell>
          <table:table-cell table:style-name="Table10.A1" office:value-type="string">
            <text:p text:style-name="P19">Description</text:p>
          </table:table-cell>
        </table:table-row>
        <table:table-row>
          <table:table-cell table:style-name="Table10.A1" office:value-type="string">
            <text:p text:style-name="P15">n/a</text:p>
          </table:table-cell>
          <table:table-cell table:style-name="Table10.A1" office:value-type="string">
            <text:p text:style-name="P15"/>
          </table:table-cell>
        </table:table-row>
      </table:table>
      <text:p text:style-name="P1"/>
      <text:h text:style-name="P162" text:outline-level="10"><text:bookmark text:name="h.pnygmu7tgljs"/>Responses - XML</text:h>
      <text:p text:style-name="P61"/>
      <table:table table:name="Table11" table:style-name="Table11">
        <table:table-column table:style-name="Table11.A"/>
        <table:table-row>
          <table:table-cell table:style-name="Table11.A1" office:value-type="string">
            <text:p text:style-name="P57">&lt;ns2:metadataListing xmlns:ns2="http://irods.org/irods-rest" objectType="COLLECTION"&gt;</text:p>
            <text:p text:style-name="P76">&lt;metadataEntries count="1" lastResult="true" totalRecords="0"&gt;</text:p>
            <text:p text:style-name="P78">&lt;attribute&gt;attr1&lt;/attribute&gt;</text:p>
            <text:p text:style-name="P78">&lt;unit&gt;unit1&lt;/unit&gt;</text:p>
            <text:p text:style-name="P78">&lt;value&gt;val1&lt;/value&gt;</text:p>
            <text:p text:style-name="P76">&lt;/metadataEntries&gt;</text:p>
            <text:p text:style-name="P76">&lt;uniqueNameString&gt;fedZone1/home/rods/shared&lt;/uniqueNameString&gt;</text:p>
            <text:p text:style-name="P68">&lt;/ns2:metadataListing&gt;</text:p>
            <text:p text:style-name="P65"/>
          </table:table-cell>
        </table:table-row>
      </table:table>
      <text:h text:style-name="P162" text:outline-level="10"><text:bookmark text:name="h.d0ugkd7e1i3j"/></text:h>
      <text:h text:style-name="P162"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36">{</text:p>
            <text:p text:style-name="P14"><text:span text:style-name="T11"><text:s text:c="3"/></text:span><text:span text:style-name="T17">"metadataEntries"</text:span><text:span text:style-name="T19">:</text:span><text:span text:style-name="T15">[</text:span></text:p>
            <text:p text:style-name="P14"><text:span text:style-name="T11"><text:s text:c="6"/></text:span><text:span text:style-name="T15">{</text:span></text:p>
            <text:p text:style-name="P14"><text:span text:style-name="T11"><text:s text:c="9"/></text:span><text:span text:style-name="T17">"attribute"</text:span><text:span text:style-name="T19">:</text:span><text:span text:style-name="T11">"attr1"</text:span><text:span text:style-name="T19">,</text:span></text:p>
            <text:p text:style-name="P14"><text:span text:style-name="T11"><text:s text:c="9"/></text:span><text:span text:style-name="T17">"value"</text:span><text:span text:style-name="T19">:</text:span><text:span text:style-name="T11">"val1"</text:span><text:span text:style-name="T19">,</text:span></text:p>
            <text:p text:style-name="P14"><text:span text:style-name="T11"><text:s text:c="9"/></text:span><text:span text:style-name="T17">"unit"</text:span><text:span text:style-name="T19">:</text:span><text:span text:style-name="T11">"unit1"</text:span><text:span text:style-name="T19">,</text:span></text:p>
            <text:p text:style-name="P14"><text:span text:style-name="T11"><text:s text:c="9"/></text:span><text:span text:style-name="T17">"count"</text:span><text:span text:style-name="T19">:</text:span><text:span text:style-name="T11">1</text:span><text:span text:style-name="T19">,</text:span></text:p>
            <text:p text:style-name="P14"><text:span text:style-name="T11"><text:s text:c="9"/></text:span><text:span text:style-name="T17">"lastResult"</text:span><text:span text:style-name="T19">:</text:span><text:span text:style-name="T11">true</text:span><text:span text:style-name="T19">,</text:span></text:p>
            <text:p text:style-name="P14"><text:span text:style-name="T11"><text:s text:c="9"/></text:span><text:span text:style-name="T17">"totalRecords"</text:span><text:span text:style-name="T19">:</text:span><text:span text:style-name="T11">0</text:span></text:p>
            <text:p text:style-name="P14"><text:span text:style-name="T11"><text:s text:c="6"/></text:span><text:span text:style-name="T15">}</text:span></text:p>
            <text:p text:style-name="P14"><text:span text:style-name="T11"><text:s text:c="3"/></text:span><text:span text:style-name="T15">]</text:span><text:span text:style-name="T19">,</text:span></text:p>
            <text:p text:style-name="P14"><text:span text:style-name="T11"><text:s text:c="3"/></text:span><text:span text:style-name="T17">"objectType"</text:span><text:span text:style-name="T19">:</text:span><text:span text:style-name="T11">"COLLECTION"</text:span><text:span text:style-name="T19">,</text:span></text:p>
            <text:p text:style-name="P14"><text:span text:style-name="T11"><text:s text:c="3"/></text:span><text:span text:style-name="T17">"uniqueNameString"</text:span><text:span text:style-name="T19">:</text:span><text:span text:style-name="T11">"fedZone1/home/rods/shared"</text:span></text:p>
            <text:p text:style-name="P36">}</text:p>
          </table:table-cell>
        </table:table-row>
      </table:table>
      <text:p text:style-name="P1"/>
      <text:p text:style-name="P61"/>
      <text:p text:style-name="P61"/>
      <text:p text:style-name="P6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8" text:outline-level="10"><text:bookmark text:name="h.x6rg91ybg8b5"/>Add Collection AVU Metadata</text:h>
      <text:p text:style-name="P1"/>
      <text:h text:style-name="P84"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84" text:outline-level="10"><text:bookmark text:name="h.jkgvvymjmgaf"/>Requests</text:h>
      <text:p text:style-name="P1"/>
      <text:h text:style-name="P162" text:outline-level="10"><text:bookmark text:name="h.qd7dbi4sjjt8"/>Syntax</text:h>
      <text:p text:style-name="P1"/>
      <text:p text:style-name="P1">PUT /collection/<text:span text:style-name="T2">irodsabsolutepathtocollection</text:span>/metadata</text:p>
      <text:h text:style-name="P162"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19">Name</text:p>
          </table:table-cell>
          <table:table-cell table:style-name="Table13.A1" office:value-type="string">
            <text:p text:style-name="P19">Description</text:p>
          </table:table-cell>
        </table:table-row>
        <table:table-row>
          <table:table-cell table:style-name="Table13.A1" office:value-type="string">
            <text:p text:style-name="P15">n/a</text:p>
          </table:table-cell>
          <table:table-cell table:style-name="Table13.A1" office:value-type="string">
            <text:p text:style-name="P15"/>
          </table:table-cell>
        </table:table-row>
      </table:table>
      <text:p text:style-name="P1"/>
      <text:h text:style-name="P161" text:outline-level="10"><text:bookmark text:name="h.plabxzerjjqn"/>Request Body - XML</text:h>
      <text:p text:style-name="P61"/>
      <table:table table:name="Table14" table:style-name="Table14">
        <table:table-column table:style-name="Table14.A"/>
        <table:table-row>
          <table:table-cell table:style-name="Table14.A1" office:value-type="string">
            <text:p text:style-name="P65">&lt;?xml version="1.0" encoding="UTF-8" standalone="yes"?&gt;</text:p>
            <text:p text:style-name="P65">&lt;ns2:metadataOperation xmlns:ns2="http://irods.org/irods-rest"&gt;</text:p>
            <text:p text:style-name="P65"><text:tab/>&lt;metadataEntries&gt;</text:p>
            <text:p text:style-name="P65"><text:tab/><text:tab/>&lt;attribute&gt;testBulkAddCollectionAVUSendXMLAttr1&lt;/attribute&gt;</text:p>
            <text:p text:style-name="P65"><text:tab/><text:tab/>&lt;unit&gt;testBulkAddCollectionAVUSendXMLUnit1&lt;/unit&gt;</text:p>
            <text:p text:style-name="P65"><text:tab/><text:tab/>&lt;value&gt;testBulkAddCollectionAVUSendXMLValue1&lt;/value&gt;</text:p>
            <text:p text:style-name="P65"><text:tab/>&lt;/metadataEntries&gt;</text:p>
            <text:p text:style-name="P65"><text:tab/>&lt;metadataEntries&gt;</text:p>
            <text:p text:style-name="P65"><text:tab/><text:tab/>&lt;attribute&gt;testBulkAddCollectionAVUSendXMLAttr2&lt;/attribute&gt;</text:p>
            <text:p text:style-name="P65"><text:tab/><text:tab/>&lt;unit&gt;testBulkAddCollectionAVUSendXMLUnit2&lt;/unit&gt;</text:p>
            <text:p text:style-name="P65"><text:tab/><text:tab/>&lt;value&gt;testBulkAddCollectionAVUSendXMLValue2&lt;/value&gt;</text:p>
            <text:p text:style-name="P65"><text:tab/>&lt;/metadataEntries&gt;</text:p>
            <text:p text:style-name="P65">&lt;/ns2:metadataOperation&gt;</text:p>
          </table:table-cell>
        </table:table-row>
      </table:table>
      <text:h text:style-name="P161" text:outline-level="10"><text:bookmark text:name="h.rq0diu4f9p6b"/></text:h>
      <text:h text:style-name="P161" text:outline-level="10"><text:bookmark text:name="h.kr1035iw9o5v"/>Request Body - JSON</text:h>
      <text:p text:style-name="P8"/>
      <text:p text:style-name="P8"/>
      <table:table table:name="Table15" table:style-name="Table15">
        <table:table-column table:style-name="Table15.A"/>
        <table:table-row>
          <table:table-cell table:style-name="Table15.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62" text:outline-level="10"><text:bookmark text:name="h.5nll7ko20qy"/></text:h>
      <text:h text:style-name="P162" text:outline-level="10"><text:bookmark text:name="h.sfdtk6zad913"/>Responses - XML</text:h>
      <text:p text:style-name="P61"/>
      <table:table table:name="Table16" table:style-name="Table16">
        <table:table-column table:style-name="Table16.A"/>
        <table:table-row>
          <table:table-cell table:style-name="Table16.A1" office:value-type="string">
            <text:p text:style-name="P66">&lt;?xml version="1.0" encoding="UTF-8" standalone="yes"?&gt;</text:p>
            <text:p text:style-name="P66">&lt;collection xmlns:ns2="http://irods.org/irods-rest"&gt;</text:p>
            <text:p text:style-name="P66"><text:tab/>&lt;ns2:metadataOperationResultEntry</text:p>
            <text:p text:style-name="P66"><text:tab/><text:tab/>resultStatus="OK"&gt;</text:p>
            <text:p text:style-name="P66"><text:tab/><text:tab/>&lt;attributeString&gt;testBulkAddCollectionAVUSendXMLAttr1&lt;/attributeString&gt;</text:p>
            <text:p text:style-name="P66"><text:tab/><text:tab/>&lt;message /&gt;</text:p>
            <text:p text:style-name="P66"><text:tab/><text:tab/>&lt;unit&gt;testBulkAddCollectionAVUSendXMLUnit1&lt;/unit&gt;</text:p>
            <text:p text:style-name="P66"><text:tab/><text:tab/>&lt;valueString&gt;testBulkAddCollectionAVUSendXMLValue1&lt;/valueString&gt;</text:p>
            <text:p text:style-name="P66"><text:tab/>&lt;/ns2:metadataOperationResultEntry&gt;</text:p>
            <text:p text:style-name="P66"><text:tab/>&lt;ns2:metadataOperationResultEntry</text:p>
            <text:p text:style-name="P66"><text:tab/><text:tab/>resultStatus="OK"&gt;</text:p>
            <text:p text:style-name="P66"><text:tab/><text:tab/>&lt;attributeString&gt;testBulkAddCollectionAVUSendXMLAttr2&lt;/attributeString&gt;</text:p>
            <text:p text:style-name="P66"><text:tab/><text:tab/>&lt;message /&gt;</text:p>
            <text:p text:style-name="P66"><text:tab/><text:tab/>&lt;unit&gt;testBulkAddCollectionAVUSendXMLUnit2&lt;/unit&gt;</text:p>
            <text:p text:style-name="P66"><text:tab/><text:tab/>&lt;valueString&gt;testBulkAddCollectionAVUSendXMLValue2&lt;/valueString&gt;</text:p>
            <text:p text:style-name="P66"><text:tab/>&lt;/ns2:metadataOperationResultEntry&gt;</text:p>
            <text:p text:style-name="P66">&lt;/collection&gt;</text:p>
            <text:p text:style-name="P66"/>
            <text:p text:style-name="P65"/>
          </table:table-cell>
        </table:table-row>
      </table:table>
      <text:h text:style-name="P162" text:outline-level="10"><text:bookmark text:name="h.nukfj4sil7op"/></text:h>
      <text:h text:style-name="P162"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37">[</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1"</text:span><text:span text:style-name="T20">,</text:span></text:p>
            <text:p text:style-name="P14"><text:span text:style-name="T12"><text:s text:c="6"/></text:span><text:span text:style-name="T18">"valueString"</text:span><text:span text:style-name="T20">:</text:span><text:span text:style-name="T12">"testBulkAddCollectionAVUJsonValue1"</text:span><text:span text:style-name="T20">,</text:span></text:p>
            <text:p text:style-name="P14"><text:span text:style-name="T12"><text:s text:c="6"/></text:span><text:span text:style-name="T18">"unit"</text:span><text:span text:style-name="T20">:</text:span><text:span text:style-name="T12">"testBulkAddCollectionAVUJsonUnit1"</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span text:style-name="T20">,</text:span></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2"</text:span><text:span text:style-name="T20">,</text:span></text:p>
            <text:p text:style-name="P14"><text:span text:style-name="T12"><text:s text:c="6"/></text:span><text:span text:style-name="T18">"valueString"</text:span><text:span text:style-name="T20">:</text:span><text:span text:style-name="T12">"testBulkAddCollectionAVUJsonValue2"</text:span><text:span text:style-name="T20">,</text:span></text:p>
            <text:p text:style-name="P14"><text:span text:style-name="T12"><text:s text:c="6"/></text:span><text:span text:style-name="T18">"unit"</text:span><text:span text:style-name="T20">:</text:span><text:span text:style-name="T12">"testBulkAddCollectionAVUJsonUnit2"</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p>
            <text:p text:style-name="P37">]</text:p>
          </table:table-cell>
        </table:table-row>
      </table:table>
      <text:p text:style-name="P1"/>
      <text:p text:style-name="P61"/>
      <text:p text:style-name="P1"/>
      <text:p text:style-name="P1"/>
      <text:p text:style-name="P1"/>
      <text:p text:style-name="P1"/>
      <text:p text:style-name="P1"/>
      <text:h text:style-name="P178" text:outline-level="10"><text:bookmark text:name="h.1ywkg4kttaoe"/>Delete Collection AVU Metadata</text:h>
      <text:p text:style-name="P1"/>
      <text:h text:style-name="P84" text:outline-level="10"><text:bookmark text:name="h.b8r0nm3sg7hp"/>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84" text:outline-level="10"><text:bookmark text:name="h.3y0x862htwhy"/>Requests</text:h>
      <text:p text:style-name="P1"/>
      <text:h text:style-name="P162" text:outline-level="10"><text:bookmark text:name="h.3cuzikj3h612"/>Syntax</text:h>
      <text:p text:style-name="P1"/>
      <text:p text:style-name="P1">POST /collection/<text:span text:style-name="T2">irodsabsolutepathtocollection</text:span>/metadata</text:p>
      <text:h text:style-name="P162"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19">Name</text:p>
          </table:table-cell>
          <table:table-cell table:style-name="Table18.A1" office:value-type="string">
            <text:p text:style-name="P19">Description</text:p>
          </table:table-cell>
        </table:table-row>
        <table:table-row>
          <table:table-cell table:style-name="Table18.A1" office:value-type="string">
            <text:p text:style-name="P15">n/a</text:p>
          </table:table-cell>
          <table:table-cell table:style-name="Table18.A1" office:value-type="string">
            <text:p text:style-name="P15"/>
          </table:table-cell>
        </table:table-row>
      </table:table>
      <text:p text:style-name="P1"/>
      <text:h text:style-name="P162" text:outline-level="10"><text:bookmark text:name="h.738rfj26bal7"/>Request Body - XML</text:h>
      <text:p text:style-name="P61"/>
      <table:table table:name="Table19" table:style-name="Table19">
        <table:table-column table:style-name="Table19.A"/>
        <table:table-row>
          <table:table-cell table:style-name="Table19.A1" office:value-type="string">
            <text:p text:style-name="P65">&lt;?xml version="1.0" encoding="UTF-8" standalone="yes"?&gt;</text:p>
            <text:p text:style-name="P65">&lt;ns2:metadataOperation xmlns:ns2="http://irods.org/irods-rest"&gt;</text:p>
            <text:p text:style-name="P65"><text:tab/>&lt;metadataEntries&gt;</text:p>
            <text:p text:style-name="P65"><text:tab/><text:tab/>&lt;attribute&gt;testBulkAddCollectionAVUSendXMLAttr1&lt;/attribute&gt;</text:p>
            <text:p text:style-name="P65"><text:tab/><text:tab/>&lt;unit&gt;testBulkAddCollectionAVUSendXMLUnit1&lt;/unit&gt;</text:p>
            <text:p text:style-name="P65"><text:tab/><text:tab/>&lt;value&gt;testBulkAddCollectionAVUSendXMLValue1&lt;/value&gt;</text:p>
            <text:p text:style-name="P65"><text:tab/>&lt;/metadataEntries&gt;</text:p>
            <text:p text:style-name="P65"><text:tab/>&lt;metadataEntries&gt;</text:p>
            <text:p text:style-name="P65"><text:tab/><text:tab/>&lt;attribute&gt;testBulkAddCollectionAVUSendXMLAttr2&lt;/attribute&gt;</text:p>
            <text:p text:style-name="P65"><text:tab/><text:tab/>&lt;unit&gt;testBulkAddCollectionAVUSendXMLUnit2&lt;/unit&gt;</text:p>
            <text:p text:style-name="P65"><text:tab/><text:tab/>&lt;value&gt;testBulkAddCollectionAVUSendXMLValue2&lt;/value&gt;</text:p>
            <text:p text:style-name="P65"><text:tab/>&lt;/metadataEntries&gt;</text:p>
            <text:p text:style-name="P65">&lt;/ns2:metadataOperation&gt;</text:p>
          </table:table-cell>
        </table:table-row>
      </table:table>
      <text:h text:style-name="P162" text:outline-level="10"><text:bookmark text:name="h.dezk8v440mqk"/></text:h>
      <text:h text:style-name="P162"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62" text:outline-level="10"><text:bookmark text:name="h.ezpd4iyp8ifc"/></text:h>
      <text:h text:style-name="P162" text:outline-level="10"><text:bookmark text:name="h.3816cuhhtl13"/>Responses - XML</text:h>
      <text:p text:style-name="P61"/>
      <table:table table:name="Table21" table:style-name="Table21">
        <table:table-column table:style-name="Table21.A"/>
        <table:table-row>
          <table:table-cell table:style-name="Table21.A1" office:value-type="string">
            <text:p text:style-name="P66">&lt;?xml version="1.0" encoding="UTF-8" standalone="yes"?&gt;</text:p>
            <text:p text:style-name="P66">&lt;collection xmlns:ns2="http://irods.org/irods-rest"&gt;</text:p>
            <text:p text:style-name="P66"><text:tab/>&lt;ns2:metadataOperationResultEntry</text:p>
            <text:p text:style-name="P66"><text:tab/><text:tab/>resultStatus="OK"&gt;</text:p>
            <text:p text:style-name="P66"><text:tab/><text:tab/>&lt;attributeString&gt;testBulkAddCollectionAVUSendXMLAttr1&lt;/attributeString&gt;</text:p>
            <text:p text:style-name="P66"><text:tab/><text:tab/>&lt;message /&gt;</text:p>
            <text:p text:style-name="P66"><text:tab/><text:tab/>&lt;unit&gt;testBulkAddCollectionAVUSendXMLUnit1&lt;/unit&gt;</text:p>
            <text:p text:style-name="P66"><text:tab/><text:tab/>&lt;valueString&gt;testBulkAddCollectionAVUSendXMLValue1&lt;/valueString&gt;</text:p>
            <text:p text:style-name="P66"><text:tab/>&lt;/ns2:metadataOperationResultEntry&gt;</text:p>
            <text:p text:style-name="P66"><text:tab/>&lt;ns2:metadataOperationResultEntry</text:p>
            <text:p text:style-name="P66"><text:tab/><text:tab/>resultStatus="OK"&gt;</text:p>
            <text:p text:style-name="P66"><text:tab/><text:tab/>&lt;attributeString&gt;testBulkAddCollectionAVUSendXMLAttr2&lt;/attributeString&gt;</text:p>
            <text:p text:style-name="P66"><text:tab/><text:tab/>&lt;message /&gt;</text:p>
            <text:p text:style-name="P66"><text:tab/><text:tab/>&lt;unit&gt;testBulkAddCollectionAVUSendXMLUnit2&lt;/unit&gt;</text:p>
            <text:p text:style-name="P66"><text:tab/><text:tab/>&lt;valueString&gt;testBulkAddCollectionAVUSendXMLValue2&lt;/valueString&gt;</text:p>
            <text:p text:style-name="P66"><text:tab/>&lt;/ns2:metadataOperationResultEntry&gt;</text:p>
            <text:p text:style-name="P66">&lt;/collection&gt;</text:p>
            <text:p text:style-name="P66"/>
            <text:p text:style-name="P65"/>
          </table:table-cell>
        </table:table-row>
      </table:table>
      <text:h text:style-name="P162" text:outline-level="10"><text:bookmark text:name="h.faojq7dhtmxc"/></text:h>
      <text:h text:style-name="P162"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37">[</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1"</text:span><text:span text:style-name="T20">,</text:span></text:p>
            <text:p text:style-name="P14"><text:span text:style-name="T12"><text:s text:c="6"/></text:span><text:span text:style-name="T18">"valueString"</text:span><text:span text:style-name="T20">:</text:span><text:span text:style-name="T12">"testBulkAddCollectionAVUJsonValue1"</text:span><text:span text:style-name="T20">,</text:span></text:p>
            <text:p text:style-name="P14"><text:span text:style-name="T12"><text:s text:c="6"/></text:span><text:span text:style-name="T18">"unit"</text:span><text:span text:style-name="T20">:</text:span><text:span text:style-name="T12">"testBulkAddCollectionAVUJsonUnit1"</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span text:style-name="T20">,</text:span></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2"</text:span><text:span text:style-name="T20">,</text:span></text:p>
            <text:p text:style-name="P14"><text:span text:style-name="T12"><text:s text:c="6"/></text:span><text:span text:style-name="T18">"valueString"</text:span><text:span text:style-name="T20">:</text:span><text:span text:style-name="T12">"testBulkAddCollectionAVUJsonValue2"</text:span><text:span text:style-name="T20">,</text:span></text:p>
            <text:p text:style-name="P14"><text:span text:style-name="T12"><text:s text:c="6"/></text:span><text:span text:style-name="T18">"unit"</text:span><text:span text:style-name="T20">:</text:span><text:span text:style-name="T12">"testBulkAddCollectionAVUJsonUnit2"</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p>
            <text:p text:style-name="P37">]</text:p>
          </table:table-cell>
        </table:table-row>
      </table:table>
      <text:p text:style-name="P1"/>
      <text:p text:style-name="P61"/>
      <text:p text:style-name="P1"/>
      <text:p text:style-name="P1"/>
      <text:p text:style-name="P1"/>
      <text:h text:style-name="P197" text:outline-level="10"><text:bookmark text:name="h.flizrvxddc2n"/>Operations on Collection ACLs (Permissions)</text:h>
      <text:p text:style-name="P1"/>
      <text:p text:style-name="P1">The following operations apply to the ACL sub-resource of iRODS collections, and can alter access permissions.</text:p>
      <text:h text:style-name="P178" text:outline-level="10"><text:bookmark text:name="h.5tmx6yupzq12"/>Get Collection Permissions</text:h>
      <text:p text:style-name="P1"/>
      <text:h text:style-name="P84" text:outline-level="10"><text:bookmark text:name="h.zfpdfyu93ikz"/>Description</text:h>
      <text:p text:style-name="P1"/>
      <text:p text:style-name="P1">This GET operation will retrieve the permissions associated with an iRODS collection</text:p>
      <text:p text:style-name="P1"/>
      <text:h text:style-name="P84" text:outline-level="10"><text:bookmark text:name="h.8oja3cn00n5d"/>Requests</text:h>
      <text:p text:style-name="P1"/>
      <text:h text:style-name="P162" text:outline-level="10"><text:bookmark text:name="h.eix96uo2cfks"/>Syntax</text:h>
      <text:p text:style-name="P1"/>
      <text:p text:style-name="P1">GET /collection/<text:span text:style-name="T2">irodsabsolutepathtocollection</text:span>/acl</text:p>
      <text:h text:style-name="P162" text:outline-level="10"><text:bookmark text:name="h.g9064l85qz63"/></text:h>
      <text:h text:style-name="P162"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19">Name</text:p>
          </table:table-cell>
          <table:table-cell table:style-name="Table23.A1" office:value-type="string">
            <text:p text:style-name="P19">Description</text:p>
          </table:table-cell>
        </table:table-row>
        <table:table-row>
          <table:table-cell table:style-name="Table23.A1" office:value-type="string">
            <text:p text:style-name="P15">n/a</text:p>
          </table:table-cell>
          <table:table-cell table:style-name="Table23.A1" office:value-type="string">
            <text:p text:style-name="P15"/>
          </table:table-cell>
        </table:table-row>
      </table:table>
      <text:p text:style-name="P1"/>
      <text:h text:style-name="P162" text:outline-level="10"><text:bookmark text:name="h.fega5fil1042"/>Responses - XML</text:h>
      <text:p text:style-name="P61"/>
      <table:table table:name="Table24" table:style-name="Table24">
        <table:table-column table:style-name="Table24.A"/>
        <table:table-row>
          <table:table-cell table:style-name="Table24.A1" office:value-type="string">
            <text:p text:style-name="P65">&lt;?xml version="1.0" encoding="UTF-8" standalone="yes"?&gt;</text:p>
            <text:p text:style-name="P65">&lt;ns2:permissionListing xmlns:ns2="http://irods.org/irods-rest"&gt;</text:p>
            <text:p text:style-name="P65"><text:tab/>&lt;absolutePathString&gt;/fedZone1/home/test1/jargon-scratch/RestCollectionServiceTest/testGetCollectionAclXML</text:p>
            <text:p text:style-name="P65"><text:tab/>&lt;/absolutePathString&gt;</text:p>
            <text:p text:style-name="P65"><text:tab/>&lt;inheritance&gt;true&lt;/inheritance&gt;</text:p>
            <text:p text:style-name="P65"><text:tab/>&lt;objectType&gt;COLLECTION&lt;/objectType&gt;</text:p>
            <text:p text:style-name="P65"><text:tab/>&lt;permissionEntries&gt;</text:p>
            <text:p text:style-name="P65"><text:tab/><text:tab/>&lt;filePermissionEnum&gt;OWN&lt;/filePermissionEnum&gt;</text:p>
            <text:p text:style-name="P65"><text:tab/><text:tab/>&lt;userId&gt;10007&lt;/userId&gt;</text:p>
            <text:p text:style-name="P65"><text:tab/><text:tab/>&lt;userName&gt;rods&lt;/userName&gt;</text:p>
            <text:p text:style-name="P65"><text:tab/><text:tab/>&lt;userType&gt;RODS_ADMIN&lt;/userType&gt;</text:p>
            <text:p text:style-name="P65"><text:tab/><text:tab/>&lt;userZone&gt;fedZone1&lt;/userZone&gt;</text:p>
            <text:p text:style-name="P65"><text:tab/>&lt;/permissionEntries&gt;</text:p>
            <text:p text:style-name="P65"><text:tab/>&lt;permissionEntries&gt;</text:p>
            <text:p text:style-name="P65"><text:tab/><text:tab/>&lt;filePermissionEnum&gt;OWN&lt;/filePermissionEnum&gt;</text:p>
            <text:p text:style-name="P65"><text:tab/><text:tab/>&lt;userId&gt;10012&lt;/userId&gt;</text:p>
            <text:p text:style-name="P65"><text:tab/><text:tab/>&lt;userName&gt;test1&lt;/userName&gt;</text:p>
            <text:p text:style-name="P65"><text:tab/><text:tab/>&lt;userType&gt;RODS_ADMIN&lt;/userType&gt;</text:p>
            <text:p text:style-name="P65"><text:tab/><text:tab/>&lt;userZone&gt;fedZone1&lt;/userZone&gt;</text:p>
            <text:p text:style-name="P65"><text:tab/>&lt;/permissionEntries&gt;</text:p>
            <text:p text:style-name="P65">&lt;/ns2:permissionListing&gt;</text:p>
            <text:p text:style-name="P65"/>
          </table:table-cell>
        </table:table-row>
      </table:table>
      <text:h text:style-name="P162" text:outline-level="10"><text:bookmark text:name="h.ro4l8haz37p4"/></text:h>
      <text:h text:style-name="P162"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24">{</text:p>
            <text:p text:style-name="P24"><text:s text:c="3"/>"permissionEntries":[</text:p>
            <text:p text:style-name="P24"><text:s text:c="6"/>{</text:p>
            <text:p text:style-name="P24"><text:s text:c="9"/>"userName":"rods",</text:p>
            <text:p text:style-name="P24"><text:s text:c="9"/>"userZone":"fedZone1",</text:p>
            <text:p text:style-name="P24"><text:s text:c="9"/>"userId":"10007",</text:p>
            <text:p text:style-name="P24"><text:s text:c="9"/>"userType":"RODS_ADMIN",</text:p>
            <text:p text:style-name="P24"><text:s text:c="9"/>"filePermissionEnum":"OWN"</text:p>
            <text:p text:style-name="P24"><text:s text:c="6"/>},</text:p>
            <text:p text:style-name="P24"><text:s text:c="6"/>{</text:p>
            <text:p text:style-name="P24"><text:s text:c="9"/>"userName":"test1",</text:p>
            <text:p text:style-name="P24"><text:s text:c="9"/>"userZone":"fedZone1",</text:p>
            <text:p text:style-name="P24"><text:s text:c="9"/>"userId":"10012",</text:p>
            <text:p text:style-name="P24"><text:s text:c="9"/>"userType":"RODS_ADMIN",</text:p>
            <text:p text:style-name="P24"><text:s text:c="9"/>"filePermissionEnum":"OWN"</text:p>
            <text:p text:style-name="P24"><text:s text:c="6"/>}</text:p>
            <text:p text:style-name="P24"><text:s text:c="3"/>],</text:p>
            <text:p text:style-name="P24"><text:s text:c="3"/>"objectType":"COLLECTION",</text:p>
            <text:p text:style-name="P24"><text:s text:c="3"/>"absolutePathString":"/fedZone1/home/test1/jargon-scratch/RestCollectionServiceTest/testGetCollectionAclJson",</text:p>
            <text:p text:style-name="P24"><text:s text:c="3"/>"inheritance":true</text:p>
            <text:p text:style-name="P24">}</text:p>
          </table:table-cell>
        </table:table-row>
      </table:table>
      <text:p text:style-name="P1"/>
      <text:p text:style-name="P61"/>
      <text:h text:style-name="P178" text:outline-level="10"><text:bookmark text:name="h.ph0debe0vpys"/>Add Collection Permission</text:h>
      <text:p text:style-name="P1"/>
      <text:h text:style-name="P84"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84" text:outline-level="10"><text:bookmark text:name="h.fvat0juis5tl"/>Requests</text:h>
      <text:p text:style-name="P1"/>
      <text:h text:style-name="P162" text:outline-level="10"><text:bookmark text:name="h.fjoeil91l4n4"/>Syntax</text:h>
      <text:p text:style-name="P1"/>
      <text:p text:style-name="P1">PUT <text:s/>/collection/<text:span text:style-name="T2">irodsabsolutepathtocollection</text:span>/acl/<text:span text:style-name="T2">username</text:span></text:p>
      <text:h text:style-name="P162" text:outline-level="10"><text:bookmark text:name="h.bzb9uniasm79"/></text:h>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h text:style-name="P162"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19">Name</text:p>
          </table:table-cell>
          <table:table-cell table:style-name="Table26.A1" office:value-type="string">
            <text:p text:style-name="P19">Description</text:p>
          </table:table-cell>
        </table:table-row>
        <table:table-row>
          <table:table-cell table:style-name="Table26.A1" office:value-type="string">
            <text:p text:style-name="P15">recursive</text:p>
          </table:table-cell>
          <table:table-cell table:style-name="Table26.A1" office:value-type="string">
            <text:p text:style-name="P15">Indicates whether the operation should be applied recursively. <text:s/>(‘true’|’false’)</text:p>
            <text:p text:style-name="P15"/>
            <text:p text:style-name="P15">The default is ‘false’</text:p>
          </table:table-cell>
        </table:table-row>
        <table:table-row>
          <table:table-cell table:style-name="Table26.A1" office:value-type="string">
            <text:p text:style-name="P15">permission</text:p>
          </table:table-cell>
          <table:table-cell table:style-name="Table26.A1" office:value-type="string">
            <text:p text:style-name="P15">The permission value to set (READ | WRITE | OWN).</text:p>
            <text:p text:style-name="P15"/>
            <text:p text:style-name="P15">The default is READ</text:p>
          </table:table-cell>
        </table:table-row>
      </table:table>
      <text:p text:style-name="P1"/>
      <text:h text:style-name="P162" text:outline-level="10"><text:bookmark text:name="h.gilikj23lwty"/>Responses - XML</text:h>
      <text:p text:style-name="P61"/>
      <table:table table:name="Table27" table:style-name="Table27">
        <table:table-column table:style-name="Table27.A"/>
        <table:table-row>
          <table:table-cell table:style-name="Table27.A1" office:value-type="string">
            <text:p text:style-name="P65">n/a</text:p>
            <text:p text:style-name="P65"/>
          </table:table-cell>
        </table:table-row>
      </table:table>
      <text:h text:style-name="P162" text:outline-level="10"><text:bookmark text:name="h.e2sja7veggys"/></text:h>
      <text:h text:style-name="P162"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24">n/a </text:p>
          </table:table-cell>
        </table:table-row>
      </table:table>
      <text:p text:style-name="P1"/>
      <text:p text:style-name="P1"/>
      <text:h text:style-name="P178" text:outline-level="10"><text:bookmark text:name="h.u4lr234t66xp"/>Remove Collection Permission</text:h>
      <text:p text:style-name="P1"/>
      <text:h text:style-name="P84"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84" text:outline-level="10"><text:bookmark text:name="h.7trqujhzy8s"/>Requests</text:h>
      <text:p text:style-name="P1"/>
      <text:h text:style-name="P162"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2"/>
      <text:h text:style-name="P162"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19">Name</text:p>
          </table:table-cell>
          <table:table-cell table:style-name="Table29.A1" office:value-type="string">
            <text:p text:style-name="P19">Description</text:p>
          </table:table-cell>
        </table:table-row>
        <table:table-row>
          <table:table-cell table:style-name="Table29.A1" office:value-type="string">
            <text:p text:style-name="P15">recursive</text:p>
          </table:table-cell>
          <table:table-cell table:style-name="Table29.A1" office:value-type="string">
            <text:p text:style-name="P15">Indicates whether the operation should be applied recursively. <text:s/>(‘true’|’false’)</text:p>
            <text:p text:style-name="P15"/>
            <text:p text:style-name="P15">The default is ‘false’</text:p>
          </table:table-cell>
        </table:table-row>
      </table:table>
      <text:p text:style-name="P1"/>
      <text:h text:style-name="P162" text:outline-level="10"><text:bookmark text:name="h.qh36u0mcglo5"/>Responses - XML</text:h>
      <text:p text:style-name="P61"/>
      <table:table table:name="Table30" table:style-name="Table30">
        <table:table-column table:style-name="Table30.A"/>
        <table:table-row>
          <table:table-cell table:style-name="Table30.A1" office:value-type="string">
            <text:p text:style-name="P65">n/a</text:p>
            <text:p text:style-name="P65"/>
          </table:table-cell>
        </table:table-row>
      </table:table>
      <text:h text:style-name="P162" text:outline-level="10"><text:bookmark text:name="h.nibbg5chkyu8"/></text:h>
      <text:h text:style-name="P162"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24">n/a </text:p>
          </table:table-cell>
        </table:table-row>
      </table:table>
      <text:p text:style-name="P1"/>
      <text:p text:style-name="P61"/>
      <text:p text:style-name="P61"/>
      <text:h text:style-name="P197" text:outline-level="10"><text:bookmark text:name="h.v8wbxrhn5pal"/>Operations on Data Objects</text:h>
      <text:p text:style-name="P1"/>
      <text:p text:style-name="P1">The following operations concern iRODS Data Objects, which are files, as opposed to directories). <text:s/></text:p>
      <text:p text:style-name="P1"/>
      <text:h text:style-name="P178" text:outline-level="10"><text:bookmark text:name="h.mjfaq9lg8ghe"/>Get Data Object Information</text:h>
      <text:p text:style-name="P1"/>
      <text:h text:style-name="P84" text:outline-level="10"><text:bookmark text:name="h.e6qxigountl"/>Description</text:h>
      <text:p text:style-name="P1"/>
      <text:p text:style-name="P1">This GET operation will retrieve basic catalog metadata about the iRODS Data Object. <text:s/></text:p>
      <text:h text:style-name="P84" text:outline-level="10"><text:bookmark text:name="h.i92ualrncaii"/>Requests</text:h>
      <text:p text:style-name="P1"/>
      <text:h text:style-name="P162" text:outline-level="10"><text:bookmark text:name="h.xn43f53d37k5"/>Syntax</text:h>
      <text:p text:style-name="P1"/>
      <text:p text:style-name="P1">GET /dataObject/<text:span text:style-name="T2">irodsabsolutepathtodataobject</text:span>.<text:span text:style-name="T2">extension</text:span></text:p>
      <text:h text:style-name="P162"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19">Name</text:p>
          </table:table-cell>
          <table:table-cell table:style-name="Table32.A1" office:value-type="string">
            <text:p text:style-name="P19">Description</text:p>
          </table:table-cell>
        </table:table-row>
        <table:table-row>
          <table:table-cell table:style-name="Table32.A1" office:value-type="string">
            <text:p text:style-name="P15">n/a</text:p>
          </table:table-cell>
          <table:table-cell table:style-name="Table32.A1" office:value-type="string">
            <text:p text:style-name="P15"/>
          </table:table-cell>
        </table:table-row>
      </table:table>
      <text:p text:style-name="P1"/>
      <text:p text:style-name="P1"/>
      <text:h text:style-name="P162" text:outline-level="10"><text:bookmark text:name="h.s8ufimqevmt6"/>Responses - XML</text:h>
      <text:p text:style-name="P61"/>
      <table:table table:name="Table33" table:style-name="Table33">
        <table:table-column table:style-name="Table33.A"/>
        <table:table-row>
          <table:table-cell table:style-name="Table33.A1" office:value-type="string">
            <text:p text:style-name="P65">&lt;?xml version="1.0" encoding="UTF-8" standalone="yes"?&gt;</text:p>
            <text:p text:style-name="P65">&lt;ns2:dataObject xmlns:ns2="http://irods.org/irods-rest"</text:p>
            <text:p text:style-name="P65"><text:tab/>collectionId="614201" id="614202"&gt;</text:p>
            <text:p text:style-name="P65"><text:tab/>&lt;checksum /&gt;</text:p>
            <text:p text:style-name="P65"><text:tab/>&lt;collectionName&gt;/fedZone1/home/test1/jargon-scratch/RestDataObjectServiceTest</text:p>
            <text:p text:style-name="P65"><text:tab/>&lt;/collectionName&gt;</text:p>
            <text:p text:style-name="P65"><text:tab/>&lt;comments /&gt;</text:p>
            <text:p text:style-name="P65"><text:tab/>&lt;createdAt&gt;2014-01-06T03:58:35-05:00&lt;/createdAt&gt;</text:p>
            <text:p text:style-name="P65"><text:tab/>&lt;dataMapId&gt;0&lt;/dataMapId&gt;</text:p>
            <text:p text:style-name="P65"><text:tab/>&lt;dataName&gt;testGetDataObjectDataXML.dat&lt;/dataName&gt;</text:p>
            <text:p text:style-name="P65"><text:tab/>&lt;dataOwnerName&gt;test1&lt;/dataOwnerName&gt;</text:p>
            <text:p text:style-name="P65"><text:tab/>&lt;dataOwnerZone&gt;fedZone1&lt;/dataOwnerZone&gt;</text:p>
            <text:p text:style-name="P65"><text:tab/>&lt;dataPath&gt;/opt/iRODS/iRODS3.3/Vault1/home/test1/jargon-scratch/RestDataObjectServiceTest/testGetDataObjectDataXML.dat</text:p>
            <text:p text:style-name="P65"><text:tab/>&lt;/dataPath&gt;</text:p>
            <text:p text:style-name="P65"><text:tab/>&lt;dataReplicationNumber&gt;0&lt;/dataReplicationNumber&gt;</text:p>
            <text:p text:style-name="P65"><text:tab/>&lt;dataSize&gt;1&lt;/dataSize&gt;</text:p>
            <text:p text:style-name="P65"><text:tab/>&lt;dataStatus /&gt;</text:p>
            <text:p text:style-name="P65"><text:tab/>&lt;dataTypeName&gt;generic&lt;/dataTypeName&gt;</text:p>
            <text:p text:style-name="P65"><text:tab/>&lt;dataVersion&gt;0&lt;/dataVersion&gt;</text:p>
            <text:p text:style-name="P65"><text:tab/>&lt;expiry /&gt;</text:p>
            <text:p text:style-name="P65"><text:tab/>&lt;objectPath /&gt;</text:p>
            <text:p text:style-name="P65"><text:tab/>&lt;replicationStatus&gt;1&lt;/replicationStatus&gt;</text:p>
            <text:p text:style-name="P65"><text:tab/>&lt;resourceGroupName /&gt;</text:p>
            <text:p text:style-name="P65"><text:tab/>&lt;resourceName&gt;test1-resc&lt;/resourceName&gt;</text:p>
            <text:p text:style-name="P65"><text:tab/>&lt;specColType&gt;NORMAL&lt;/specColType&gt;</text:p>
            <text:p text:style-name="P65"><text:tab/>&lt;updatedAt&gt;2014-01-06T03:58:35-05:00&lt;/updatedAt&gt;</text:p>
            <text:p text:style-name="P65">&lt;/ns2:dataObject&gt;</text:p>
          </table:table-cell>
        </table:table-row>
      </table:table>
      <text:h text:style-name="P162" text:outline-level="10"><text:bookmark text:name="h.3hwsj8yv2clj"/></text:h>
      <text:h text:style-name="P162"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37">{</text:p>
            <text:p text:style-name="P14"><text:span text:style-name="T12"><text:s text:c="3"/></text:span><text:span text:style-name="T18">"id"</text:span><text:span text:style-name="T20">:</text:span><text:span text:style-name="T12">614206</text:span><text:span text:style-name="T20">,</text:span></text:p>
            <text:p text:style-name="P14"><text:span text:style-name="T12"><text:s text:c="3"/></text:span><text:span text:style-name="T18">"collectionId"</text:span><text:span text:style-name="T20">:</text:span><text:span text:style-name="T12">614205</text:span><text:span text:style-name="T20">,</text:span></text:p>
            <text:p text:style-name="P14"><text:span text:style-name="T12"><text:s text:c="3"/></text:span><text:span text:style-name="T18">"dataName"</text:span><text:span text:style-name="T20">:</text:span><text:span text:style-name="T12">"testFindByAbsolutePath.dat"</text:span><text:span text:style-name="T20">,</text:span></text:p>
            <text:p text:style-name="P14"><text:span text:style-name="T12"><text:s text:c="3"/></text:span><text:span text:style-name="T18">"collectionName"</text:span><text:span text:style-name="T20">:</text:span><text:span text:style-name="T12">"/fedZone1/home/test1/jargon-scratch/RestDataObjectServiceTest"</text:span><text:span text:style-name="T20">,</text:span></text:p>
            <text:p text:style-name="P14"><text:span text:style-name="T12"><text:s text:c="3"/></text:span><text:span text:style-name="T18">"dataReplicationNumber"</text:span><text:span text:style-name="T20">:</text:span><text:span text:style-name="T12">0</text:span><text:span text:style-name="T20">,</text:span></text:p>
            <text:p text:style-name="P14"><text:span text:style-name="T12"><text:s text:c="3"/></text:span><text:span text:style-name="T18">"dataVersion"</text:span><text:span text:style-name="T20">:</text:span><text:span text:style-name="T12">0</text:span><text:span text:style-name="T20">,</text:span></text:p>
            <text:p text:style-name="P14"><text:span text:style-name="T12"><text:s text:c="3"/></text:span><text:span text:style-name="T18">"dataTypeName"</text:span><text:span text:style-name="T20">:</text:span><text:span text:style-name="T12">"generic"</text:span><text:span text:style-name="T20">,</text:span></text:p>
            <text:p text:style-name="P14"><text:span text:style-name="T12"><text:s text:c="3"/></text:span><text:span text:style-name="T18">"dataSize"</text:span></text:p>
            <text:p text:style-name="P14"><text:span text:style-name="T12"><text:s text:c="3"/></text:span><text:span text:style-name="T18">"resourceGroupName"</text:span><text:span text:style-name="T20">:</text:span><text:span text:style-name="T12">""</text:span><text:span text:style-name="T20">,</text:span></text:p>
            <text:p text:style-name="P35"/>
            <text:p text:style-name="P14"><text:span text:style-name="T12"><text:s text:c="3"/></text:span><text:span text:style-name="T18">"resourceName"</text:span><text:span text:style-name="T20">:</text:span><text:span text:style-name="T12">"test1-resc"</text:span><text:span text:style-name="T20">,</text:span></text:p>
            <text:p text:style-name="P14"><text:span text:style-name="T12"><text:s text:c="3"/></text:span><text:span text:style-name="T18">"dataPath"</text:span><text:span text:style-name="T20">:</text:span><text:span text:style-name="T12">"/opt/iRODS/iRODS3.3/Vault1/home/test1/jargon-scratch/RestDataObjectServiceTest/testFindByAbsolutePath.dat"</text:span><text:span text:style-name="T20">,</text:span></text:p>
            <text:p text:style-name="P14"><text:span text:style-name="T12"><text:s text:c="3"/></text:span><text:span text:style-name="T18">"dataOwnerName"</text:span><text:span text:style-name="T20">:</text:span><text:span text:style-name="T12">"test1"</text:span><text:span text:style-name="T20">,</text:span></text:p>
            <text:p text:style-name="P14"><text:span text:style-name="T12"><text:s text:c="3"/></text:span><text:span text:style-name="T18">"dataOwnerZone"</text:span><text:span text:style-name="T20">:</text:span><text:span text:style-name="T12">"fedZone1"</text:span><text:span text:style-name="T20">,</text:span></text:p>
            <text:p text:style-name="P14"><text:span text:style-name="T12"><text:s text:c="3"/></text:span><text:span text:style-name="T18">"replicationStatus"</text:span><text:span text:style-name="T20">:</text:span><text:span text:style-name="T12">"1"</text:span><text:span text:style-name="T20">,</text:span></text:p>
            <text:p text:style-name="P14"><text:span text:style-name="T12"><text:s text:c="3"/></text:span><text:span text:style-name="T18">"dataStatus"</text:span><text:span text:style-name="T20">:</text:span><text:span text:style-name="T12">""</text:span><text:span text:style-name="T20">,</text:span></text:p>
            <text:p text:style-name="P14"><text:span text:style-name="T12"><text:s text:c="3"/></text:span><text:span text:style-name="T18">"checksum"</text:span><text:span text:style-name="T20">:</text:span><text:span text:style-name="T12">""</text:span><text:span text:style-name="T20">,</text:span></text:p>
            <text:p text:style-name="P14"><text:span text:style-name="T12"><text:s text:c="3"/></text:span><text:span text:style-name="T18">"expiry"</text:span><text:span text:style-name="T20">:</text:span><text:span text:style-name="T12">""</text:span><text:span text:style-name="T20">,</text:span></text:p>
            <text:p text:style-name="P14"><text:span text:style-name="T12"><text:s text:c="3"/></text:span><text:span text:style-name="T18">"dataMapId"</text:span><text:span text:style-name="T20">:</text:span><text:span text:style-name="T12">0</text:span><text:span text:style-name="T20">,</text:span></text:p>
            <text:p text:style-name="P14"><text:span text:style-name="T12"><text:s text:c="3"/></text:span><text:span text:style-name="T18">"comments"</text:span><text:span text:style-name="T20">:</text:span><text:span text:style-name="T12">""</text:span><text:span text:style-name="T20">,</text:span></text:p>
            <text:p text:style-name="P14"><text:span text:style-name="T12"><text:s text:c="3"/></text:span><text:span text:style-name="T18">"createdAt"</text:span><text:span text:style-name="T20">:</text:span><text:span text:style-name="T12">1388998844000</text:span><text:span text:style-name="T20">,</text:span></text:p>
            <text:p text:style-name="P14"><text:span text:style-name="T12"><text:s text:c="3"/></text:span><text:span text:style-name="T18">"updatedAt"</text:span><text:span text:style-name="T20">:</text:span><text:span text:style-name="T12">1388998844000</text:span><text:span text:style-name="T20">,</text:span></text:p>
            <text:p text:style-name="P14"><text:span text:style-name="T12"><text:s text:c="3"/></text:span><text:span text:style-name="T18">"specColType"</text:span><text:span text:style-name="T20">:</text:span><text:span text:style-name="T12">"NORMAL"</text:span><text:span text:style-name="T20">,</text:span></text:p>
            <text:p text:style-name="P14"><text:span text:style-name="T12"><text:s text:c="3"/></text:span><text:span text:style-name="T18">"objectPath"</text:span><text:span text:style-name="T20">:</text:span><text:span text:style-name="T12">""</text:span></text:p>
            <text:p text:style-name="P37">}</text:p>
          </table:table-cell>
        </table:table-row>
      </table:table>
      <text:h text:style-name="P178" text:outline-level="10"><text:bookmark text:name="h.3ductck15rp4"/></text:h>
      <text:h text:style-name="P84" text:outline-level="10"><text:bookmark text:name="h.6lsvep1259jf"/>Requests</text:h>
      <text:p text:style-name="P1"/>
      <text:p text:style-name="P1"/>
      <text:h text:style-name="P162" text:outline-level="10"><text:bookmark text:name="h.ugjt3cpxgy7j"/>Syntax</text:h>
      <text:p text:style-name="P1"/>
      <text:p text:style-name="P1">DELETE /dataObject/<text:span text:style-name="T2">irodsabsolutepathtodataobject</text:span>.<text:span text:style-name="T2">extension</text:span></text:p>
      <text:h text:style-name="P162"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19">Name</text:p>
          </table:table-cell>
          <table:table-cell table:style-name="Table35.A1" office:value-type="string">
            <text:p text:style-name="P19">Description</text:p>
          </table:table-cell>
        </table:table-row>
        <table:table-row>
          <table:table-cell table:style-name="Table35.A1" office:value-type="string">
            <text:p text:style-name="P15">n/a</text:p>
          </table:table-cell>
          <table:table-cell table:style-name="Table35.A1" office:value-type="string">
            <text:p text:style-name="P15"/>
          </table:table-cell>
        </table:table-row>
      </table:table>
      <text:p text:style-name="P1"/>
      <text:p text:style-name="P1"/>
      <text:p text:style-name="P1"/>
      <text:p text:style-name="P1"/>
      <text:p text:style-name="P1"/>
      <text:h text:style-name="P162" text:outline-level="10"><text:bookmark text:name="h.cv4xaow9zwij"/>Responses - XML</text:h>
      <text:p text:style-name="P61"/>
      <table:table table:name="Table36" table:style-name="Table36">
        <table:table-column table:style-name="Table36.A"/>
        <table:table-row>
          <table:table-cell table:style-name="Table36.A1" office:value-type="string">
            <text:p text:style-name="P58">n/a</text:p>
          </table:table-cell>
        </table:table-row>
      </table:table>
      <text:h text:style-name="P162"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25">n/a</text:p>
          </table:table-cell>
        </table:table-row>
      </table:table>
      <text:p text:style-name="P55"/>
      <text:p text:style-name="P56"/>
      <text:p text:style-name="P56"/>
      <text:h text:style-name="P178" text:outline-level="10"><text:bookmark text:name="h.z27148w8gkyg"/>Get Data Object File Content (File Download)</text:h>
      <text:p text:style-name="P1"/>
      <text:h text:style-name="P84"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2">NOTE: should we here consider the file contents as a sub-resource instead? <text:s/>This might make it more consistent?</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 httpGet = new HttpGet(sb.toString());</text:span></text:p>
      <text:p text:style-name="P4"/>
      <text:p text:style-name="P4"><text:tab/>HttpResponse response = clientAndContext.getHttpClient().execute(</text:p>
      <text:p text:style-name="P4"><text:tab/><text:tab/><text:tab/><text:tab/><text:tab/>httpGet, clientAndContext.getHttpContext());</text:p>
      <text:p text:style-name="P4"/>
      <text:p text:style-name="P4"><text:tab/>HttpEntity entity = response.getEntity();</text:p>
      <text:p text:style-name="P4"><text:tab/>long len = 0;</text:p>
      <text:p text:style-name="P4"><text:tab/>InputStream inputStream = null;</text:p>
      <text:p text:style-name="P4"/>
      <text:p text:style-name="P4"><text:tab/>if (entity != null) {</text:p>
      <text:p text:style-name="P4"><text:tab/><text:tab/>len = entity.getContentLength();</text:p>
      <text:p text:style-name="P4"><text:tab/><text:tab/>inputStream = entity.getContent();</text:p>
      <text:p text:style-name="P4"><text:tab/><text:tab/>// write the file to wherever you want it.</text:p>
      <text:p text:style-name="P4"><text:tab/>}</text:p>
      <text:p text:style-name="P1"/>
      <text:h text:style-name="P84" text:outline-level="10"><text:bookmark text:name="h.njcywl8tvtul"/>Requests</text:h>
      <text:h text:style-name="P162" text:outline-level="10"><text:bookmark text:name="h.gk7cpxhm2umr"/>Syntax</text:h>
      <text:p text:style-name="P1"/>
      <text:p text:style-name="P1">GET /fileContents/<text:span text:style-name="T2">irodsabsolutepathtodataobject</text:span>.<text:span text:style-name="T2">extension</text:span></text:p>
      <text:h text:style-name="P162" text:outline-level="10"><text:bookmark text:name="h.mz9esygalc5a"/>Request Parameters</text:h>
      <text:p text:style-name="P1"/>
      <text:p text:style-name="P2">TODO: add param to download segments of a file with offset and length</text:p>
      <text:p text:style-name="P1"/>
      <text:p text:style-name="P1"/>
      <table:table table:name="Table38" table:style-name="Table38">
        <table:table-column table:style-name="Table38.A" table:number-columns-repeated="2"/>
        <table:table-row>
          <table:table-cell table:style-name="Table38.A1" office:value-type="string">
            <text:p text:style-name="P19">Name</text:p>
          </table:table-cell>
          <table:table-cell table:style-name="Table38.A1" office:value-type="string">
            <text:p text:style-name="P19">Description</text:p>
          </table:table-cell>
        </table:table-row>
        <table:table-row>
          <table:table-cell table:style-name="Table38.A1" office:value-type="string">
            <text:p text:style-name="P15">n/a</text:p>
          </table:table-cell>
          <table:table-cell table:style-name="Table38.A1" office:value-type="string">
            <text:p text:style-name="P15"/>
          </table:table-cell>
        </table:table-row>
      </table:table>
      <text:p text:style-name="P1"/>
      <text:p text:style-name="P1"/>
      <text:h text:style-name="P162" text:outline-level="10"><text:bookmark text:name="h.lyv2tmux1ovl"/>Responses - XML</text:h>
      <text:p text:style-name="P61"/>
      <table:table table:name="Table39" table:style-name="Table39">
        <table:table-column table:style-name="Table39.A"/>
        <table:table-row>
          <table:table-cell table:style-name="Table39.A1" office:value-type="string">
            <text:p text:style-name="P58">n/a</text:p>
          </table:table-cell>
        </table:table-row>
      </table:table>
      <text:h text:style-name="P162" text:outline-level="10"><text:bookmark text:name="h.vfi374ym5d3k"/></text:h>
      <text:h text:style-name="P162"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25">n/a</text:p>
          </table:table-cell>
        </table:table-row>
      </table:table>
      <text:p text:style-name="P1"/>
      <text:p text:style-name="P61"/>
      <text:p text:style-name="P61"/>
      <text:h text:style-name="P188" text:outline-level="10"><text:bookmark text:name="h.tz74003clpmu"/>Post Data Object File Content (File Upload)</text:h>
      <text:p text:style-name="P1"/>
      <text:h text:style-name="P84"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2">NOTE: should we here consider the file contents as a sub-resource instead? <text:s/>This might make it more consistent?</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 httpPost = new HttpPost(sb.toString());</text:span></text:p>
      <text:p text:style-name="P4"><text:tab/>httpPost.addHeader("accept", "application/json");</text:p>
      <text:p text:style-name="P4"><text:tab/>// httpPost.addHeader("Content-type", "multipart/form-data");</text:p>
      <text:p text:style-name="P4"><text:tab/>FileBody fileEntity = new FileBody(localFile,</text:p>
      <text:p text:style-name="P4"><text:tab/><text:tab/><text:tab/><text:tab/><text:tab/>"application/octet-stream");</text:p>
      <text:p text:style-name="P4"><text:tab/>MultipartEntity reqEntity = new MultipartEntity(</text:p>
      <text:p text:style-name="P4"><text:tab/><text:tab/><text:tab/><text:tab/><text:tab/>HttpMultipartMode.BROWSER_COMPATIBLE);</text:p>
      <text:p text:style-name="P4"><text:tab/>reqEntity.addPart("uploadFile", fileEntity);</text:p>
      <text:p text:style-name="P4"><text:tab/>httpPost.setEntity(reqEntity);</text:p>
      <text:p text:style-name="P4"><text:tab/>HttpResponse response = clientAndContext.getHttpClient().execute(</text:p>
      <text:p text:style-name="P4"><text:tab/>httpPost, clientAndContext.getHttpContext());</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84" text:outline-level="10"><text:bookmark text:name="h.7nx7jkcyo4ht"/>Requests</text:h>
      <text:h text:style-name="P162" text:outline-level="10"><text:bookmark text:name="h.h3rj6r2lh79v"/>Syntax</text:h>
      <text:p text:style-name="P1"/>
      <text:p text:style-name="P1">POST /fileContents/<text:span text:style-name="T2">irodsabsolutepathtodataobject</text:span>.<text:span text:style-name="T2">extension</text:span></text:p>
      <text:h text:style-name="P162" text:outline-level="10"><text:bookmark text:name="h.5cmjx6h1uhua"/>Request Parameters</text:h>
      <text:p text:style-name="P1"/>
      <text:p text:style-name="P2">TODO: add param to upload segments of a file with offset and length</text:p>
      <text:p text:style-name="P1"/>
      <text:p text:style-name="P1"/>
      <table:table table:name="Table41" table:style-name="Table41">
        <table:table-column table:style-name="Table41.A" table:number-columns-repeated="2"/>
        <table:table-row>
          <table:table-cell table:style-name="Table41.A1" office:value-type="string">
            <text:p text:style-name="P19">Name</text:p>
          </table:table-cell>
          <table:table-cell table:style-name="Table41.A1" office:value-type="string">
            <text:p text:style-name="P19">Description</text:p>
          </table:table-cell>
        </table:table-row>
        <table:table-row>
          <table:table-cell table:style-name="Table41.A1" office:value-type="string">
            <text:p text:style-name="P15">n/a</text:p>
          </table:table-cell>
          <table:table-cell table:style-name="Table41.A1" office:value-type="string">
            <text:p text:style-name="P15"/>
          </table:table-cell>
        </table:table-row>
      </table:table>
      <text:p text:style-name="P1"/>
      <text:p text:style-name="P1"/>
      <text:h text:style-name="P162" text:outline-level="10"><text:bookmark text:name="h.g22x8cfboukl"/>Responses - XML</text:h>
      <text:p text:style-name="P61"/>
      <table:table table:name="Table42" table:style-name="Table42">
        <table:table-column table:style-name="Table42.A"/>
        <table:table-row>
          <table:table-cell table:style-name="Table42.A1" office:value-type="string">
            <text:p text:style-name="P65">&lt;?xml version="1.0" encoding="UTF-8" standalone="yes"?&gt;</text:p>
            <text:p text:style-name="P65">&lt;ns2:dataObject xmlns:ns2="http://irods.org/irods-rest"</text:p>
            <text:p text:style-name="P65"><text:tab/>collectionId="614201" id="614202"&gt;</text:p>
            <text:p text:style-name="P65"><text:tab/>&lt;checksum /&gt;</text:p>
            <text:p text:style-name="P65"><text:tab/>&lt;collectionName&gt;/fedZone1/home/test1/jargon-scratch/RestDataObjectServiceTest</text:p>
            <text:p text:style-name="P65"><text:tab/>&lt;/collectionName&gt;</text:p>
            <text:p text:style-name="P65"><text:tab/>&lt;comments /&gt;</text:p>
            <text:p text:style-name="P65"><text:tab/>&lt;createdAt&gt;2014-01-06T03:58:35-05:00&lt;/createdAt&gt;</text:p>
            <text:p text:style-name="P65"><text:tab/>&lt;dataMapId&gt;0&lt;/dataMapId&gt;</text:p>
            <text:p text:style-name="P65"><text:tab/>&lt;dataName&gt;testGetDataObjectDataXML.dat&lt;/dataName&gt;</text:p>
            <text:p text:style-name="P65"><text:tab/>&lt;dataOwnerName&gt;test1&lt;/dataOwnerName&gt;</text:p>
            <text:p text:style-name="P65"><text:tab/>&lt;dataOwnerZone&gt;fedZone1&lt;/dataOwnerZone&gt;</text:p>
            <text:p text:style-name="P65"><text:tab/>&lt;dataPath&gt;/opt/iRODS/iRODS3.3/Vault1/home/test1/jargon-scratch/RestDataObjectServiceTest/testGetDataObjectDataXML.dat</text:p>
            <text:p text:style-name="P65"><text:tab/>&lt;/dataPath&gt;</text:p>
            <text:p text:style-name="P65"><text:tab/>&lt;dataReplicationNumber&gt;0&lt;/dataReplicationNumber&gt;</text:p>
            <text:p text:style-name="P65"><text:tab/>&lt;dataSize&gt;1&lt;/dataSize&gt;</text:p>
            <text:p text:style-name="P65"><text:tab/>&lt;dataStatus /&gt;</text:p>
            <text:p text:style-name="P65"><text:tab/>&lt;dataTypeName&gt;generic&lt;/dataTypeName&gt;</text:p>
            <text:p text:style-name="P65"><text:tab/>&lt;dataVersion&gt;0&lt;/dataVersion&gt;</text:p>
            <text:p text:style-name="P65"><text:tab/>&lt;expiry /&gt;</text:p>
            <text:p text:style-name="P65"><text:tab/>&lt;objectPath /&gt;</text:p>
            <text:p text:style-name="P65"><text:tab/>&lt;replicationStatus&gt;1&lt;/replicationStatus&gt;</text:p>
            <text:p text:style-name="P65"><text:tab/>&lt;resourceGroupName /&gt;</text:p>
            <text:p text:style-name="P65"><text:tab/>&lt;resourceName&gt;test1-resc&lt;/resourceName&gt;</text:p>
            <text:p text:style-name="P65"><text:tab/>&lt;specColType&gt;NORMAL&lt;/specColType&gt;</text:p>
            <text:p text:style-name="P65"><text:tab/>&lt;updatedAt&gt;2014-01-06T03:58:35-05:00&lt;/updatedAt&gt;</text:p>
            <text:p text:style-name="P65">&lt;/ns2:dataObject&gt;</text:p>
          </table:table-cell>
        </table:table-row>
      </table:table>
      <text:h text:style-name="P162" text:outline-level="10"><text:bookmark text:name="h.igd7vlx4jue6"/></text:h>
      <text:h text:style-name="P162"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37">{</text:p>
            <text:p text:style-name="P14"><text:span text:style-name="T12"><text:s text:c="3"/></text:span><text:span text:style-name="T18">"id"</text:span><text:span text:style-name="T20">:</text:span><text:span text:style-name="T12">614206</text:span><text:span text:style-name="T20">,</text:span></text:p>
            <text:p text:style-name="P14"><text:span text:style-name="T12"><text:s text:c="3"/></text:span><text:span text:style-name="T18">"collectionId"</text:span><text:span text:style-name="T20">:</text:span><text:span text:style-name="T12">614205</text:span><text:span text:style-name="T20">,</text:span></text:p>
            <text:p text:style-name="P14"><text:span text:style-name="T12"><text:s text:c="3"/></text:span><text:span text:style-name="T18">"dataName"</text:span><text:span text:style-name="T20">:</text:span><text:span text:style-name="T12">"testFindByAbsolutePath.dat"</text:span><text:span text:style-name="T20">,</text:span></text:p>
            <text:p text:style-name="P14"><text:span text:style-name="T12"><text:s text:c="3"/></text:span><text:span text:style-name="T18">"collectionName"</text:span><text:span text:style-name="T20">:</text:span><text:span text:style-name="T12">"/fedZone1/home/test1/jargon-scratch/RestDataObjectServiceTest"</text:span><text:span text:style-name="T20">,</text:span></text:p>
            <text:p text:style-name="P14"><text:span text:style-name="T12"><text:s text:c="3"/></text:span><text:span text:style-name="T18">"dataReplicationNumber"</text:span><text:span text:style-name="T20">:</text:span><text:span text:style-name="T12">0</text:span><text:span text:style-name="T20">,</text:span></text:p>
            <text:p text:style-name="P14"><text:span text:style-name="T12"><text:s text:c="3"/></text:span><text:span text:style-name="T18">"dataVersion"</text:span><text:span text:style-name="T20">:</text:span><text:span text:style-name="T12">0</text:span><text:span text:style-name="T20">,</text:span></text:p>
            <text:p text:style-name="P14"><text:span text:style-name="T12"><text:s text:c="3"/></text:span><text:span text:style-name="T18">"dataTypeName"</text:span><text:span text:style-name="T20">:</text:span><text:span text:style-name="T12">"generic"</text:span><text:span text:style-name="T20">,</text:span></text:p>
            <text:p text:style-name="P14"><text:span text:style-name="T12"><text:s text:c="3"/></text:span><text:span text:style-name="T18">"dataSize"</text:span><text:span text:style-name="T20">:</text:span><text:span text:style-name="T12">1</text:span><text:span text:style-name="T20">,</text:span></text:p>
            <text:p text:style-name="P14"><text:span text:style-name="T12"><text:s text:c="3"/></text:span><text:span text:style-name="T18">"resourceGroupName"</text:span><text:span text:style-name="T20">:</text:span><text:span text:style-name="T12">""</text:span><text:span text:style-name="T20">,</text:span></text:p>
            <text:p text:style-name="P14"><text:span text:style-name="T12"><text:s text:c="3"/></text:span><text:span text:style-name="T18">"resourceName"</text:span><text:span text:style-name="T20">:</text:span><text:span text:style-name="T12">"test1-resc"</text:span><text:span text:style-name="T20">,</text:span></text:p>
            <text:p text:style-name="P14"><text:span text:style-name="T12"><text:s text:c="3"/></text:span><text:span text:style-name="T18">"dataPath"</text:span><text:span text:style-name="T20">:</text:span><text:span text:style-name="T12">"/opt/iRODS/iRODS3.3/Vault1/home/test1/jargon-scratch/RestDataObjectServiceTest/testFindByAbsolutePath.dat"</text:span><text:span text:style-name="T20">,</text:span></text:p>
            <text:p text:style-name="P14"><text:span text:style-name="T12"><text:s text:c="3"/></text:span><text:span text:style-name="T18">"dataOwnerName"</text:span><text:span text:style-name="T20">:</text:span><text:span text:style-name="T12">"test1"</text:span><text:span text:style-name="T20">,</text:span></text:p>
            <text:p text:style-name="P14"><text:span text:style-name="T12"><text:s text:c="3"/></text:span><text:span text:style-name="T18">"dataOwnerZone"</text:span><text:span text:style-name="T20">:</text:span><text:span text:style-name="T12">"fedZone1"</text:span><text:span text:style-name="T20">,</text:span></text:p>
            <text:p text:style-name="P14"><text:span text:style-name="T12"><text:s text:c="3"/></text:span><text:span text:style-name="T18">"replicationStatus"</text:span><text:span text:style-name="T20">:</text:span><text:span text:style-name="T12">"1"</text:span><text:span text:style-name="T20">,</text:span></text:p>
            <text:p text:style-name="P14"><text:span text:style-name="T12"><text:s text:c="3"/></text:span><text:span text:style-name="T18">"dataStatus"</text:span><text:span text:style-name="T20">:</text:span><text:span text:style-name="T12">""</text:span><text:span text:style-name="T20">,</text:span></text:p>
            <text:p text:style-name="P14"><text:span text:style-name="T12"><text:s text:c="3"/></text:span><text:span text:style-name="T18">"checksum"</text:span><text:span text:style-name="T20">:</text:span><text:span text:style-name="T12">""</text:span><text:span text:style-name="T20">,</text:span></text:p>
            <text:p text:style-name="P14"><text:span text:style-name="T12"><text:s text:c="3"/></text:span><text:span text:style-name="T18">"expiry"</text:span><text:span text:style-name="T20">:</text:span><text:span text:style-name="T12">""</text:span><text:span text:style-name="T20">,</text:span></text:p>
            <text:p text:style-name="P14"><text:span text:style-name="T12"><text:s text:c="3"/></text:span><text:span text:style-name="T18">"dataMapId"</text:span><text:span text:style-name="T20">:</text:span><text:span text:style-name="T12">0</text:span><text:span text:style-name="T20">,</text:span></text:p>
            <text:p text:style-name="P14"><text:span text:style-name="T12"><text:s text:c="3"/></text:span><text:span text:style-name="T18">"comments"</text:span><text:span text:style-name="T20">:</text:span><text:span text:style-name="T12">""</text:span><text:span text:style-name="T20">,</text:span></text:p>
            <text:p text:style-name="P14"><text:span text:style-name="T12"><text:s text:c="3"/></text:span><text:span text:style-name="T18">"createdAt"</text:span><text:span text:style-name="T20">:</text:span><text:span text:style-name="T12">1388998844000</text:span><text:span text:style-name="T20">,</text:span></text:p>
            <text:p text:style-name="P14"><text:span text:style-name="T12"><text:s text:c="3"/></text:span><text:span text:style-name="T18">"updatedAt"</text:span><text:span text:style-name="T20">:</text:span><text:span text:style-name="T12">1388998844000</text:span><text:span text:style-name="T20">,</text:span></text:p>
            <text:p text:style-name="P14"><text:span text:style-name="T12"><text:s text:c="3"/></text:span><text:span text:style-name="T18">"specColType"</text:span><text:span text:style-name="T20">:</text:span><text:span text:style-name="T12">"NORMAL"</text:span><text:span text:style-name="T20">,</text:span></text:p>
            <text:p text:style-name="P14"><text:span text:style-name="T12"><text:s text:c="3"/></text:span><text:span text:style-name="T18">"objectPath"</text:span><text:span text:style-name="T20">:</text:span><text:span text:style-name="T12">""</text:span></text:p>
            <text:p text:style-name="P37">}</text:p>
          </table:table-cell>
        </table:table-row>
      </table:table>
      <text:p text:style-name="P1"/>
      <text:p text:style-name="P61"/>
      <text:p text:style-name="P61"/>
      <text:p text:style-name="P61"/>
      <text:p text:style-name="P61"/>
      <text:p text:style-name="P61"/>
      <text:p text:style-name="P61"/>
      <text:p text:style-name="P61"/>
      <text:h text:style-name="P193" text:outline-level="10"><text:bookmark text:name="h.cql3m8xocme6"/>Operations on Data Object AVU Metadata</text:h>
      <text:p text:style-name="P8"/>
      <text:p text:style-name="P8">The following operations apply to the AVU sub-resource of an iRODS data objects, and represents AVU metadata attached to the given data object</text:p>
      <text:p text:style-name="P8"/>
      <text:h text:style-name="P187" text:outline-level="10"><text:bookmark text:name="h.i3imbmhshlkb"/>Get Data Object AVU Metadata</text:h>
      <text:p text:style-name="P8"/>
      <text:h text:style-name="P90" text:outline-level="10"><text:bookmark text:name="h.6mc729wgggxh"/>Description</text:h>
      <text:p text:style-name="P8"/>
      <text:p text:style-name="P8">This GET operation will retrieve the AVU metadata associated with an iRODS data object</text:p>
      <text:p text:style-name="P8"/>
      <text:h text:style-name="P90" text:outline-level="10"><text:bookmark text:name="h.3z01dmbbpjcw"/>Requests</text:h>
      <text:p text:style-name="P8"/>
      <text:h text:style-name="P168" text:outline-level="10"><text:bookmark text:name="h.dcpmgiqhuhju"/>Syntax</text:h>
      <text:p text:style-name="P8"/>
      <text:p text:style-name="P8">GET /dataObject/<text:span text:style-name="T2">irodsabsolutepathtodataobject.extension</text:span>/metadata</text:p>
      <text:h text:style-name="P168" text:outline-level="10"><text:bookmark text:name="h.x1mon766x3mm"/>Request Parameters</text:h>
      <text:p text:style-name="P8"/>
      <text:p text:style-name="P8"/>
      <table:table table:name="Table44" table:style-name="Table44">
        <table:table-column table:style-name="Table44.A" table:number-columns-repeated="2"/>
        <table:table-row>
          <table:table-cell table:style-name="Table44.A1" office:value-type="string">
            <text:p text:style-name="P19">Name</text:p>
          </table:table-cell>
          <table:table-cell table:style-name="Table44.A1" office:value-type="string">
            <text:p text:style-name="P19">Description</text:p>
          </table:table-cell>
        </table:table-row>
        <table:table-row>
          <table:table-cell table:style-name="Table44.A1" office:value-type="string">
            <text:p text:style-name="P15">n/a</text:p>
          </table:table-cell>
          <table:table-cell table:style-name="Table44.A1" office:value-type="string">
            <text:p text:style-name="P15"/>
          </table:table-cell>
        </table:table-row>
      </table:table>
      <text:p text:style-name="P8"/>
      <text:h text:style-name="P168" text:outline-level="10"><text:bookmark text:name="h.448je93n697k"/>Responses - XML</text:h>
      <text:p text:style-name="P61"/>
      <table:table table:name="Table45" table:style-name="Table45">
        <table:table-column table:style-name="Table45.A"/>
        <table:table-row>
          <table:table-cell table:style-name="Table45.A1" office:value-type="string">
            <text:p text:style-name="P57">&lt;ns2:metadataListing xmlns:ns2="http://irods.org/irods-rest" objectType="DATA_OBJECT"&gt;</text:p>
            <text:p text:style-name="P76">&lt;metadataEntries count="1" lastResult="true" totalRecords="0"&gt;</text:p>
            <text:p text:style-name="P78">&lt;attribute&gt;attr1&lt;/attribute&gt;</text:p>
            <text:p text:style-name="P78">&lt;unit&gt;unit1&lt;/unit&gt;</text:p>
            <text:p text:style-name="P78">&lt;value&gt;val1&lt;/value&gt;</text:p>
            <text:p text:style-name="P76">&lt;/metadataEntries&gt;</text:p>
            <text:p text:style-name="P76">&lt;uniqueNameString&gt;fedZone1/home/rods/shared&lt;/uniqueNameString&gt;</text:p>
            <text:p text:style-name="P68">&lt;/ns2:metadataListing&gt;</text:p>
            <text:p text:style-name="P65"/>
          </table:table-cell>
        </table:table-row>
      </table:table>
      <text:h text:style-name="P168" text:outline-level="10"><text:bookmark text:name="h.3nb7vpezr1th"/></text:h>
      <text:h text:style-name="P168" text:outline-level="10"><text:bookmark text:name="h.unxzdoocjzau"/>Responses - JSON</text:h>
      <text:p text:style-name="P8"/>
      <text:p text:style-name="P8"/>
      <table:table table:name="Table46" table:style-name="Table46">
        <table:table-column table:style-name="Table46.A"/>
        <table:table-row>
          <table:table-cell table:style-name="Table46.A1" office:value-type="string">
            <text:p text:style-name="P36">{</text:p>
            <text:p text:style-name="P14"><text:span text:style-name="T11"><text:s text:c="3"/></text:span><text:span text:style-name="T17">"metadataEntries"</text:span><text:span text:style-name="T19">:</text:span><text:span text:style-name="T15">[</text:span></text:p>
            <text:p text:style-name="P14"><text:span text:style-name="T11"><text:s text:c="6"/></text:span><text:span text:style-name="T15">{</text:span></text:p>
            <text:p text:style-name="P14"><text:span text:style-name="T11"><text:s text:c="9"/></text:span><text:span text:style-name="T17">"attribute"</text:span><text:span text:style-name="T19">:</text:span><text:span text:style-name="T11">"attr1"</text:span><text:span text:style-name="T19">,</text:span></text:p>
            <text:p text:style-name="P14"><text:span text:style-name="T11"><text:s text:c="9"/></text:span><text:span text:style-name="T17">"value"</text:span><text:span text:style-name="T19">:</text:span><text:span text:style-name="T11">"val1"</text:span><text:span text:style-name="T19">,</text:span></text:p>
            <text:p text:style-name="P14"><text:span text:style-name="T11"><text:s text:c="9"/></text:span><text:span text:style-name="T17">"unit"</text:span><text:span text:style-name="T19">:</text:span><text:span text:style-name="T11">"unit1"</text:span><text:span text:style-name="T19">,</text:span></text:p>
            <text:p text:style-name="P14"><text:span text:style-name="T11"><text:s text:c="9"/></text:span><text:span text:style-name="T17">"count"</text:span><text:span text:style-name="T19">:</text:span><text:span text:style-name="T11">1</text:span><text:span text:style-name="T19">,</text:span></text:p>
            <text:p text:style-name="P14"><text:span text:style-name="T11"><text:s text:c="9"/></text:span><text:span text:style-name="T17">"lastResult"</text:span><text:span text:style-name="T19">:</text:span><text:span text:style-name="T11">true</text:span><text:span text:style-name="T19">,</text:span></text:p>
            <text:p text:style-name="P14"><text:span text:style-name="T11"><text:s text:c="9"/></text:span><text:span text:style-name="T17">"totalRecords"</text:span><text:span text:style-name="T19">:</text:span><text:span text:style-name="T11">0</text:span></text:p>
            <text:p text:style-name="P14"><text:span text:style-name="T11"><text:s text:c="6"/></text:span><text:span text:style-name="T15">}</text:span></text:p>
            <text:p text:style-name="P14"><text:span text:style-name="T11"><text:s text:c="3"/></text:span><text:span text:style-name="T15">]</text:span><text:span text:style-name="T19">,</text:span></text:p>
            <text:p text:style-name="P14"><text:span text:style-name="T11"><text:s text:c="3"/></text:span><text:span text:style-name="T17">"objectType"</text:span><text:span text:style-name="T19">:</text:span><text:span text:style-name="T11">’DATA_OBJECT"</text:span><text:span text:style-name="T19">,</text:span></text:p>
            <text:p text:style-name="P14"><text:span text:style-name="T11"><text:s text:c="3"/></text:span><text:span text:style-name="T17">"uniqueNameString"</text:span><text:span text:style-name="T19">:</text:span><text:span text:style-name="T11">"fedZone1/home/rods/shared"</text:span></text:p>
            <text:p text:style-name="P36">}</text:p>
          </table:table-cell>
        </table:table-row>
      </table:table>
      <text:p text:style-name="P8"/>
      <text:p text:style-name="P61"/>
      <text:p text:style-name="P61"/>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89" text:outline-level="10"><text:bookmark text:name="h.aighoedi8xt3"/>Add Data Object AVU Metadata</text:h>
      <text:p text:style-name="P8"/>
      <text:h text:style-name="P90" text:outline-level="10"><text:bookmark text:name="h.nubj1isnym74"/>Description</text:h>
      <text:p text:style-name="P8"/>
      <text:p text:style-name="P8">This PUT operation will bulk add the provided AVU metadata associated with an iRODS data object.</text:p>
      <text:p text:style-name="P8"/>
      <text:p text:style-name="P8">This bulk operation requires a request body in XML or JSON, as AVU metadata is too large and complex for proper expression as a URL or parameter. <text:s/>This bulk mode also is more efficient for larger amounts of metadata, requiring fewer round trips.</text:p>
      <text:p text:style-name="P8"/>
      <text:p text:style-name="P8">Note that the response will detail the disposition, and any errors that occurred for individual AVU values.</text:p>
      <text:p text:style-name="P8"/>
      <text:h text:style-name="P90" text:outline-level="10"><text:bookmark text:name="h.yecd0fs8fbai"/>Requests</text:h>
      <text:p text:style-name="P8"/>
      <text:h text:style-name="P168" text:outline-level="10"><text:bookmark text:name="h.6n8k0l5nwd4r"/>Syntax</text:h>
      <text:p text:style-name="P8"/>
      <text:p text:style-name="P8">PUT /dataObject/<text:span text:style-name="T2">irodsabsolutepathtodataobject.extension</text:span>/metadata</text:p>
      <text:h text:style-name="P168" text:outline-level="10"><text:bookmark text:name="h.ttg8p0efojzu"/>Request Parameters</text:h>
      <text:p text:style-name="P8"/>
      <text:p text:style-name="P8"/>
      <table:table table:name="Table47" table:style-name="Table47">
        <table:table-column table:style-name="Table47.A" table:number-columns-repeated="2"/>
        <table:table-row>
          <table:table-cell table:style-name="Table47.A1" office:value-type="string">
            <text:p text:style-name="P19">Name</text:p>
          </table:table-cell>
          <table:table-cell table:style-name="Table47.A1" office:value-type="string">
            <text:p text:style-name="P19">Description</text:p>
          </table:table-cell>
        </table:table-row>
        <table:table-row>
          <table:table-cell table:style-name="Table47.A1" office:value-type="string">
            <text:p text:style-name="P15">n/a</text:p>
          </table:table-cell>
          <table:table-cell table:style-name="Table47.A1" office:value-type="string">
            <text:p text:style-name="P15"/>
          </table:table-cell>
        </table:table-row>
      </table:table>
      <text:p text:style-name="P8"/>
      <text:h text:style-name="P168" text:outline-level="10"><text:bookmark text:name="h.idl50tq1vaab"/>Request Body - XML</text:h>
      <text:p text:style-name="P61"/>
      <table:table table:name="Table48" table:style-name="Table48">
        <table:table-column table:style-name="Table48.A"/>
        <table:table-row>
          <table:table-cell table:style-name="Table48.A1" office:value-type="string">
            <text:p text:style-name="P65">&lt;?xml version="1.0" encoding="UTF-8" standalone="yes"?&gt;</text:p>
            <text:p text:style-name="P65">&lt;ns2:metadataOperation xmlns:ns2="http://irods.org/irods-rest"&gt;</text:p>
            <text:p text:style-name="P65"><text:tab/>&lt;metadataEntries&gt;</text:p>
            <text:p text:style-name="P65"><text:tab/><text:tab/>&lt;attribute&gt;testBulkAddCollectionAVUSendXMLAttr1&lt;/attribute&gt;</text:p>
            <text:p text:style-name="P65"><text:tab/><text:tab/>&lt;unit&gt;testBulkAddCollectionAVUSendXMLUnit1&lt;/unit&gt;</text:p>
            <text:p text:style-name="P65"><text:tab/><text:tab/>&lt;value&gt;testBulkAddCollectionAVUSendXMLValue1&lt;/value&gt;</text:p>
            <text:p text:style-name="P65"><text:tab/>&lt;/metadataEntries&gt;</text:p>
            <text:p text:style-name="P65"><text:tab/>&lt;metadataEntries&gt;</text:p>
            <text:p text:style-name="P65"><text:tab/><text:tab/>&lt;attribute&gt;testBulkAddCollectionAVUSendXMLAttr2&lt;/attribute&gt;</text:p>
            <text:p text:style-name="P65"><text:tab/><text:tab/>&lt;unit&gt;testBulkAddCollectionAVUSendXMLUnit2&lt;/unit&gt;</text:p>
            <text:p text:style-name="P65"><text:tab/><text:tab/>&lt;value&gt;testBulkAddCollectionAVUSendXMLValue2&lt;/value&gt;</text:p>
            <text:p text:style-name="P65"><text:tab/>&lt;/metadataEntries&gt;</text:p>
            <text:p text:style-name="P65">&lt;/ns2:metadataOperation&gt;</text:p>
          </table:table-cell>
        </table:table-row>
      </table:table>
      <text:h text:style-name="P168" text:outline-level="10"><text:bookmark text:name="h.b9qt4v2fo4q3"/></text:h>
      <text:h text:style-name="P168" text:outline-level="10"><text:bookmark text:name="h.5i822csjhusp"/>Request Body - JSON</text:h>
      <text:p text:style-name="P8"/>
      <text:p text:style-name="P8"/>
      <table:table table:name="Table49" table:style-name="Table49">
        <table:table-column table:style-name="Table49.A"/>
        <table:table-row>
          <table:table-cell table:style-name="Table49.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68" text:outline-level="10"><text:bookmark text:name="h.t02sgg1702oc"/></text:h>
      <text:h text:style-name="P168" text:outline-level="10"><text:bookmark text:name="h.odunr9x9pbzz"/>Responses - XML</text:h>
      <text:p text:style-name="P61"/>
      <table:table table:name="Table50" table:style-name="Table50">
        <table:table-column table:style-name="Table50.A"/>
        <table:table-row>
          <table:table-cell table:style-name="Table50.A1" office:value-type="string">
            <text:p text:style-name="P66">&lt;?xml version="1.0" encoding="UTF-8" standalone="yes"?&gt;</text:p>
            <text:p text:style-name="P66">&lt;collection xmlns:ns2="http://irods.org/irods-rest"&gt;</text:p>
            <text:p text:style-name="P66"><text:tab/>&lt;ns2:metadataOperationResultEntry</text:p>
            <text:p text:style-name="P66"><text:tab/><text:tab/>resultStatus="OK"&gt;</text:p>
            <text:p text:style-name="P66"><text:tab/><text:tab/>&lt;attributeString&gt;testBulkAddCollectionAVUSendXMLAttr1&lt;/attributeString&gt;</text:p>
            <text:p text:style-name="P66"><text:tab/><text:tab/>&lt;message /&gt;</text:p>
            <text:p text:style-name="P66"><text:tab/><text:tab/>&lt;unit&gt;testBulkAddCollectionAVUSendXMLUnit1&lt;/unit&gt;</text:p>
            <text:p text:style-name="P66"><text:tab/><text:tab/>&lt;valueString&gt;testBulkAddCollectionAVUSendXMLValue1&lt;/valueString&gt;</text:p>
            <text:p text:style-name="P66"><text:tab/>&lt;/ns2:metadataOperationResultEntry&gt;</text:p>
            <text:p text:style-name="P66"><text:tab/>&lt;ns2:metadataOperationResultEntry</text:p>
            <text:p text:style-name="P66"><text:tab/><text:tab/>resultStatus="OK"&gt;</text:p>
            <text:p text:style-name="P66"><text:tab/><text:tab/>&lt;attributeString&gt;testBulkAddCollectionAVUSendXMLAttr2&lt;/attributeString&gt;</text:p>
            <text:p text:style-name="P66"><text:tab/><text:tab/>&lt;message /&gt;</text:p>
            <text:p text:style-name="P66"><text:tab/><text:tab/>&lt;unit&gt;testBulkAddCollectionAVUSendXMLUnit2&lt;/unit&gt;</text:p>
            <text:p text:style-name="P66"><text:tab/><text:tab/>&lt;valueString&gt;testBulkAddCollectionAVUSendXMLValue2&lt;/valueString&gt;</text:p>
            <text:p text:style-name="P66"><text:tab/>&lt;/ns2:metadataOperationResultEntry&gt;</text:p>
            <text:p text:style-name="P66">&lt;/collection&gt;</text:p>
            <text:p text:style-name="P66"/>
            <text:p text:style-name="P65"/>
          </table:table-cell>
        </table:table-row>
      </table:table>
      <text:h text:style-name="P168" text:outline-level="10"><text:bookmark text:name="h.z3scy0esw5kl"/></text:h>
      <text:h text:style-name="P168" text:outline-level="10"><text:bookmark text:name="h.3l9us9fke5uh"/>Responses - JSON</text:h>
      <text:p text:style-name="P8"/>
      <text:p text:style-name="P8"/>
      <table:table table:name="Table51" table:style-name="Table51">
        <table:table-column table:style-name="Table51.A"/>
        <table:table-row>
          <table:table-cell table:style-name="Table51.A1" office:value-type="string">
            <text:p text:style-name="P37">[</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1"</text:span><text:span text:style-name="T20">,</text:span></text:p>
            <text:p text:style-name="P14"><text:span text:style-name="T12"><text:s text:c="6"/></text:span><text:span text:style-name="T18">"valueString"</text:span><text:span text:style-name="T20">:</text:span><text:span text:style-name="T12">"testBulkAddCollectionAVUJsonValue1"</text:span><text:span text:style-name="T20">,</text:span></text:p>
            <text:p text:style-name="P14"><text:span text:style-name="T12"><text:s text:c="6"/></text:span><text:span text:style-name="T18">"unit"</text:span><text:span text:style-name="T20">:</text:span><text:span text:style-name="T12">"testBulkAddCollectionAVUJsonUnit1"</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span text:style-name="T20">,</text:span></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2"</text:span><text:span text:style-name="T20">,</text:span></text:p>
            <text:p text:style-name="P14"><text:span text:style-name="T12"><text:s text:c="6"/></text:span><text:span text:style-name="T18">"valueString"</text:span><text:span text:style-name="T20">:</text:span><text:span text:style-name="T12">"testBulkAddCollectionAVUJsonValue2"</text:span><text:span text:style-name="T20">,</text:span></text:p>
            <text:p text:style-name="P14"><text:span text:style-name="T12"><text:s text:c="6"/></text:span><text:span text:style-name="T18">"unit"</text:span><text:span text:style-name="T20">:</text:span><text:span text:style-name="T12">"testBulkAddCollectionAVUJsonUnit2"</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p>
            <text:p text:style-name="P37">]</text:p>
          </table:table-cell>
        </table:table-row>
      </table:table>
      <text:p text:style-name="P8"/>
      <text:p text:style-name="P61"/>
      <text:p text:style-name="P8"/>
      <text:p text:style-name="P8"/>
      <text:p text:style-name="P8"/>
      <text:p text:style-name="P8"/>
      <text:p text:style-name="P8"/>
      <text:h text:style-name="P187" text:outline-level="10"><text:bookmark text:name="h.pafgpd32bmfv"/>Delete Data Object AVU Metadata</text:h>
      <text:p text:style-name="P8"/>
      <text:h text:style-name="P90" text:outline-level="10"><text:bookmark text:name="h.90ps3d5l4d11"/>Description</text:h>
      <text:p text:style-name="P8"/>
      <text:p text:style-name="P8">This POST operation will bulk delete the provided AVU metadata associated with an iRODS data object. <text:s/>POST is used here as an HTTP DELETE action cannot have a body.</text:p>
      <text:p text:style-name="P8"/>
      <text:p text:style-name="P8">This bulk operation requires a request body in XML or JSON, as AVU metadata is too large and complex for proper expression as a URL or parameter. <text:s/>This bulk mode also is more efficient for larger amounts of metadata, requiring fewer round trips.</text:p>
      <text:p text:style-name="P8"/>
      <text:p text:style-name="P8">Note that the response will detail the disposition, and any errors that occurred for individual AVU values.</text:p>
      <text:p text:style-name="P8"/>
      <text:h text:style-name="P90" text:outline-level="10"><text:bookmark text:name="h.is5xugdbyslx"/>Requests</text:h>
      <text:p text:style-name="P8"/>
      <text:h text:style-name="P168" text:outline-level="10"><text:bookmark text:name="h.qzc09lknxsrj"/>Syntax</text:h>
      <text:p text:style-name="P8"/>
      <text:p text:style-name="P8">POST /dataObject/<text:span text:style-name="T2">irodsabsolutepathtodataobject.extension</text:span>/metadata</text:p>
      <text:h text:style-name="P168" text:outline-level="10"><text:bookmark text:name="h.gq38lbj8y02"/>Request Parameters</text:h>
      <text:p text:style-name="P8"/>
      <text:p text:style-name="P8"/>
      <table:table table:name="Table52" table:style-name="Table52">
        <table:table-column table:style-name="Table52.A" table:number-columns-repeated="2"/>
        <table:table-row>
          <table:table-cell table:style-name="Table52.A1" office:value-type="string">
            <text:p text:style-name="P19">Name</text:p>
          </table:table-cell>
          <table:table-cell table:style-name="Table52.A1" office:value-type="string">
            <text:p text:style-name="P19">Description</text:p>
          </table:table-cell>
        </table:table-row>
        <table:table-row>
          <table:table-cell table:style-name="Table52.A1" office:value-type="string">
            <text:p text:style-name="P15">n/a</text:p>
          </table:table-cell>
          <table:table-cell table:style-name="Table52.A1" office:value-type="string">
            <text:p text:style-name="P15"/>
          </table:table-cell>
        </table:table-row>
      </table:table>
      <text:p text:style-name="P8"/>
      <text:h text:style-name="P168" text:outline-level="10"><text:bookmark text:name="h.xxm2e1iczfjx"/>Request Body - XML</text:h>
      <text:p text:style-name="P61"/>
      <table:table table:name="Table53" table:style-name="Table53">
        <table:table-column table:style-name="Table53.A"/>
        <table:table-row>
          <table:table-cell table:style-name="Table53.A1" office:value-type="string">
            <text:p text:style-name="P65">&lt;?xml version="1.0" encoding="UTF-8" standalone="yes"?&gt;</text:p>
            <text:p text:style-name="P65">&lt;ns2:metadataOperation xmlns:ns2="http://irods.org/irods-rest"&gt;</text:p>
            <text:p text:style-name="P65"><text:tab/>&lt;metadataEntries&gt;</text:p>
            <text:p text:style-name="P65"><text:tab/><text:tab/>&lt;attribute&gt;testBulkAddCollectionAVUSendXMLAttr1&lt;/attribute&gt;</text:p>
            <text:p text:style-name="P65"><text:tab/><text:tab/>&lt;unit&gt;testBulkAddCollectionAVUSendXMLUnit1&lt;/unit&gt;</text:p>
            <text:p text:style-name="P65"><text:tab/><text:tab/>&lt;value&gt;testBulkAddCollectionAVUSendXMLValue1&lt;/value&gt;</text:p>
            <text:p text:style-name="P65"><text:tab/>&lt;/metadataEntries&gt;</text:p>
            <text:p text:style-name="P65"><text:tab/>&lt;metadataEntries&gt;</text:p>
            <text:p text:style-name="P65"><text:tab/><text:tab/>&lt;attribute&gt;testBulkAddCollectionAVUSendXMLAttr2&lt;/attribute&gt;</text:p>
            <text:p text:style-name="P65"><text:tab/><text:tab/>&lt;unit&gt;testBulkAddCollectionAVUSendXMLUnit2&lt;/unit&gt;</text:p>
            <text:p text:style-name="P65"><text:tab/><text:tab/>&lt;value&gt;testBulkAddCollectionAVUSendXMLValue2&lt;/value&gt;</text:p>
            <text:p text:style-name="P65"><text:tab/>&lt;/metadataEntries&gt;</text:p>
            <text:p text:style-name="P65">&lt;/ns2:metadataOperation&gt;</text:p>
          </table:table-cell>
        </table:table-row>
      </table:table>
      <text:h text:style-name="P168" text:outline-level="10"><text:bookmark text:name="h.ow83hdexusd4"/></text:h>
      <text:h text:style-name="P168" text:outline-level="10"><text:bookmark text:name="h.o3qxwoec0cv7"/>Request Body - JSON</text:h>
      <text:p text:style-name="P8"/>
      <text:p text:style-name="P8"/>
      <table:table table:name="Table54" table:style-name="Table54">
        <table:table-column table:style-name="Table54.A"/>
        <table:table-row>
          <table:table-cell table:style-name="Table54.A1" office:value-type="string">
            <text:p text:style-name="P36">{</text:p>
            <text:p text:style-name="P14"><text:span text:style-name="T11"><text:s text:c="3"/></text:span><text:span text:style-name="T17">"metadataEntries"</text:span><text:span text:style-name="T19">:</text:span><text:span text:style-name="T15">[</text:span></text:p>
            <text:p text:style-name="P14"><text:span text:style-name="T11"><text:s text:c="6"/></text:span><text:span text:style-name="T15">{</text:span></text:p>
            <text:p text:style-name="P14"><text:span text:style-name="T11"><text:s text:c="9"/></text:span><text:span text:style-name="T17">"attribute"</text:span><text:span text:style-name="T19">:</text:span><text:span text:style-name="T11">"attr1"</text:span><text:span text:style-name="T19">,</text:span></text:p>
            <text:p text:style-name="P14"><text:span text:style-name="T11"><text:s text:c="9"/></text:span><text:span text:style-name="T17">"value"</text:span><text:span text:style-name="T19">:</text:span><text:span text:style-name="T11">"val1"</text:span><text:span text:style-name="T19">,</text:span></text:p>
            <text:p text:style-name="P14"><text:span text:style-name="T11"><text:s text:c="9"/></text:span><text:span text:style-name="T17">"unit"</text:span><text:span text:style-name="T19">:</text:span><text:span text:style-name="T11">"unit1"</text:span><text:span text:style-name="T19">,</text:span></text:p>
            <text:p text:style-name="P14"><text:span text:style-name="T11"><text:s text:c="9"/></text:span><text:span text:style-name="T17">"count"</text:span><text:span text:style-name="T19">:</text:span><text:span text:style-name="T11">1</text:span><text:span text:style-name="T19">,</text:span></text:p>
            <text:p text:style-name="P14"><text:span text:style-name="T11"><text:s text:c="9"/></text:span><text:span text:style-name="T17">"lastResult"</text:span><text:span text:style-name="T19">:</text:span><text:span text:style-name="T11">true</text:span><text:span text:style-name="T19">,</text:span></text:p>
            <text:p text:style-name="P14"><text:span text:style-name="T11"><text:s text:c="9"/></text:span><text:span text:style-name="T17">"totalRecords"</text:span><text:span text:style-name="T19">:</text:span><text:span text:style-name="T11">0</text:span></text:p>
            <text:p text:style-name="P14"><text:span text:style-name="T11"><text:s text:c="6"/></text:span><text:span text:style-name="T15">}</text:span></text:p>
            <text:p text:style-name="P14"><text:span text:style-name="T11"><text:s text:c="3"/></text:span><text:span text:style-name="T15">]</text:span><text:span text:style-name="T19">,</text:span></text:p>
            <text:p text:style-name="P14"><text:span text:style-name="T11"><text:s text:c="3"/></text:span><text:span text:style-name="T17">"objectType"</text:span><text:span text:style-name="T19">:</text:span><text:span text:style-name="T11">"DATA_OBJECT"</text:span><text:span text:style-name="T19">,</text:span></text:p>
            <text:p text:style-name="P14"><text:span text:style-name="T11"><text:s text:c="3"/></text:span><text:span text:style-name="T17">"uniqueNameString"</text:span><text:span text:style-name="T19">:</text:span><text:span text:style-name="T11">"fedZone1/home/rods/shared"</text:span></text:p>
            <text:p text:style-name="P36">}</text:p>
          </table:table-cell>
        </table:table-row>
      </table:table>
      <text:h text:style-name="P168" text:outline-level="10"><text:bookmark text:name="h.3x8uuv9mi6n4"/></text:h>
      <text:h text:style-name="P168" text:outline-level="10"><text:bookmark text:name="h.1mubgbrbg09z"/>Responses - XML</text:h>
      <text:p text:style-name="P61"/>
      <table:table table:name="Table55" table:style-name="Table55">
        <table:table-column table:style-name="Table55.A"/>
        <table:table-row>
          <table:table-cell table:style-name="Table55.A1" office:value-type="string">
            <text:p text:style-name="P66">&lt;?xml version="1.0" encoding="UTF-8" standalone="yes"?&gt;</text:p>
            <text:p text:style-name="P66">&lt;collection xmlns:ns2="http://irods.org/irods-rest"&gt;</text:p>
            <text:p text:style-name="P66"><text:tab/>&lt;ns2:metadataOperationResultEntry</text:p>
            <text:p text:style-name="P66"><text:tab/><text:tab/>resultStatus="OK"&gt;</text:p>
            <text:p text:style-name="P66"><text:tab/><text:tab/>&lt;attributeString&gt;testBulkAddCollectionAVUSendXMLAttr1&lt;/attributeString&gt;</text:p>
            <text:p text:style-name="P66"><text:tab/><text:tab/>&lt;message /&gt;</text:p>
            <text:p text:style-name="P66"><text:tab/><text:tab/>&lt;unit&gt;testBulkAddCollectionAVUSendXMLUnit1&lt;/unit&gt;</text:p>
            <text:p text:style-name="P66"><text:tab/><text:tab/>&lt;valueString&gt;testBulkAddCollectionAVUSendXMLValue1&lt;/valueString&gt;</text:p>
            <text:p text:style-name="P66"><text:tab/>&lt;/ns2:metadataOperationResultEntry&gt;</text:p>
            <text:p text:style-name="P66"><text:tab/>&lt;ns2:metadataOperationResultEntry</text:p>
            <text:p text:style-name="P66"><text:tab/><text:tab/>resultStatus="OK"&gt;</text:p>
            <text:p text:style-name="P66"><text:tab/><text:tab/>&lt;attributeString&gt;testBulkAddCollectionAVUSendXMLAttr2&lt;/attributeString&gt;</text:p>
            <text:p text:style-name="P66"><text:tab/><text:tab/>&lt;message /&gt;</text:p>
            <text:p text:style-name="P66"><text:tab/><text:tab/>&lt;unit&gt;testBulkAddCollectionAVUSendXMLUnit2&lt;/unit&gt;</text:p>
            <text:p text:style-name="P66"><text:tab/><text:tab/>&lt;valueString&gt;testBulkAddCollectionAVUSendXMLValue2&lt;/valueString&gt;</text:p>
            <text:p text:style-name="P66"><text:tab/>&lt;/ns2:metadataOperationResultEntry&gt;</text:p>
            <text:p text:style-name="P66">&lt;/collection&gt;</text:p>
            <text:p text:style-name="P66"/>
            <text:p text:style-name="P65"/>
          </table:table-cell>
        </table:table-row>
      </table:table>
      <text:h text:style-name="P168" text:outline-level="10"><text:bookmark text:name="h.oil1xhdsekjq"/></text:h>
      <text:h text:style-name="P168" text:outline-level="10"><text:bookmark text:name="h.90swstslrndv"/>Responses - JSON</text:h>
      <text:p text:style-name="P8"/>
      <text:p text:style-name="P8"/>
      <table:table table:name="Table56" table:style-name="Table56">
        <table:table-column table:style-name="Table56.A"/>
        <table:table-row>
          <table:table-cell table:style-name="Table56.A1" office:value-type="string">
            <text:p text:style-name="P37">[</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1"</text:span><text:span text:style-name="T20">,</text:span></text:p>
            <text:p text:style-name="P14"><text:span text:style-name="T12"><text:s text:c="6"/></text:span><text:span text:style-name="T18">"valueString"</text:span><text:span text:style-name="T20">:</text:span><text:span text:style-name="T12">"testBulkAddCollectionAVUJsonValue1"</text:span><text:span text:style-name="T20">,</text:span></text:p>
            <text:p text:style-name="P14"><text:span text:style-name="T12"><text:s text:c="6"/></text:span><text:span text:style-name="T18">"unit"</text:span><text:span text:style-name="T20">:</text:span><text:span text:style-name="T12">"testBulkAddCollectionAVUJsonUnit1"</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span text:style-name="T20">,</text:span></text:p>
            <text:p text:style-name="P14"><text:span text:style-name="T12"><text:s text:c="3"/></text:span><text:span text:style-name="T16">{</text:span></text:p>
            <text:p text:style-name="P14"><text:span text:style-name="T12"><text:s text:c="6"/></text:span><text:span text:style-name="T18">"attributeString"</text:span><text:span text:style-name="T20">:</text:span><text:span text:style-name="T12">"testBulkAddCollectionAVUJsonAttr2"</text:span><text:span text:style-name="T20">,</text:span></text:p>
            <text:p text:style-name="P14"><text:span text:style-name="T12"><text:s text:c="6"/></text:span><text:span text:style-name="T18">"valueString"</text:span><text:span text:style-name="T20">:</text:span><text:span text:style-name="T12">"testBulkAddCollectionAVUJsonValue2"</text:span><text:span text:style-name="T20">,</text:span></text:p>
            <text:p text:style-name="P14"><text:span text:style-name="T12"><text:s text:c="6"/></text:span><text:span text:style-name="T18">"unit"</text:span><text:span text:style-name="T20">:</text:span><text:span text:style-name="T12">"testBulkAddCollectionAVUJsonUnit2"</text:span><text:span text:style-name="T20">,</text:span></text:p>
            <text:p text:style-name="P14"><text:span text:style-name="T12"><text:s text:c="6"/></text:span><text:span text:style-name="T18">"resultStatus"</text:span><text:span text:style-name="T20">:</text:span><text:span text:style-name="T12">"OK"</text:span><text:span text:style-name="T20">,</text:span></text:p>
            <text:p text:style-name="P14"><text:span text:style-name="T12"><text:s text:c="6"/></text:span><text:span text:style-name="T18">"message"</text:span><text:span text:style-name="T20">:</text:span><text:span text:style-name="T12">""</text:span></text:p>
            <text:p text:style-name="P14"><text:span text:style-name="T12"><text:s text:c="3"/></text:span><text:span text:style-name="T16">}</text:span></text:p>
            <text:p text:style-name="P37">]</text:p>
          </table:table-cell>
        </table:table-row>
      </table:table>
      <text:p text:style-name="P8"/>
      <text:p text:style-name="P61"/>
      <text:p text:style-name="P8"/>
      <text:p text:style-name="P8"/>
      <text:p text:style-name="P8"/>
      <text:h text:style-name="P197" text:outline-level="10"><text:bookmark text:name="h.72ih1cd39h7m"/></text:h>
      <text:h text:style-name="P195" text:outline-level="10"><text:bookmark text:name="h.dbv60pw5my8n"/>Operations on Data Object ACLs (Permissions)</text:h>
      <text:p text:style-name="P1"/>
      <text:p text:style-name="P1">The following operations apply to the ACL sub-resource of iRODS data objects, and can alter access permissions.</text:p>
      <text:h text:style-name="P178" text:outline-level="10"><text:bookmark text:name="h.wdpv3dipyiai"/>Get Data Object Permissions</text:h>
      <text:p text:style-name="P1"/>
      <text:h text:style-name="P84" text:outline-level="10"><text:bookmark text:name="h.1cl89rhuuyzu"/>Description</text:h>
      <text:p text:style-name="P1"/>
      <text:p text:style-name="P1">This GET operation will retrieve the permissions associated with an iRODS data object</text:p>
      <text:p text:style-name="P1"/>
      <text:h text:style-name="P84" text:outline-level="10"><text:bookmark text:name="h.jjeboz26q5i5"/>Requests</text:h>
      <text:p text:style-name="P1"/>
      <text:h text:style-name="P162" text:outline-level="10"><text:bookmark text:name="h.r7dmpfxk28k6"/>Syntax</text:h>
      <text:p text:style-name="P1"/>
      <text:p text:style-name="P1">GET /dataObject/<text:span text:style-name="T2">irodsabsolutepathtodataobject.extension</text:span>/acl</text:p>
      <text:h text:style-name="P162"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19">Name</text:p>
          </table:table-cell>
          <table:table-cell table:style-name="Table57.A1" office:value-type="string">
            <text:p text:style-name="P19">Description</text:p>
          </table:table-cell>
        </table:table-row>
        <table:table-row>
          <table:table-cell table:style-name="Table57.A1" office:value-type="string">
            <text:p text:style-name="P15">n/a</text:p>
          </table:table-cell>
          <table:table-cell table:style-name="Table57.A1" office:value-type="string">
            <text:p text:style-name="P15"/>
          </table:table-cell>
        </table:table-row>
      </table:table>
      <text:p text:style-name="P1"/>
      <text:h text:style-name="P162" text:outline-level="10"><text:bookmark text:name="h.u34y8gsvktoy"/>Responses - XML</text:h>
      <text:p text:style-name="P61"/>
      <table:table table:name="Table58" table:style-name="Table58">
        <table:table-column table:style-name="Table58.A"/>
        <table:table-row>
          <table:table-cell table:style-name="Table58.A1" office:value-type="string">
            <text:p text:style-name="P65">&lt;?xml version="1.0" encoding="UTF-8" standalone="yes"?&gt;</text:p>
            <text:p text:style-name="P65">&lt;ns2:permissionListing xmlns:ns2="http://irods.org/irods-rest"&gt;</text:p>
            <text:p text:style-name="P65"><text:tab/>&lt;absolutePathString&gt;/fedZone1/home/test1/jargon-scratch/RestCollectionServiceTest/testGetCollectionAclXML</text:p>
            <text:p text:style-name="P65"><text:tab/>&lt;/absolutePathString&gt;</text:p>
            <text:p text:style-name="P65"><text:tab/>&lt;inheritance&gt;true&lt;/inheritance&gt;</text:p>
            <text:p text:style-name="P65"><text:tab/>&lt;objectType&gt;COLLECTION&lt;/objectType&gt;</text:p>
            <text:p text:style-name="P65"><text:tab/>&lt;permissionEntries&gt;</text:p>
            <text:p text:style-name="P65"><text:tab/><text:tab/>&lt;filePermissionEnum&gt;OWN&lt;/filePermissionEnum&gt;</text:p>
            <text:p text:style-name="P65"><text:tab/><text:tab/>&lt;userId&gt;10007&lt;/userId&gt;</text:p>
            <text:p text:style-name="P65"><text:tab/><text:tab/>&lt;userName&gt;rods&lt;/userName&gt;</text:p>
            <text:p text:style-name="P65"><text:tab/><text:tab/>&lt;userType&gt;RODS_ADMIN&lt;/userType&gt;</text:p>
            <text:p text:style-name="P65"><text:tab/><text:tab/>&lt;userZone&gt;fedZone1&lt;/userZone&gt;</text:p>
            <text:p text:style-name="P65"><text:tab/>&lt;/permissionEntries&gt;</text:p>
            <text:p text:style-name="P65"><text:tab/>&lt;permissionEntries&gt;</text:p>
            <text:p text:style-name="P65"><text:tab/><text:tab/>&lt;filePermissionEnum&gt;OWN&lt;/filePermissionEnum&gt;</text:p>
            <text:p text:style-name="P65"><text:tab/><text:tab/>&lt;userId&gt;10012&lt;/userId&gt;</text:p>
            <text:p text:style-name="P65"><text:tab/><text:tab/>&lt;userName&gt;test1&lt;/userName&gt;</text:p>
            <text:p text:style-name="P65"><text:tab/><text:tab/>&lt;userType&gt;RODS_ADMIN&lt;/userType&gt;</text:p>
            <text:p text:style-name="P65"><text:tab/><text:tab/>&lt;userZone&gt;fedZone1&lt;/userZone&gt;</text:p>
            <text:p text:style-name="P65"><text:tab/>&lt;/permissionEntries&gt;</text:p>
            <text:p text:style-name="P65">&lt;/ns2:permissionListing&gt;</text:p>
            <text:p text:style-name="P65"/>
          </table:table-cell>
        </table:table-row>
      </table:table>
      <text:h text:style-name="P162" text:outline-level="10"><text:bookmark text:name="h.vpe6959njww2"/></text:h>
      <text:h text:style-name="P162"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24">{</text:p>
            <text:p text:style-name="P24"><text:s text:c="3"/>"permissionEntries":[</text:p>
            <text:p text:style-name="P24"><text:s text:c="6"/>{</text:p>
            <text:p text:style-name="P24"><text:s text:c="9"/>"userName":"rods",</text:p>
            <text:p text:style-name="P24"><text:s text:c="9"/>"userZone":"fedZone1",</text:p>
            <text:p text:style-name="P24"><text:s text:c="9"/>"userId":"10007",</text:p>
            <text:p text:style-name="P24"><text:s text:c="9"/>"userType":"RODS_ADMIN",</text:p>
            <text:p text:style-name="P24"><text:s text:c="9"/>"filePermissionEnum":"OWN"</text:p>
            <text:p text:style-name="P24"><text:s text:c="6"/>},</text:p>
            <text:p text:style-name="P24"><text:s text:c="6"/>{</text:p>
            <text:p text:style-name="P24"><text:s text:c="9"/>"userName":"test1",</text:p>
            <text:p text:style-name="P24"><text:s text:c="9"/>"userZone":"fedZone1",</text:p>
            <text:p text:style-name="P24"><text:s text:c="9"/>"userId":"10012",</text:p>
            <text:p text:style-name="P24"><text:s text:c="9"/>"userType":"RODS_ADMIN",</text:p>
            <text:p text:style-name="P24"><text:s text:c="9"/>"filePermissionEnum":"OWN"</text:p>
            <text:p text:style-name="P24"><text:s text:c="6"/>}</text:p>
            <text:p text:style-name="P24"><text:s text:c="3"/>],</text:p>
            <text:p text:style-name="P24"><text:s text:c="3"/>"objectType":"COLLECTION",</text:p>
            <text:p text:style-name="P24"><text:s text:c="3"/>"absolutePathString":"/fedZone1/home/test1/jargon-scratch/RestCollectionServiceTest/testGetCollectionAclJson",</text:p>
            <text:p text:style-name="P24"><text:s text:c="3"/>"inheritance":true</text:p>
            <text:p text:style-name="P24">}</text:p>
          </table:table-cell>
        </table:table-row>
      </table:table>
      <text:p text:style-name="P1"/>
      <text:p text:style-name="P61"/>
      <text:h text:style-name="P178" text:outline-level="10"><text:bookmark text:name="h.fquql9le6zs2"/>Add Data Object Permission</text:h>
      <text:p text:style-name="P1"/>
      <text:h text:style-name="P84"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84" text:outline-level="10"><text:bookmark text:name="h.bw051xt65dtz"/>Requests</text:h>
      <text:p text:style-name="P1"/>
      <text:h text:style-name="P162" text:outline-level="10"><text:bookmark text:name="h.grjcikezb9ud"/>Syntax</text:h>
      <text:p text:style-name="P1"/>
      <text:p text:style-name="P72"><text:span text:style-name="T22">PUT</text:span><text:span text:style-name="T21"> </text:span><text:span text:style-name="T23">/</text:span><text:span text:style-name="T24">dataObject/i</text:span><text:span text:style-name="T25">rodsabsolutepathtodataobject.extension</text:span><text:span text:style-name="T24">/acl/username</text:span><text:span text:style-name="T2"><text:line-break/></text:span></text:p>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162"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19">Name</text:p>
          </table:table-cell>
          <table:table-cell table:style-name="Table60.A1" office:value-type="string">
            <text:p text:style-name="P19">Description</text:p>
          </table:table-cell>
        </table:table-row>
        <table:table-row>
          <table:table-cell table:style-name="Table60.A1" office:value-type="string">
            <text:p text:style-name="P15">recursive</text:p>
          </table:table-cell>
          <table:table-cell table:style-name="Table60.A1" office:value-type="string">
            <text:p text:style-name="P15">Indicates whether the operation should be applied recursively. <text:s/>(‘true’|’false’)</text:p>
            <text:p text:style-name="P15"/>
            <text:p text:style-name="P15">The default is ‘false’</text:p>
          </table:table-cell>
        </table:table-row>
        <table:table-row>
          <table:table-cell table:style-name="Table60.A1" office:value-type="string">
            <text:p text:style-name="P15">permission</text:p>
          </table:table-cell>
          <table:table-cell table:style-name="Table60.A1" office:value-type="string">
            <text:p text:style-name="P15">The permission value to set (READ | WRITE | OWN).</text:p>
            <text:p text:style-name="P15"/>
            <text:p text:style-name="P15">The default is READ</text:p>
          </table:table-cell>
        </table:table-row>
      </table:table>
      <text:p text:style-name="P1"/>
      <text:h text:style-name="P162" text:outline-level="10"><text:bookmark text:name="h.30tw29blj1fh"/>Responses - XML</text:h>
      <text:p text:style-name="P61"/>
      <table:table table:name="Table61" table:style-name="Table61">
        <table:table-column table:style-name="Table61.A"/>
        <table:table-row>
          <table:table-cell table:style-name="Table61.A1" office:value-type="string">
            <text:p text:style-name="P65">n/a</text:p>
            <text:p text:style-name="P65"/>
          </table:table-cell>
        </table:table-row>
      </table:table>
      <text:h text:style-name="P162" text:outline-level="10"><text:bookmark text:name="h.cjedw4kgq30s"/></text:h>
      <text:h text:style-name="P162"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24">n/a </text:p>
          </table:table-cell>
        </table:table-row>
      </table:table>
      <text:p text:style-name="P1"/>
      <text:p text:style-name="P1"/>
      <text:h text:style-name="P178" text:outline-level="10"><text:bookmark text:name="h.x6d39r2n9klq"/>Remove Data Object Permission</text:h>
      <text:p text:style-name="P1"/>
      <text:h text:style-name="P84"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84" text:outline-level="10"><text:bookmark text:name="h.lfohhsgo54m5"/>Requests</text:h>
      <text:p text:style-name="P1"/>
      <text:h text:style-name="P162" text:outline-level="10"><text:bookmark text:name="h.1japlghv5tp4"/>Syntax</text:h>
      <text:p text:style-name="P1"/>
      <text:p text:style-name="P1">DELETE <text:s/><text:span text:style-name="T21">/dataObject/irodsabsolutepathtodataobject.extension/acl/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162"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19">Name</text:p>
          </table:table-cell>
          <table:table-cell table:style-name="Table63.A1" office:value-type="string">
            <text:p text:style-name="P19">Description</text:p>
          </table:table-cell>
        </table:table-row>
        <table:table-row>
          <table:table-cell table:style-name="Table63.A1" office:value-type="string">
            <text:p text:style-name="P15">recursive</text:p>
          </table:table-cell>
          <table:table-cell table:style-name="Table63.A1" office:value-type="string">
            <text:p text:style-name="P15">Indicates whether the operation should be applied recursively. <text:s/>(‘true’|’false’)</text:p>
            <text:p text:style-name="P15"/>
            <text:p text:style-name="P15">The default is ‘false’</text:p>
          </table:table-cell>
        </table:table-row>
      </table:table>
      <text:p text:style-name="P1"/>
      <text:h text:style-name="P162" text:outline-level="10"><text:bookmark text:name="h.x105ke64wkit"/>Responses - XML</text:h>
      <text:p text:style-name="P61"/>
      <table:table table:name="Table64" table:style-name="Table64">
        <table:table-column table:style-name="Table64.A"/>
        <table:table-row>
          <table:table-cell table:style-name="Table64.A1" office:value-type="string">
            <text:p text:style-name="P65">n/a</text:p>
            <text:p text:style-name="P65"/>
          </table:table-cell>
        </table:table-row>
      </table:table>
      <text:h text:style-name="P162" text:outline-level="10"><text:bookmark text:name="h.wefpdyaf8zo7"/></text:h>
      <text:h text:style-name="P162"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24">n/a </text:p>
          </table:table-cell>
        </table:table-row>
      </table:table>
      <text:p text:style-name="P1"/>
      <text:p text:style-name="P61"/>
      <text:p text:style-name="P61"/>
      <text:h text:style-name="P197" text:outline-level="10"><text:bookmark text:name="h.pbvfsznh9bgw"/>Operations on Rules</text:h>
      <text:p text:style-name="P1"/>
      <text:h text:style-name="P178" text:outline-level="10"><text:bookmark text:name="h.91labmot783s"/>Execute an iRODS Rule by providing a rule body and any override parameters</text:h>
      <text:p text:style-name="P1"/>
      <text:h text:style-name="P84"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84" text:outline-level="10"><text:bookmark text:name="h.lu4wopnqgn54"/>Requests</text:h>
      <text:p text:style-name="P1"/>
      <text:h text:style-name="P162" text:outline-level="10"><text:bookmark text:name="h.l54eg08fohbz"/>Syntax</text:h>
      <text:p text:style-name="P1"/>
      <text:p text:style-name="P1">POST /rule</text:p>
      <text:p text:style-name="P1"/>
      <text:h text:style-name="P162"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19">Name</text:p>
          </table:table-cell>
          <table:table-cell table:style-name="Table66.A1" office:value-type="string">
            <text:p text:style-name="P19">Description</text:p>
          </table:table-cell>
        </table:table-row>
        <table:table-row>
          <table:table-cell table:style-name="Table66.A1" office:value-type="string">
            <text:p text:style-name="P15">n/a</text:p>
          </table:table-cell>
          <table:table-cell table:style-name="Table66.A1" office:value-type="string">
            <text:p text:style-name="P15"/>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161" text:outline-level="10"><text:bookmark text:name="h.5bdpilwn4f6s"/>Request - XML</text:h>
      <text:p text:style-name="P1"/>
      <text:p text:style-name="P1"/>
      <table:table table:name="Table67" table:style-name="Table67">
        <table:table-column table:style-name="Table67.A"/>
        <table:table-row>
          <table:table-cell table:style-name="Table67.A1" office:value-type="string">
            <text:p text:style-name="P23">&lt;?xml version="1.0" encoding="UTF-8" standalone="yes"?&gt;</text:p>
            <text:p text:style-name="P23">&lt;ns2:rule xmlns:ns2="http://irods.org/irods-rest"&gt;</text:p>
            <text:p text:style-name="P23"><text:tab/>&lt;ruleAsOriginalText&gt;HelloWorld {</text:p>
            <text:p text:style-name="P23"><text:tab/><text:tab/>writeLine("stdout", "Hello, world!");</text:p>
            <text:p text:style-name="P23"><text:tab/><text:tab/>}</text:p>
            <text:p text:style-name="P23"><text:tab/><text:tab/>INPUT null</text:p>
            <text:p text:style-name="P23"><text:tab/><text:tab/>OUTPUT ruleExecOut</text:p>
            <text:p text:style-name="P23"><text:tab/>&lt;/ruleAsOriginalText&gt;</text:p>
            <text:p text:style-name="P23"><text:tab/>&lt;ruleProcessingType&gt;INTERNAL&lt;/ruleProcessingType&gt;</text:p>
            <text:p text:style-name="P23">&lt;/ns2:rule&gt;</text:p>
            <text:p text:style-name="P23"/>
          </table:table-cell>
        </table:table-row>
      </table:table>
      <text:p text:style-name="P1"/>
      <text:h text:style-name="P162"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5">{</text:p>
            <text:p text:style-name="P15"><text:s text:c="3"/>"ruleProcessingType":"INTERNAL",</text:p>
            <text:p text:style-name="P15"><text:s text:c="3"/>"ruleAsOriginalText":"myTestRule {\r\n# Input parameters are:\r\n# <text:s/>Data object path\r\n# <text:s/>Optional flags in form Keyword=value\r\n# <text:s text:c="3"/>ChksumAll=\r\n# <text:s text:c="3"/>verifyChksum=\r\n# <text:s text:c="3"/>forceChksum=\r\n# <text:s text:c="3"/>replNum=\r\n# Output parameters are:\r\n# <text:s/>Checksum value\r\n# Output from running the example is\r\n# <text:s/>Collection is /tempZone/home/rods/sub1 and file is foo1\r\n# <text:s/>Saved checksum for file foo1 is f03e80c9994d137614935e4913e53417, new checksum is f03e80c9994d137614935e4913e53417 \r\n <text:s text:c="2"/>msiSplitPath(*dataObject,*Coll,*File);\r\n <text:s text:c="2"/>writeLine(\"stdout\",\"Collection is *Coll and file is *File\");\r\n <text:s text:c="2"/>msiMakeGenQuery(\"DATA_CHECKSUM\",\"DATA_NAME = '*File' AND COLL_NAME = '*Coll'\",*GenQInp);\r\n <text:s text:c="2"/>msiExecGenQuery(*GenQInp,*GenQOut);\r\n <text:s text:c="2"/>foreach(*GenQOut) {\r\n <text:s text:c="4"/>msiGetValByKey(*GenQOut,\"DATA_CHECKSUM\",*chkSumS);\r\n <text:s text:c="4"/>msiDataObjChksum(*dataObject,*Flags,*chkSum);\r\n <text:s text:c="4"/>writeLine(\"stdout\",\"Saved checksum for file *File is *chkSumS, new checksum is *chkSum\");\r\n <text:s/>}\r\n}\r\nINPUT *dataObject=\"/test1/home/test1/jargon-scratch/RuleProcessingAOImplTest/testExecuteRuleFromResourceWithOverrides.txt\", *Flags=\"forceChksum=true\"\r\nOUTPUT ruleExecOut\r\n",</text:p>
            <text:p text:style-name="P15"><text:s text:c="3"/>"irodsRuleInputParameters":[</text:p>
            <text:p text:style-name="P15"><text:s text:c="6"/>{</text:p>
            <text:p text:style-name="P15"><text:s text:c="9"/>"name":"*dataObject",</text:p>
            <text:p text:style-name="P15"><text:s text:c="9"/>"value":"\"/fedZone1/home/test1/jargon-scratch/RuleServiceTest/testExecuteNewFormatRuleWithOverride.txt\""</text:p>
            <text:p text:style-name="P15"><text:s text:c="6"/>}</text:p>
            <text:p text:style-name="P15"><text:s text:c="3"/>]</text:p>
            <text:p text:style-name="P15">}</text:p>
            <text:p text:style-name="P15"/>
          </table:table-cell>
        </table:table-row>
      </table:table>
      <text:p text:style-name="P1"/>
      <text:p text:style-name="P1"/>
      <text:h text:style-name="P162" text:outline-level="10"><text:bookmark text:name="h.hnajb9ibz16m"/>Responses - XML</text:h>
      <text:p text:style-name="P61"/>
      <table:table table:name="Table69" table:style-name="Table69">
        <table:table-column table:style-name="Table69.A"/>
        <table:table-row>
          <table:table-cell table:style-name="Table69.A1" office:value-type="string">
            <text:p text:style-name="P67">&lt;?xml version="1.0" encoding="UTF-8" standalone="yes"?&gt;</text:p>
            <text:p text:style-name="P67">&lt;ns2:rule xmlns:ns2="http://irods.org/irods-rest"&gt;</text:p>
            <text:p text:style-name="P67"><text:tab/>&lt;ruleAsOriginalText&gt;HelloWorld {</text:p>
            <text:p text:style-name="P67"><text:tab/><text:tab/>writeLine("stdout", "Hello, world!");</text:p>
            <text:p text:style-name="P67"><text:tab/><text:tab/>}</text:p>
            <text:p text:style-name="P67"><text:tab/><text:tab/>INPUT null</text:p>
            <text:p text:style-name="P67"><text:soft-page-break/><text:tab/><text:tab/>OUTPUT ruleExecOut</text:p>
            <text:p text:style-name="P67"><text:tab/>&lt;/ruleAsOriginalText&gt;</text:p>
            <text:p text:style-name="P67"><text:tab/>&lt;ruleProcessingType&gt;INTERNAL&lt;/ruleProcessingType&gt;</text:p>
            <text:p text:style-name="P67">&lt;/ns2:rule&gt;</text:p>
            <text:p text:style-name="P67"/>
          </table:table-cell>
        </table:table-row>
      </table:table>
      <text:h text:style-name="P162"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15">{"outputParameterResults":[{"parameterName":"ruleExecOut","outputParamType":"STRING","resultObject":"Collection is \"/fedZone1/home/test1/jargon-scratch/RuleServiceTest and file is testExecuteNewFormatRuleWithOverride.txt\"\n"},{"parameterName":"ruleExecErrorOut","outputParamType":"STRING","resultObject":""}]}</text:p>
            <text:p text:style-name="P15"/>
          </table:table-cell>
        </table:table-row>
      </table:table>
      <text:p text:style-name="P1"/>
      <text:p text:style-name="P61"/>
      <text:p text:style-name="P61"/>
      <text:p text:style-name="P61"/>
      <text:p text:style-name="P61"/>
      <text:p text:style-name="P61"/>
      <text:p text:style-name="P61"/>
      <text:p text:style-name="P61"/>
      <text:p text:style-name="P61"/>
      <text:p text:style-name="P61"/>
      <text:p text:style-name="P61"/>
      <text:p text:style-name="P61"/>
      <text:h text:style-name="P190" text:outline-level="10">(add user and group operations currently undocumented!)</text:h>
      <text:h text:style-name="P195" text:outline-level="10">Operations on Users</text:h>
      <text:p text:style-name="P1"/>
      <text:h text:style-name="P178" text:outline-level="10">Obtain a temporary iRODS password for a user</text:h>
      <text:h text:style-name="P84"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84" text:outline-level="10"><text:bookmark text:name="h.lu4wopnqgn541"/>Requests</text:h>
      <text:p text:style-name="P1"/>
      <text:h text:style-name="P162" text:outline-level="10"><text:bookmark text:name="h.l54eg08fohbz1"/>Syntax</text:h>
      <text:p text:style-name="P1"/>
      <text:p text:style-name="P1">PUT /user/<text:span text:style-name="T2">userName</text:span>/temppassword</text:p>
      <text:p text:style-name="P1"/>
      <text:h text:style-name="P162"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19">Name</text:p>
          </table:table-cell>
          <table:table-cell table:style-name="Table71.A1" office:value-type="string">
            <text:p text:style-name="P19">Description</text:p>
          </table:table-cell>
        </table:table-row>
        <table:table-row>
          <table:table-cell table:style-name="Table71.A1" office:value-type="string">
            <text:p text:style-name="P15">admin </text:p>
          </table:table-cell>
          <table:table-cell table:style-name="Table71.A1" office:value-type="string">
            <text:p text:style-name="P15">True | false, with false as the default. <text:s/>This indicates the request is in admin mode, allowing obtaining a temporary password for a different user than the logged in user.</text:p>
          </table:table-cell>
        </table:table-row>
      </table:table>
      <text:p text:style-name="P1"/>
      <text:h text:style-name="P162"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38">{"userName":"test2","password":"83328ce8166933efab694b6dbeed102a"}</text:p>
          </table:table-cell>
        </table:table-row>
      </table:table>
      <text:p text:style-name="P1"/>
      <text:p text:style-name="P61"/>
      <text:p text:style-name="P61"/>
      <text:h text:style-name="P194" text:outline-level="10"/>
      <text:h text:style-name="P199" text:outline-level="10">GenQuery Operations</text:h>
      <text:p text:style-name="P61"/>
      <text:h text:style-name="P91" text:outline-level="10">Description</text:h>
      <text:h text:style-name="Text_20_body" text:outline-level="10"/>
      <text:p text:style-name="Text_20_body">This POST operation performs GenQuery queries. <text:s/>The quer<text:span text:style-name="T32">y's request body </text:span>consist<text:span text:style-name="T32">s </text:span>of one or more of the following fields:</text:p>
      <text:p text:style-name="Text_20_body"/>
      <text:list xml:id="list7761395898636166986" text:style-name="L1">
        <text:list-item>
          <text:p text:style-name="P202">select - <text:s/>A list of fields that are to be selected. <text:s/>The field names must match <text:span text:style-name="T28">one of </text:span>the enums in <text:span text:style-name="T2">org.irods.jargon.core.query.RodsGenQueryEnum</text:span>.</text:p>
        </text:list-item>
        <text:list-item>
          <text:p text:style-name="P202">aggregate_type – An optional attribute for the select field. <text:s/>The aggregate_type must match one of the enums in <text:span text:style-name="T2">org.irods.jargon.core.query.GenQueryField.SelectFieldTypes</text:span>.</text:p>
        </text:list-item>
        <text:list-item>
          <text:p text:style-name="P202">condition – A list of query conditions. <text:s/>Each condition includes the following:</text:p>
        </text:list-item>
        <text:list-item>
          <text:p text:style-name="P207">column – The query column. <text:s/>This must match <text:span text:style-name="T28">one of </text:span>the enums in <text:span text:style-name="T2">org.irods.jargon.core.query.RodsGenQueryEnum</text:span>.</text:p>
        </text:list-item>
        <text:list-item>
          <text:p text:style-name="P207">operator – The operator for the conditional test. <text:s/>This must match <text:span text:style-name="T28">one of </text:span>the enums in <text:span text:style-name="T2">org.irods.jargon.core.query.QueryConditionOperators</text:span>.</text:p>
        </text:list-item>
        <text:list-item>
          <text:p text:style-name="P207">value – The value <text:span text:style-name="T32">the column is being tested against. <text:s/>This applies to all operators except the “IN” operator.</text:span></text:p>
        </text:list-item>
        <text:list-item>
          <text:p text:style-name="P208">value_list – A list of values for the IN operator. <text:s/>The value_list contains one or more value fields.</text:p>
        </text:list-item>
        <text:list-item>
          <text:p text:style-name="P202"><text:s/>order_by – A list of order-by conditions. <text:s/>Each order-by condition includes the following:</text:p>
        </text:list-item>
        <text:list-item>
          <text:p text:style-name="P207">column – The <text:span text:style-name="T28">order-by column. <text:s/>This must match one of the enums in </text:span><text:span text:style-name="T2">org.irods.jargon.core.query.RodsGenQueryEnum</text:span>.</text:p>
        </text:list-item>
        <text:list-item>
          <text:p text:style-name="P207">order_condition – The order condition. <text:s/>This must match one of the enums in <text:span text:style-name="T3">org.irods.jargon.core.query.OrderByType</text:span></text:p>
        </text:list-item>
      </text:list>
      <text:p text:style-name="P82"/>
      <text:p text:style-name="P12"/>
      <text:h text:style-name="P179" text:outline-level="10"><text:span text:style-name="T27">Example </text:span>Non Aggregate Query</text:h>
      <text:h text:style-name="Text_20_body" text:outline-level="10"/>
      <text:h text:style-name="Text_20_body" text:outline-level="10">The <text:span text:style-name="T33">XML and JSON </text:span>queries listed below are the equivalent of the following query.</text:h>
      <text:h text:style-name="Text_20_body" text:outline-level="10"/>
      <text:h text:style-name="P203" text:outline-level="10"><text:span text:style-name="T33">s</text:span>elect RESC_NAME, COLL_NAME, DATA_NAME, DATA_SIZE </text:h>
      <text:h text:style-name="P203" text:outline-level="10">where <text:s/>COLL_NAME = '/tempZone/home/rods' <text:span text:style-name="T33">and DATA_NAME like '%.dat'</text:span></text:h>
      <text:h text:style-name="P204" text:outline-level="10">order by DATA_SIZE DESC</text:h>
      <text:h text:style-name="Standard" text:outline-level="10"/>
      <text:h text:style-name="P91" text:outline-level="10"><text:bookmark text:name="h.yecd0fs8fbai1"/>Requests</text:h>
      <text:p text:style-name="P9"/>
      <text:h text:style-name="P169" text:outline-level="10"><text:bookmark text:name="h.6n8k0l5nwd4r1"/>Syntax</text:h>
      <text:p text:style-name="P9"/>
      <text:p text:style-name="P9"><text:span text:style-name="T26">POST</text:span> /<text:span text:style-name="T26">genQuery</text:span></text:p>
      <text:h text:style-name="P169" text:outline-level="10"><text:bookmark text:name="h.ttg8p0efojzu1"/>Request Parameters</text:h>
      <text:p text:style-name="P9"/>
      <text:p text:style-name="P9"/>
      <table:table table:name="Table72" table:style-name="Table72">
        <table:table-column table:style-name="Table72.A" table:number-columns-repeated="2"/>
        <table:table-row>
          <table:table-cell table:style-name="Table72.A1" office:value-type="string">
            <text:p text:style-name="P20">Name</text:p>
          </table:table-cell>
          <table:table-cell table:style-name="Table72.A1" office:value-type="string">
            <text:p text:style-name="P20">Description</text:p>
          </table:table-cell>
        </table:table-row>
        <table:table-row>
          <table:table-cell table:style-name="Table72.A1" office:value-type="string">
            <text:p text:style-name="P16">n/a</text:p>
          </table:table-cell>
          <table:table-cell table:style-name="Table72.A1" office:value-type="string">
            <text:p text:style-name="P16"/>
          </table:table-cell>
        </table:table-row>
      </table:table>
      <text:p text:style-name="P9"/>
      <text:h text:style-name="P169" text:outline-level="10"><text:bookmark text:name="h.idl50tq1vaab1"/>Request Body - XML</text:h>
      <text:p text:style-name="P62"/>
      <table:table table:name="Table73" table:style-name="Table73">
        <table:table-column table:style-name="Table73.A"/>
        <table:table-row>
          <table:table-cell table:style-name="Table73.A1" office:value-type="string">
            <text:p text:style-name="P31"><text:span text:style-name="T30">&lt;ns2:query xmlns:ns2="</text:span><text:a xlink:type="simple" xlink:href="http://irods.org/irods-rest" text:style-name="Internet_20_link"><text:span text:style-name="T30">http://irods.org/irods-rest</text:span></text:a><text:span text:style-name="T30">"&gt;</text:span></text:p>
            <text:p text:style-name="P48"><text:s text:c="2"/>&lt;select&gt;RESC_NAME&lt;/select&gt;</text:p>
            <text:p text:style-name="P48"><text:s text:c="2"/>&lt;select&gt;COLL_NAME&lt;/select&gt;</text:p>
            <text:p text:style-name="P48"><text:s text:c="2"/>&lt;select&gt;DATA_NAME&lt;/select&gt;</text:p>
            <text:p text:style-name="P48"><text:s text:c="2"/>&lt;select&gt;DATA_SIZE&lt;/select&gt;</text:p>
            <text:p text:style-name="P48"><text:s text:c="2"/>&lt;condition&gt;</text:p>
            <text:p text:style-name="P48"><text:s text:c="4"/>&lt;column&gt;COLL_NAME&lt;/column&gt;</text:p>
            <text:p text:style-name="P48"><text:s text:c="4"/>&lt;operator&gt;EQUAL&lt;/operator&gt;</text:p>
            <text:p text:style-name="P48"><text:s text:c="4"/>&lt;value&gt;/tempZone/home/rods&lt;/value&gt;</text:p>
            <text:p text:style-name="P48"><text:s text:c="2"/>&lt;/condition&gt;</text:p>
            <text:p text:style-name="P48"><text:s text:c="2"/>&lt;condition&gt;</text:p>
            <text:p text:style-name="P48"><text:s text:c="4"/>&lt;column&gt;DATA_NAME&lt;/column&gt;</text:p>
            <text:p text:style-name="P48"><text:s text:c="4"/>&lt;operator&gt;LIKE&lt;/operator&gt;</text:p>
            <text:p text:style-name="P48"><text:s text:c="4"/>&lt;value&gt;%.dat&lt;/value&gt;</text:p>
            <text:p text:style-name="P48"><text:s text:c="2"/>&lt;/condition&gt;</text:p>
            <text:p text:style-name="P48"><text:s text:c="2"/>&lt;order_by&gt;</text:p>
            <text:p text:style-name="P48"><text:s text:c="4"/>&lt;column&gt;DATA_SIZE&lt;/column&gt;</text:p>
            <text:p text:style-name="P48"><text:s text:c="4"/>&lt;order_condition&gt;DESC&lt;/order_condition&gt;</text:p>
            <text:p text:style-name="P48"><text:s text:c="2"/>&lt;/order_by&gt;</text:p>
            <text:p text:style-name="P48">&lt;/ns2:query&gt; </text:p>
          </table:table-cell>
        </table:table-row>
      </table:table>
      <text:h text:style-name="P169" text:outline-level="10"><text:bookmark text:name="h.b9qt4v2fo4q31"/></text:h>
      <text:h text:style-name="P169" text:outline-level="10"><text:bookmark text:name="h.5i822csjhusp1"/>Request Body - JSON</text:h>
      <text:p text:style-name="P9"/>
      <text:p text:style-name="P9"/>
      <table:table table:name="Table74" table:style-name="Table74">
        <table:table-column table:style-name="Table74.A"/>
        <table:table-row>
          <table:table-cell table:style-name="Table74.A1" office:value-type="string">
            <text:p text:style-name="P79">{"select":</text:p>
            <text:p text:style-name="P79">[</text:p>
            <text:p text:style-name="P79"><text:s text:c="2"/>{"value":"RESC_NAME"},</text:p>
            <text:p text:style-name="P79"><text:s text:c="2"/>{"value":"COLL_NAME"},</text:p>
            <text:p text:style-name="P79"><text:s text:c="2"/>{"value":"DATA_NAME"},</text:p>
            <text:p text:style-name="P79"><text:s text:c="2"/>{"value":"DATA_SIZE"}</text:p>
            <text:p text:style-name="P79">],</text:p>
            <text:p text:style-name="P79">"condition":</text:p>
            <text:p text:style-name="P79">[</text:p>
            <text:p text:style-name="P79"><text:s text:c="2"/>{"column":"COLL_NAME","operator":"EQUAL","value":"/tempZone/home/rods/"},</text:p>
            <text:p text:style-name="P79"><text:s text:c="2"/>{"column":"DATA_NAME","operator":"LIKE","value":"%.dat"}</text:p>
            <text:p text:style-name="P79">],</text:p>
            <text:p text:style-name="P79">"order_by":</text:p>
            <text:p text:style-name="P79">[</text:p>
            <text:p text:style-name="P79"><text:s text:c="2"/>{"column":"DATA_SIZE","order_condition":"DESC"}</text:p>
            <text:p text:style-name="P79">]</text:p>
            <text:p text:style-name="P79">} </text:p>
          </table:table-cell>
        </table:table-row>
      </table:table>
      <text:h text:style-name="P169" text:outline-level="10"><text:bookmark text:name="h.t02sgg1702oc1"/></text:h>
      <text:h text:style-name="P169" text:outline-level="10"><text:bookmark text:name="h.odunr9x9pbzz1"/>Responses - XML</text:h>
      <text:p text:style-name="P62"/>
      <table:table table:name="Table76" table:style-name="Table76">
        <table:table-column table:style-name="Table76.A"/>
        <table:table-row>
          <table:table-cell table:style-name="Table76.A1" office:value-type="string">
            <text:p text:style-name="P29">&lt;?xml version="1.0" encoding="UTF-8" standalone="yes"?&gt;</text:p>
            <text:p text:style-name="P41"><text:span text:style-name="T30"><text:s text:c="2"/>&lt;ns2:results xmlns:ns2="</text:span><text:a xlink:type="simple" xlink:href="http://irods.org/irods-rest" text:style-name="Internet_20_link"><text:span text:style-name="T30">http://irods.org/irods-rest</text:span></text:a><text:span text:style-name="T30">"&gt;</text:span></text:p>
            <text:p text:style-name="P39"><text:s text:c="2"/>&lt;row&gt;</text:p>
            <text:p text:style-name="P39"><text:s text:c="4"/>&lt;column name="RESC_NAME"&gt;demoResc&lt;/column&gt;</text:p>
            <text:p text:style-name="P39"><text:s text:c="4"/>&lt;column name="COLL_NAME"&gt;/tempZone/home/rods/&lt;/column&gt;</text:p>
            <text:p text:style-name="P39"><text:s text:c="4"/>&lt;column name="DATA_NAME"&gt;testfile3.dat&lt;/column&gt;</text:p>
            <text:p text:style-name="P39"><text:s text:c="4"/>&lt;column name="DATA_SIZE"&gt;40&lt;/column&gt;</text:p>
            <text:p text:style-name="P39"><text:s text:c="2"/>&lt;/row&gt;</text:p>
            <text:p text:style-name="P39"><text:s text:c="2"/>&lt;row&gt;</text:p>
            <text:p text:style-name="P39"><text:s text:c="4"/>&lt;column name="RESC_NAME"&gt;demoResc&lt;/column&gt;</text:p>
            <text:p text:style-name="P39"><text:s text:c="4"/>&lt;column name="COLL_NAME"&gt;/tempZone/home/rods&lt;/column&gt;</text:p>
            <text:p text:style-name="P39"><text:s text:c="4"/>&lt;column name="DATA_NAME"&gt;testfile2.dat&lt;/column&gt;</text:p>
            <text:p text:style-name="P39"><text:s text:c="4"/>&lt;column name="DATA_SIZE"&gt;30&lt;/column&gt;</text:p>
            <text:p text:style-name="P39"><text:s text:c="2"/>&lt;/row&gt;</text:p>
            <text:p text:style-name="P39"><text:s text:c="2"/>&lt;row&gt;</text:p>
            <text:p text:style-name="P39"><text:s text:c="4"/>&lt;column name="RESC_NAME"&gt;demoResc&lt;/column&gt;</text:p>
            <text:p text:style-name="P39"><text:s text:c="4"/>&lt;column name="COLL_NAME"&gt;/tempZone/home/rods/&lt;/column&gt;</text:p>
            <text:p text:style-name="P39"><text:s text:c="4"/>&lt;column name="DATA_NAME"&gt;testfile1.dat&lt;/column&gt;</text:p>
            <text:p text:style-name="P39"><text:s text:c="4"/>&lt;column name="DATA_SIZE"&gt;20&lt;/column&gt;</text:p>
            <text:p text:style-name="P39"><text:s text:c="2"/>&lt;/row&gt;</text:p>
            <text:p text:style-name="P39">&lt;/ns2:results&gt; </text:p>
          </table:table-cell>
        </table:table-row>
      </table:table>
      <text:h text:style-name="P169" text:outline-level="10"><text:bookmark text:name="h.z3scy0esw5kl1"/></text:h>
      <text:h text:style-name="P169" text:outline-level="10"><text:bookmark text:name="h.3l9us9fke5uh1"/>Responses - JSON</text:h>
      <text:p text:style-name="P9"/>
      <text:p text:style-name="P9"/>
      <table:table table:name="Table77" table:style-name="Table77">
        <table:table-column table:style-name="Table77.A"/>
        <table:table-row>
          <table:table-cell table:style-name="Table77.A1" office:value-type="string">
            <text:p text:style-name="P27">{"row":</text:p>
            <text:p text:style-name="P45">[</text:p>
            <text:p text:style-name="P45"><text:s text:c="2"/>{"column":</text:p>
            <text:p text:style-name="P45"><text:s text:c="2"/>[</text:p>
            <text:p text:style-name="P45"><text:s text:c="4"/>{"name":"RESC_NAME","value":"demoResc"},</text:p>
            <text:p text:style-name="P45"><text:s text:c="4"/>{"name":"COLL_NAME","value":"/tempZone/home/rods/"},</text:p>
            <text:p text:style-name="P46"><text:s text:c="4"/>{"name":"DATA_NAME","value":"testfile3.dat"},</text:p>
            <text:p text:style-name="P46"><text:s text:c="4"/>{"name":"DATA_SIZE","value":"40"}</text:p>
            <text:p text:style-name="P45"><text:s text:c="2"/>]</text:p>
            <text:p text:style-name="P45"><text:s text:c="2"/>},</text:p>
            <text:p text:style-name="P45"><text:s text:c="2"/>{"column":</text:p>
            <text:p text:style-name="P45"><text:s text:c="2"/>[</text:p>
            <text:p text:style-name="P45"><text:s text:c="4"/>{"name":"RESC_NAME","value":"demoResc"},</text:p>
            <text:p text:style-name="P45"><text:s text:c="4"/>{"name":"COLL_NAME","value":"/tempZone/home/rods/"},</text:p>
            <text:p text:style-name="P45"><text:s text:c="4"/>{"name":"DATA_NAME","value":"testfile2.dat"},</text:p>
            <text:p text:style-name="P45"><text:s text:c="4"/>{"name":"DATA_SIZE","value":"30"}</text:p>
            <text:p text:style-name="P45"><text:s text:c="2"/>]</text:p>
            <text:p text:style-name="P45"><text:s text:c="2"/>},</text:p>
            <text:p text:style-name="P45"><text:s text:c="2"/>{"column":</text:p>
            <text:p text:style-name="P45"><text:s text:c="2"/>[</text:p>
            <text:p text:style-name="P45"><text:s text:c="4"/>{"name":"RESC_NAME","value":"demoResc"},</text:p>
            <text:p text:style-name="P45"><text:s text:c="4"/>{"name":"COLL_NAME","value":"/tempZone/home/rods/"},</text:p>
            <text:p text:style-name="P46"><text:s text:c="4"/>{"name":"DATA_NAME","value":"testfile1.dat"},</text:p>
            <text:p text:style-name="P46"><text:s text:c="4"/>{"name":"DATA_SIZE","value":"20"}</text:p>
            <text:p text:style-name="P45"><text:s text:c="2"/>]</text:p>
            <text:p text:style-name="P45"><text:s text:c="2"/>}</text:p>
            <text:p text:style-name="P45">]</text:p>
            <text:p text:style-name="P45">} </text:p>
            <text:p text:style-name="P53"/>
          </table:table-cell>
        </table:table-row>
      </table:table>
      <text:p text:style-name="P9"/>
      <text:p text:style-name="P62"/>
      <text:p text:style-name="P61"/>
      <text:h text:style-name="P180" text:outline-level="10"><text:span text:style-name="T9">Example </text:span><text:span text:style-name="T8">Aggregate Query</text:span></text:h>
      <text:h text:style-name="P205" text:outline-level="10"/>
      <text:h text:style-name="Text_20_body" text:outline-level="10">The <text:span text:style-name="T33">XML and JSON </text:span>queries listed below are the equivalent of the following <text:span text:style-name="T37">query:</text:span></text:h>
      <text:h text:style-name="Text_20_body" text:outline-level="10"/>
      <text:h text:style-name="Text_20_body" text:outline-level="10"><text:span text:style-name="T34">s</text:span><text:span text:style-name="T35">elect </text:span><text:span text:style-name="T34">SUM(</text:span><text:span text:style-name="T35">DATA_SIZE</text:span><text:span text:style-name="T34">)</text:span></text:h>
      <text:h text:style-name="Text_20_body" text:outline-level="10"><text:span text:style-name="T35">where COLL_NAME = '/tempZone/home/rods' </text:span><text:span text:style-name="T34">and DATA_NAME like '%.dat' </text:span></text:h>
      <text:h text:style-name="P92" text:outline-level="10"/>
      <text:h text:style-name="P93" text:outline-level="10"><text:bookmark text:name="h.yecd0fs8fbai11"/>Requests</text:h>
      <text:p text:style-name="P10"/>
      <text:h text:style-name="P170" text:outline-level="10"><text:bookmark text:name="h.6n8k0l5nwd4r11"/>Syntax</text:h>
      <text:p text:style-name="P10"/>
      <text:p text:style-name="P10"><text:span text:style-name="T26">POST</text:span> /<text:span text:style-name="T26">genQuery</text:span></text:p>
      <text:h text:style-name="P170" text:outline-level="10"><text:bookmark text:name="h.ttg8p0efojzu11"/>Request Parameters</text:h>
      <text:p text:style-name="P10"/>
      <text:p text:style-name="P10"/>
      <table:table table:name="Table78" table:style-name="Table78">
        <table:table-column table:style-name="Table78.A" table:number-columns-repeated="2"/>
        <table:table-row>
          <table:table-cell table:style-name="Table78.A1" office:value-type="string">
            <text:p text:style-name="P21">Name</text:p>
          </table:table-cell>
          <table:table-cell table:style-name="Table78.A1" office:value-type="string">
            <text:p text:style-name="P21">Description</text:p>
          </table:table-cell>
        </table:table-row>
        <table:table-row>
          <table:table-cell table:style-name="Table78.A1" office:value-type="string">
            <text:p text:style-name="P17">n/a</text:p>
          </table:table-cell>
          <table:table-cell table:style-name="Table78.A1" office:value-type="string">
            <text:p text:style-name="P17"/>
          </table:table-cell>
        </table:table-row>
      </table:table>
      <text:p text:style-name="P10"/>
      <text:h text:style-name="P170" text:outline-level="10"><text:bookmark text:name="h.idl50tq1vaab11"/>Request Body - XML</text:h>
      <text:p text:style-name="P63"/>
      <table:table table:name="Table79" table:style-name="Table79">
        <table:table-column table:style-name="Table79.A"/>
        <table:table-row>
          <table:table-cell table:style-name="Table79.A1" office:value-type="string">
            <text:p text:style-name="P32"><text:span text:style-name="T31">&lt;ns2:query xmlns:ns2="</text:span><text:a xlink:type="simple" xlink:href="http://irods.org/irods-rest" text:style-name="Internet_20_link"><text:span text:style-name="T31">http://irods.org/irods-rest</text:span></text:a><text:span text:style-name="T31">"&gt;</text:span></text:p>
            <text:p text:style-name="P51"><text:s text:c="2"/>&lt;select aggregate_type="SUM"&gt;DATA_SIZE&lt;/select&gt;</text:p>
            <text:p text:style-name="P51"><text:s text:c="2"/>&lt;condition&gt;</text:p>
            <text:p text:style-name="P51"><text:s text:c="4"/>&lt;column&gt;COLL_NAME&lt;/column&gt;</text:p>
            <text:p text:style-name="P51"><text:s text:c="4"/>&lt;operator&gt;EQUAL&lt;/operator&gt;</text:p>
            <text:p text:style-name="P51"><text:s text:c="4"/>&lt;value&gt;/tempZone/home/rods&lt;/value&gt;</text:p>
            <text:p text:style-name="P51"><text:s text:c="2"/>&lt;/condition&gt;</text:p>
            <text:p text:style-name="P51"><text:s text:c="2"/>&lt;condition&gt;</text:p>
            <text:p text:style-name="P51"><text:s text:c="4"/>&lt;column&gt;DATA_NAME&lt;/column&gt;</text:p>
            <text:p text:style-name="P51"><text:s text:c="4"/>&lt;operator&gt;LIKE&lt;/operator&gt;</text:p>
            <text:p text:style-name="P51"><text:s text:c="4"/>&lt;value&gt;%.dat&lt;/value&gt;</text:p>
            <text:p text:style-name="P51"><text:s text:c="2"/>&lt;/condition&gt;</text:p>
            <text:p text:style-name="P51">&lt;/ns2:query&gt; </text:p>
          </table:table-cell>
        </table:table-row>
      </table:table>
      <text:h text:style-name="P170" text:outline-level="10"><text:bookmark text:name="h.b9qt4v2fo4q311"/></text:h>
      <text:h text:style-name="P170" text:outline-level="10"><text:bookmark text:name="h.5i822csjhusp11"/>Request Body - JSON</text:h>
      <text:p text:style-name="P10"/>
      <text:p text:style-name="P10"/>
      <table:table table:name="Table80" table:style-name="Table80">
        <table:table-column table:style-name="Table80.A"/>
        <table:table-row>
          <table:table-cell table:style-name="Table80.A1" office:value-type="string">
            <text:p text:style-name="P80">{"select":</text:p>
            <text:p text:style-name="P80">[</text:p>
            <text:p text:style-name="P80"><text:s text:c="2"/>{"value":"DATA_SIZE","aggregate_type":"SUM"}</text:p>
            <text:p text:style-name="P80">],</text:p>
            <text:p text:style-name="P80">"condition": </text:p>
            <text:p text:style-name="P80">[</text:p>
            <text:p text:style-name="P80"><text:s text:c="2"/>{"column":"COLL_NAME","operator":"EQUAL","value":"/tempZone/home/rods"},</text:p>
            <text:p text:style-name="P80"><text:s text:c="2"/>{"column":"DATA_NAME","operator":"LIKE","value":"%.dat"}</text:p>
            <text:p text:style-name="P80">]</text:p>
            <text:p text:style-name="P80">} </text:p>
            <text:p text:style-name="P74"/>
          </table:table-cell>
        </table:table-row>
      </table:table>
      <text:h text:style-name="P170" text:outline-level="10"><text:bookmark text:name="h.t02sgg1702oc11"/></text:h>
      <text:h text:style-name="P170" text:outline-level="10"><text:bookmark text:name="h.odunr9x9pbzz11"/>Responses - XML</text:h>
      <text:p text:style-name="P63"/>
      <table:table table:name="Table81" table:style-name="Table81">
        <table:table-column table:style-name="Table81.A"/>
        <table:table-row>
          <table:table-cell table:style-name="Table81.A1" office:value-type="string">
            <text:p text:style-name="P30">&lt;?xml version="1.0" encoding="UTF-8" standalone="yes"?&gt;</text:p>
            <text:p text:style-name="P42"><text:span text:style-name="T31">&lt;ns2:results xmlns:ns2="</text:span><text:a xlink:type="simple" xlink:href="http://irods.org/irods-rest" text:style-name="Internet_20_link"><text:span text:style-name="T31">http://irods.org/irods-rest</text:span></text:a><text:span text:style-name="T31">"&gt;</text:span></text:p>
            <text:p text:style-name="P43"><text:s text:c="2"/>&lt;row&gt;</text:p>
            <text:p text:style-name="P43"><text:s text:c="4"/>&lt;column name="SUM(DATA_SIZE)"&gt;90&lt;/column&gt;</text:p>
            <text:p text:style-name="P43"><text:s text:c="2"/>&lt;/row&gt;</text:p>
            <text:p text:style-name="P43">&lt;/ns2:results&gt; </text:p>
          </table:table-cell>
        </table:table-row>
      </table:table>
      <text:h text:style-name="P170" text:outline-level="10"><text:bookmark text:name="h.z3scy0esw5kl11"/></text:h>
      <text:h text:style-name="P170" text:outline-level="10"><text:bookmark text:name="h.3l9us9fke5uh11"/>Responses - JSON</text:h>
      <text:p text:style-name="P10"/>
      <text:p text:style-name="P10"/>
      <table:table table:name="Table82" table:style-name="Table82">
        <table:table-column table:style-name="Table82.A"/>
        <table:table-row>
          <table:table-cell table:style-name="Table82.A1" office:value-type="string">
            <text:p text:style-name="P26">{"row":</text:p>
            <text:p text:style-name="P44">[</text:p>
            <text:p text:style-name="P44"><text:s text:c="2"/>{"column":</text:p>
            <text:p text:style-name="P44"><text:s text:c="2"/>[</text:p>
            <text:p text:style-name="P44"><text:s text:c="4"/>{"name":"SUM(DATA_SIZE)","value":"90"}</text:p>
            <text:p text:style-name="P44"><text:s text:c="2"/>]</text:p>
            <text:p text:style-name="P44"><text:s text:c="2"/>}</text:p>
            <text:p text:style-name="P44">]</text:p>
            <text:p text:style-name="P44">}</text:p>
            <text:p text:style-name="P54"/>
          </table:table-cell>
        </table:table-row>
      </table:table>
      <text:p text:style-name="P69"/>
      <text:h text:style-name="P181" text:outline-level="10"><text:span text:style-name="T9">Example </text:span><text:span text:style-name="T10">Using “IN” Clause with a value_list</text:span></text:h>
      <text:h text:style-name="P206" text:outline-level="10"/>
      <text:h text:style-name="P201" text:outline-level="10">The <text:span text:style-name="T33">XML and JSON </text:span>queries listed below are the equivalent of the following <text:span text:style-name="T37">query:</text:span></text:h>
      <text:h text:style-name="P201" text:outline-level="10"/>
      <text:h text:style-name="P201" text:outline-level="10"><text:span text:style-name="T34">s</text:span><text:span text:style-name="T35">elect </text:span><text:span text:style-name="T36">COLL_NAME, DATA_NAME</text:span></text:h>
      <text:h text:style-name="P201" text:outline-level="10"><text:span text:style-name="T35">where COLL_NAME = '</text:span><text:span text:style-name="T36">/tempZone/home/rods/dir/GenQueryTestDirectory</text:span><text:span text:style-name="T35">' </text:span><text:span text:style-name="T34">and DATA_NAME </text:span><text:span text:style-name="T36">in ('test_file1.dat', 'test_file2.dat')</text:span></text:h>
      <text:h text:style-name="P94" text:outline-level="10"><text:bookmark text:name="h.yecd0fs8fbai111"/>Requests</text:h>
      <text:p text:style-name="P11"/>
      <text:h text:style-name="P171" text:outline-level="10"><text:bookmark text:name="h.6n8k0l5nwd4r111"/>Syntax</text:h>
      <text:p text:style-name="P11"/>
      <text:p text:style-name="P11"><text:span text:style-name="T26">POST</text:span> /<text:span text:style-name="T26">genQuery</text:span></text:p>
      <text:h text:style-name="P171" text:outline-level="10"><text:bookmark text:name="h.ttg8p0efojzu111"/>Request Parameters</text:h>
      <text:p text:style-name="P11"/>
      <text:p text:style-name="P11"/>
      <table:table table:name="Table83" table:style-name="Table83">
        <table:table-column table:style-name="Table83.A" table:number-columns-repeated="2"/>
        <table:table-row>
          <table:table-cell table:style-name="Table83.A1" office:value-type="string">
            <text:p text:style-name="P22">Name</text:p>
          </table:table-cell>
          <table:table-cell table:style-name="Table83.A1" office:value-type="string">
            <text:p text:style-name="P22">Description</text:p>
          </table:table-cell>
        </table:table-row>
        <table:table-row>
          <table:table-cell table:style-name="Table83.A1" office:value-type="string">
            <text:p text:style-name="P18">n/a</text:p>
          </table:table-cell>
          <table:table-cell table:style-name="Table83.A1" office:value-type="string">
            <text:p text:style-name="P18"/>
          </table:table-cell>
        </table:table-row>
      </table:table>
      <text:p text:style-name="P11"/>
      <text:h text:style-name="P171" text:outline-level="10"><text:bookmark text:name="h.idl50tq1vaab111"/>Request Body - XML</text:h>
      <text:p text:style-name="P64"/>
      <table:table table:name="Table84" table:style-name="Table84">
        <table:table-column table:style-name="Table84.A"/>
        <table:table-row>
          <table:table-cell table:style-name="Table84.A1" office:value-type="string">
            <text:p text:style-name="P33">&lt;ns2:query xmlns:ns2="<text:a xlink:type="simple" xlink:href="http://irods.org/irods-rest">http://irods.org/irods-rest</text:a>"&gt;</text:p>
            <text:p text:style-name="P50"><text:s text:c="2"/>&lt;select&gt;COLL_NAME&lt;/select&gt;</text:p>
            <text:p text:style-name="P50"><text:s text:c="2"/>&lt;select&gt;DATA_NAME&lt;/select&gt;</text:p>
            <text:p text:style-name="P50"><text:s text:c="2"/>&lt;condition&gt;</text:p>
            <text:p text:style-name="P50"><text:s text:c="4"/>&lt;column&gt;COLL_NAME&lt;/column&gt;</text:p>
            <text:p text:style-name="P50"><text:s text:c="4"/>&lt;operator&gt;EQUAL&lt;/operator&gt;</text:p>
            <text:p text:style-name="P50"><text:s text:c="4"/>&lt;value&gt;/tempZone/home/rods/dir/GenQueryTestDirectory&lt;/value&gt;</text:p>
            <text:p text:style-name="P50"><text:s text:c="2"/>&lt;/condition&gt;</text:p>
            <text:p text:style-name="P50"><text:s text:c="2"/>&lt;condition&gt;</text:p>
            <text:p text:style-name="P50"><text:s text:c="4"/>&lt;column&gt;DATA_NAME&lt;/column&gt;</text:p>
            <text:p text:style-name="P50"><text:s text:c="4"/>&lt;operator&gt;IN&lt;/operator&gt;</text:p>
            <text:p text:style-name="P50"><text:s text:c="4"/>&lt;value_list&gt;</text:p>
            <text:p text:style-name="P50"><text:s text:c="6"/>&lt;value&gt;testfile1.dat&lt;/value&gt;</text:p>
            <text:p text:style-name="P50"><text:s text:c="6"/>&lt;value&gt;testfile2.dat&lt;/value&gt;</text:p>
            <text:p text:style-name="P50"><text:s text:c="4"/>&lt;/value_list&gt;</text:p>
            <text:p text:style-name="P50"><text:s text:c="2"/>&lt;/condition&gt;</text:p>
            <text:p text:style-name="P50">&lt;/ns2:query&gt;</text:p>
          </table:table-cell>
        </table:table-row>
      </table:table>
      <text:h text:style-name="P171" text:outline-level="10"><text:bookmark text:name="h.b9qt4v2fo4q3111"/></text:h>
      <text:h text:style-name="P171" text:outline-level="10"><text:bookmark text:name="h.5i822csjhusp111"/>Request Body - JSON</text:h>
      <text:p text:style-name="P11"/>
      <text:p text:style-name="P11"/>
      <table:table table:name="Table85" table:style-name="Table85">
        <table:table-column table:style-name="Table85.A"/>
        <table:table-row>
          <table:table-cell table:style-name="Table85.A1" office:value-type="string">
            <text:p text:style-name="P81">{"select": </text:p>
            <text:p text:style-name="P81">[ </text:p>
            <text:p text:style-name="P81"><text:s text:c="2"/>{"value":"COLL_NAME"}, </text:p>
            <text:p text:style-name="P81"><text:s text:c="2"/>{"value":"DATA_NAME"} </text:p>
            <text:p text:style-name="P81">], </text:p>
            <text:p text:style-name="P81">"condition": </text:p>
            <text:p text:style-name="P81">[ </text:p>
            <text:p text:style-name="P81"><text:s text:c="2"/>{"column":"COLL_NAME", </text:p>
            <text:p text:style-name="P81"><text:s text:c="3"/>"operator":"EQUAL", </text:p>
            <text:p text:style-name="P81"><text:s text:c="3"/>"value":"/tempZone/home/rods/dir/GenQueryTestDirectory"}, <text:s text:c="5"/></text:p>
            <text:p text:style-name="P81"><text:s text:c="2"/>{"column":"DATA_NAME", </text:p>
            <text:p text:style-name="P81"><text:s text:c="3"/>"operator":"IN", </text:p>
            <text:p text:style-name="P81"><text:s text:c="3"/>"value_list":{"value": </text:p>
            <text:p text:style-name="P81"><text:s text:c="16"/>[ </text:p>
            <text:p text:style-name="P81"><text:s text:c="18"/>"testfile1.dat", </text:p>
            <text:p text:style-name="P81"><text:s text:c="18"/>"testfile2.dat" </text:p>
            <text:p text:style-name="P81"><text:s text:c="16"/>] </text:p>
            <text:p text:style-name="P81"><text:s text:c="16"/>} </text:p>
            <text:p text:style-name="P81"><text:s text:c="3"/>} </text:p>
            <text:p text:style-name="P81">] </text:p>
            <text:p text:style-name="P81">}</text:p>
          </table:table-cell>
        </table:table-row>
      </table:table>
      <text:h text:style-name="P171" text:outline-level="10"><text:bookmark text:name="h.t02sgg1702oc111"/></text:h>
      <text:h text:style-name="P171" text:outline-level="10"><text:bookmark text:name="h.odunr9x9pbzz111"/>Responses - XML</text:h>
      <text:p text:style-name="P64"/>
      <table:table table:name="Table86" table:style-name="Table86">
        <table:table-column table:style-name="Table86.A"/>
        <table:table-row>
          <table:table-cell table:style-name="Table86.A1" office:value-type="string">
            <text:p text:style-name="P34">&lt;?xml version="1.0" encoding="UTF-8" standalone="yes"?&gt;</text:p>
            <text:p text:style-name="P52"><text:span text:style-name="T29">&lt;ns2:results xmlns:ns2="</text:span><text:a xlink:type="simple" xlink:href="http://irods.org/irods-rest"><text:span text:style-name="T29">http://irods.org/irods-rest</text:span></text:a><text:span text:style-name="T29">"&gt;</text:span></text:p>
            <text:p text:style-name="P49"><text:s text:c="2"/>&lt;row&gt;</text:p>
            <text:p text:style-name="P49"><text:s text:c="4"/>&lt;column name="COLL_NAME"&gt;/tempZone/home/rods/dir/GenQueryTestDirectory&lt;/column&gt;</text:p>
            <text:p text:style-name="P49"><text:s text:c="4"/>&lt;column name="DATA_NAME"&gt;testfile1.dat&lt;/column&gt;</text:p>
            <text:p text:style-name="P40"><text:s text:c="2"/>&lt;/row&gt;</text:p>
            <text:p text:style-name="P40"><text:s text:c="2"/>&lt;row&gt;</text:p>
            <text:p text:style-name="P40"><text:s text:c="4"/>&lt;column name="COLL_NAME"&gt;/tempZone/home/rods/dir/GenQueryTestDirectory&lt;/column&gt;</text:p>
            <text:p text:style-name="P40"><text:s text:c="4"/>&lt;column name="DATA_NAME"&gt;testfile2.dat&lt;/column&gt;</text:p>
            <text:p text:style-name="P40"><text:s text:c="2"/>&lt;/row&gt;</text:p>
            <text:p text:style-name="P40">&lt;/ns2:results&gt;</text:p>
          </table:table-cell>
        </table:table-row>
      </table:table>
      <text:h text:style-name="P171" text:outline-level="10"><text:bookmark text:name="h.z3scy0esw5kl111"/></text:h>
      <text:h text:style-name="P171" text:outline-level="10"><text:bookmark text:name="h.3l9us9fke5uh111"/>Responses - JSON</text:h>
      <text:p text:style-name="P11"/>
      <text:p text:style-name="P11"/>
      <table:table table:name="Table87" table:style-name="Table87">
        <table:table-column table:style-name="Table87.A"/>
        <table:table-row>
          <table:table-cell table:style-name="Table87.A1" office:value-type="string">
            <text:p text:style-name="P28">{"row":</text:p>
            <text:p text:style-name="P47">[</text:p>
            <text:p text:style-name="P47"><text:s text:c="2"/>{"column":</text:p>
            <text:p text:style-name="P47"><text:s text:c="2"/>[</text:p>
            <text:p text:style-name="P47"><text:s text:c="4"/>{"name":"COLL_NAME","value":"/tempZone/home/rods/dir/GenQueryTestDirectory"},</text:p>
            <text:p text:style-name="P47"><text:s text:c="4"/>{"name":"DATA_NAME","value":"testfile1.dat"}</text:p>
            <text:p text:style-name="P47"><text:s text:c="2"/>]</text:p>
            <text:p text:style-name="P47"><text:s text:c="2"/>},</text:p>
            <text:p text:style-name="P47"><text:s text:c="2"/>{"column":</text:p>
            <text:p text:style-name="P47"><text:s text:c="2"/>[</text:p>
            <text:p text:style-name="P47"><text:s text:c="4"/>{"name":"COLL_NAME","value":"/tempZone/home/rods/dir/GenQueryTestDirectory"},</text:p>
            <text:p text:style-name="P47"><text:s text:c="4"/>{"name":"DATA_NAME","value":"testfile2.dat"}</text:p>
            <text:p text:style-name="P47"><text:s text:c="2"/>]</text:p>
            <text:p text:style-name="P47"><text:s text:c="2"/>}</text:p>
            <text:p text:style-name="P47">]</text:p>
            <text:p text:style-name="P47">}</text:p>
          </table:table-cell>
        </table:table-row>
      </table:table>
      <text:p text:style-name="P70"/>
      <text:p text:style-name="P104"/>
      <text:h text:style-name="P196" text:outline-level="10">Operations on <text:span text:style-name="T40">Tickets</text:span></text:h>
      <text:p text:style-name="P113"/>
      <text:h text:style-name="P182" text:outline-level="10">Create a Ticket</text:h>
      <text:h text:style-name="P85" text:outline-level="10"><text:bookmark text:name="h.z9g5nt7mnlbi11"/>Description</text:h>
      <text:p text:style-name="P113"/>
      <text:p text:style-name="P113">This <text:span text:style-name="T40">POST</text:span> operation <text:span text:style-name="T40">will create an iRODS ticket</text:span>.</text:p>
      <text:p text:style-name="P113"/>
      <text:p text:style-name="P156">The input fields are:</text:p>
      <text:p text:style-name="P156"/>
      <text:list xml:id="list157178931850978619" text:style-name="L2">
        <text:list-item>
          <text:p text:style-name="P157">mode – either “read” or “write”</text:p>
        </text:list-item>
        <text:list-item>
          <text:p text:style-name="P157">object_path – the full path to the data object or collections</text:p>
        </text:list-item>
        <text:list-item>
          <text:p text:style-name="P157">ticket_string – the ticket's string. <text:s/>This is optional. <text:s/>If it is not provided the string will be generated by the system.</text:p>
        </text:list-item>
      </text:list>
      <text:h text:style-name="P85" text:outline-level="10"><text:bookmark text:name="h.lu4wopnqgn5411"/>Requests</text:h>
      <text:p text:style-name="P113"/>
      <text:h text:style-name="P163" text:outline-level="10"><text:bookmark text:name="h.l54eg08fohbz11"/>Syntax</text:h>
      <text:p text:style-name="P113"/>
      <text:p text:style-name="P113"><text:span text:style-name="T40">POST</text:span> /<text:span text:style-name="T40">ticket</text:span></text:p>
      <text:p text:style-name="P113"/>
      <text:h text:style-name="P163" text:outline-level="10"><text:bookmark text:name="h.1pmv9etdz5b311"/>Request Parameters</text:h>
      <text:p text:style-name="P113"/>
      <text:p text:style-name="P113"/>
      <table:table table:name="Table88" table:style-name="Table88">
        <table:table-column table:style-name="Table88.A" table:number-columns-repeated="2"/>
        <table:table-row>
          <table:table-cell table:style-name="Table88.A1" office:value-type="string">
            <text:p text:style-name="P121">Name</text:p>
          </table:table-cell>
          <table:table-cell table:style-name="Table88.A1" office:value-type="string">
            <text:p text:style-name="P121">Description</text:p>
          </table:table-cell>
        </table:table-row>
        <table:table-row>
          <table:table-cell table:style-name="Table88.A1" office:value-type="string">
            <text:p text:style-name="P126"><text:s/><text:span text:style-name="T40">N/A</text:span></text:p>
          </table:table-cell>
          <table:table-cell table:style-name="Table88.A1" office:value-type="string">
            <text:p text:style-name="P126"/>
          </table:table-cell>
        </table:table-row>
      </table:table>
      <text:p text:style-name="P113"/>
      <text:p text:style-name="P152"/>
      <text:p text:style-name="P152"/>
      <text:h text:style-name="P172" text:outline-level="10">Request Body - XML</text:h>
      <text:p text:style-name="P105"/>
      <table:table table:name="Table89" table:style-name="Table89">
        <table:table-column table:style-name="Table89.A"/>
        <table:table-row>
          <table:table-cell table:style-name="Table89.A1" office:value-type="string">
            <text:p text:style-name="P137">&lt;ns2:ticket xmlns:ns2="<text:a xlink:type="simple" xlink:href="http://irods.org/irods-rest">http://irods.org/irods-rest</text:a>"&gt;</text:p>
            <text:p text:style-name="P146"><text:s text:c="4"/>&lt;mode&gt;read&lt;/mode&gt;</text:p>
            <text:p text:style-name="P146"><text:s text:c="4"/>&lt;object_path&gt;/tempZone/home/rods&lt;/object_path&gt;</text:p>
            <text:p text:style-name="P146"><text:s text:c="4"/>&lt;ticket_string&gt;111222333444555&lt;/ticket_string&gt;</text:p>
            <text:p text:style-name="P146">&lt;/ns2:ticket&gt;</text:p>
          </table:table-cell>
        </table:table-row>
      </table:table>
      <text:h text:style-name="P172" text:outline-level="10"><text:bookmark text:name="h.b9qt4v2fo4q31111"/></text:h>
      <text:h text:style-name="P172" text:outline-level="10"><text:bookmark text:name="h.5i822csjhusp1111"/>Request Body - JSON</text:h>
      <text:p text:style-name="P101"/>
      <text:p text:style-name="P101"/>
      <table:table table:name="Table90" table:style-name="Table90">
        <table:table-column table:style-name="Table90.A"/>
        <table:table-row>
          <table:table-cell table:style-name="Table90.A1" office:value-type="string">
            <text:p text:style-name="P96">{</text:p>
            <text:p text:style-name="P96"><text:s/>"mode":"read",</text:p>
            <text:p text:style-name="P96"><text:s/>"object_path":"/tempZone/home/rods",</text:p>
            <text:p text:style-name="P96"><text:s/>"ticket_string":"111222333444555"</text:p>
            <text:p text:style-name="P96">}</text:p>
          </table:table-cell>
        </table:table-row>
      </table:table>
      <text:h text:style-name="P172" text:outline-level="10"><text:bookmark text:name="h.t02sgg1702oc1111"/></text:h>
      <text:h text:style-name="P172" text:outline-level="10"><text:bookmark text:name="h.odunr9x9pbzz1111"/>Responses - XML</text:h>
      <text:p text:style-name="P105"/>
      <table:table table:name="Table91" table:style-name="Table91">
        <table:table-column table:style-name="Table91.A"/>
        <table:table-row>
          <table:table-cell table:style-name="Table91.A1" office:value-type="string">
            <text:p text:style-name="P134">&lt;?xml version="1.0" encoding="UTF-8" standalone="yes"?&gt;</text:p>
            <text:p text:style-name="P140">&lt;ns2:ticket xmlns:ns2="<text:a xlink:type="simple" xlink:href="http://irods.org/irods-rest">http://irods.org/irods-rest</text:a>"&gt;</text:p>
            <text:p text:style-name="P140"><text:s text:c="4"/>&lt;ticket_string&gt;111222333444555&lt;/ticket_string&gt;</text:p>
            <text:p text:style-name="P140">&lt;/ns2:ticket&gt;</text:p>
          </table:table-cell>
        </table:table-row>
      </table:table>
      <text:h text:style-name="P172" text:outline-level="10"><text:bookmark text:name="h.z3scy0esw5kl1111"/></text:h>
      <text:h text:style-name="P172" text:outline-level="10"><text:bookmark text:name="h.3l9us9fke5uh1111"/>Responses - JSON</text:h>
      <text:p text:style-name="P101"/>
      <text:p text:style-name="P101"/>
      <table:table table:name="Table92" table:style-name="Table92">
        <table:table-column table:style-name="Table92.A"/>
        <table:table-row>
          <table:table-cell table:style-name="Table92.A1" office:value-type="string">
            <text:p text:style-name="P131">{</text:p>
            <text:p text:style-name="P143"><text:s/>"ticket_string":"111222333444555"</text:p>
            <text:p text:style-name="P143">}</text:p>
          </table:table-cell>
        </table:table-row>
      </table:table>
      <text:h text:style-name="P108" text:outline-level="10"/>
      <text:p text:style-name="P1"/>
      <text:h text:style-name="P183" text:outline-level="10"><text:span text:style-name="T41">Delete</text:span> a Ticket</text:h>
      <text:h text:style-name="P86" text:outline-level="10"><text:bookmark text:name="h.z9g5nt7mnlbi111"/>Description</text:h>
      <text:p text:style-name="P114"/>
      <text:p text:style-name="P114">This <text:span text:style-name="T41">DELETE</text:span> operation <text:span text:style-name="T40">will delete an iRODS ticket</text:span>.</text:p>
      <text:p text:style-name="P118"/>
      <text:h text:style-name="P86" text:outline-level="10"><text:bookmark text:name="h.lu4wopnqgn54111"/>Requests</text:h>
      <text:p text:style-name="P114"/>
      <text:h text:style-name="P164" text:outline-level="10"><text:bookmark text:name="h.l54eg08fohbz111"/>Syntax</text:h>
      <text:p text:style-name="P114"/>
      <text:p text:style-name="P114"><text:span text:style-name="T41">DELETE</text:span> /<text:span text:style-name="T40">ticket/ticketString</text:span></text:p>
      <text:p text:style-name="P114"/>
      <text:h text:style-name="P164" text:outline-level="10"><text:bookmark text:name="h.1pmv9etdz5b3111"/>Request Parameters</text:h>
      <text:p text:style-name="P114"/>
      <text:p text:style-name="P114"/>
      <table:table table:name="Table93" table:style-name="Table93">
        <table:table-column table:style-name="Table93.A" table:number-columns-repeated="2"/>
        <table:table-row>
          <table:table-cell table:style-name="Table93.A1" office:value-type="string">
            <text:p text:style-name="P122">Name</text:p>
          </table:table-cell>
          <table:table-cell table:style-name="Table93.A1" office:value-type="string">
            <text:p text:style-name="P122">Description</text:p>
          </table:table-cell>
        </table:table-row>
        <table:table-row>
          <table:table-cell table:style-name="Table93.A1" office:value-type="string">
            <text:p text:style-name="P127"><text:s/><text:span text:style-name="T40">N/A</text:span></text:p>
          </table:table-cell>
          <table:table-cell table:style-name="Table93.A1" office:value-type="string">
            <text:p text:style-name="P127"/>
          </table:table-cell>
        </table:table-row>
      </table:table>
      <text:p text:style-name="P114"/>
      <text:p text:style-name="P153"/>
      <text:p text:style-name="P153"/>
      <text:h text:style-name="P184" text:outline-level="10">Update a Ticket</text:h>
      <text:h text:style-name="P86" text:outline-level="10"><text:bookmark text:name="h.z9g5nt7mnlbi112"/>Description</text:h>
      <text:p text:style-name="P114"/>
      <text:p text:style-name="P114">This <text:span text:style-name="T41">PUT</text:span> operation <text:span text:style-name="T40">will update an iRODS ticket</text:span>.</text:p>
      <text:p text:style-name="P118"/>
      <text:p text:style-name="P158">The updates has two files – restriction_type and restriction_value.</text:p>
      <text:p text:style-name="P158"/>
      <text:p text:style-name="P158">The following are the valid restriction types and values:</text:p>
      <text:p text:style-name="P158"/>
      <text:p text:style-name="P158"/>
      <table:table table:name="Table97" table:style-name="Table97">
        <table:table-column table:style-name="Table97.A" table:number-columns-repeated="2"/>
        <table:table-row>
          <table:table-cell table:style-name="Table97.A1" office:value-type="string">
            <text:p text:style-name="P125">restriction_type</text:p>
          </table:table-cell>
          <table:table-cell table:style-name="Table97.A1" office:value-type="string">
            <text:p text:style-name="P125">restriction_value</text:p>
          </table:table-cell>
        </table:table-row>
        <table:table-row>
          <table:table-cell table:style-name="Table97.A1" office:value-type="string">
            <text:p text:style-name="P130">add_host</text:p>
          </table:table-cell>
          <table:table-cell table:style-name="Table97.A1" office:value-type="string">
            <text:p text:style-name="P130">A recognizable hostname.</text:p>
          </table:table-cell>
        </table:table-row>
        <table:table-row>
          <table:table-cell table:style-name="Table97.A3" office:value-type="string">
            <text:p text:style-name="P130">remove_host</text:p>
          </table:table-cell>
          <table:table-cell table:style-name="Table97.A3" office:value-type="string">
            <text:p text:style-name="P130">A hostname that had been previously added.</text:p>
          </table:table-cell>
        </table:table-row>
        <table:table-row>
          <table:table-cell table:style-name="Table97.A3" office:value-type="string">
            <text:p text:style-name="P130">add_group</text:p>
          </table:table-cell>
          <table:table-cell table:style-name="Table97.A3" office:value-type="string">
            <text:p text:style-name="P130">An iRODS group.</text:p>
          </table:table-cell>
        </table:table-row>
        <table:table-row>
          <table:table-cell table:style-name="Table97.A3" office:value-type="string">
            <text:p text:style-name="P130">remove_group</text:p>
          </table:table-cell>
          <table:table-cell table:style-name="Table97.A3" office:value-type="string">
            <text:p text:style-name="P130">An iRODS group that had been previously added.</text:p>
          </table:table-cell>
        </table:table-row>
        <table:table-row>
          <table:table-cell table:style-name="Table97.A3" office:value-type="string">
            <text:p text:style-name="P130">add_user</text:p>
          </table:table-cell>
          <table:table-cell table:style-name="Table97.A3" office:value-type="string">
            <text:p text:style-name="P130">An iRODS user.</text:p>
          </table:table-cell>
        </table:table-row>
        <table:table-row>
          <table:table-cell table:style-name="Table97.A3" office:value-type="string">
            <text:p text:style-name="P130">remove_user</text:p>
          </table:table-cell>
          <table:table-cell table:style-name="Table97.A3" office:value-type="string">
            <text:p text:style-name="P130">An iRODS user that had been previously added.</text:p>
          </table:table-cell>
        </table:table-row>
        <table:table-row>
          <table:table-cell table:style-name="Table97.A3" office:value-type="string">
            <text:p text:style-name="P130">byte_write_limit</text:p>
          </table:table-cell>
          <table:table-cell table:style-name="Table97.A3" office:value-type="string">
            <text:p text:style-name="P130">An integer</text:p>
          </table:table-cell>
        </table:table-row>
        <table:table-row>
          <table:table-cell table:style-name="Table97.A3" office:value-type="string">
            <text:p text:style-name="P130">file_write_limit</text:p>
          </table:table-cell>
          <table:table-cell table:style-name="Table97.A3" office:value-type="string">
            <text:p text:style-name="P130">An integer</text:p>
          </table:table-cell>
        </table:table-row>
        <table:table-row>
          <table:table-cell table:style-name="Table97.A3" office:value-type="string">
            <text:p text:style-name="P130">uses_limit</text:p>
          </table:table-cell>
          <table:table-cell table:style-name="Table97.A3" office:value-type="string">
            <text:p text:style-name="P130">An integer</text:p>
          </table:table-cell>
        </table:table-row>
        <table:table-row>
          <table:table-cell table:style-name="Table97.A3" office:value-type="string">
            <text:p text:style-name="P130">expiration</text:p>
          </table:table-cell>
          <table:table-cell table:style-name="Table97.A3" office:value-type="string">
            <text:p text:style-name="P139"><text:span text:style-name="T13">The date/time in the format yyyy-MM-dd HH:mm:ss</text:span></text:p>
          </table:table-cell>
        </table:table-row>
      </table:table>
      <text:p text:style-name="P158"/>
      <text:h text:style-name="P88" text:outline-level="10">Requests</text:h>
      <text:p text:style-name="P116"/>
      <text:h text:style-name="P166" text:outline-level="10"><text:bookmark text:name="h.l54eg08fohbz1111"/>Syntax</text:h>
      <text:p text:style-name="P116"/>
      <text:h text:style-name="P150" text:outline-level="10"><text:span text:style-name="T42">PUT</text:span> /<text:span text:style-name="T40">ticket/ticketString</text:span></text:h>
      <text:h text:style-name="P176" text:outline-level="10"/>
      <text:h text:style-name="P176" text:outline-level="10">Request Body - XML</text:h>
      <text:p text:style-name="P106"/>
      <table:table table:name="Table95" table:style-name="Table95">
        <table:table-column table:style-name="Table95.A"/>
        <table:table-row>
          <table:table-cell table:style-name="Table95.A1" office:value-type="string">
            <text:p text:style-name="P138">&lt;ns2:ticket xmlns:ns2="<text:a xlink:type="simple" xlink:href="http://irods.org/irods-rest">http://irods.org/irods-rest</text:a>"&gt;</text:p>
            <text:p text:style-name="P147"><text:s text:c="2"/>&lt;restriction_type&gt;expiration&lt;/restriction_type&gt;</text:p>
            <text:p text:style-name="P147"><text:s text:c="2"/>&lt;restriction_value&gt;2016-02-27 13:00:00&lt;/restriction_value&gt;</text:p>
            <text:p text:style-name="P147">&lt;/ns2:ticket&gt;</text:p>
          </table:table-cell>
        </table:table-row>
      </table:table>
      <text:h text:style-name="P173" text:outline-level="10"><text:bookmark text:name="h.b9qt4v2fo4q311112"/></text:h>
      <text:h text:style-name="P173" text:outline-level="10"><text:bookmark text:name="h.5i822csjhusp11112"/>Request Body - JSON</text:h>
      <text:p text:style-name="P102"/>
      <text:p text:style-name="P102"/>
      <table:table table:name="Table96" table:style-name="Table96">
        <table:table-column table:style-name="Table96.A"/>
        <table:table-row>
          <table:table-cell table:style-name="Table96.A1" office:value-type="string">
            <text:p text:style-name="P97">{</text:p>
            <text:p text:style-name="P97"><text:s/>"restriction_type":"uses_limit",</text:p>
            <text:p text:style-name="P97"><text:s/>"restriction_value":"12"</text:p>
            <text:p text:style-name="P97">}</text:p>
          </table:table-cell>
        </table:table-row>
      </table:table>
      <text:h text:style-name="P176" text:outline-level="10"><text:bookmark text:name="h.t02sgg1702oc11112"/></text:h>
      <text:h text:style-name="P185" text:outline-level="10">List Ticket Information</text:h>
      <text:h text:style-name="P87" text:outline-level="10"><text:bookmark text:name="h.z9g5nt7mnlbi113"/>Description</text:h>
      <text:p text:style-name="P115"/>
      <text:p text:style-name="P115">This <text:span text:style-name="T42">GET</text:span> operation <text:span text:style-name="T40">will list the information for the selected ticket.</text:span></text:p>
      <text:p text:style-name="P115"/>
      <text:h text:style-name="P165" text:outline-level="10"><text:bookmark text:name="h.l54eg08fohbz113"/>Syntax</text:h>
      <text:p text:style-name="P115"/>
      <text:h text:style-name="P148" text:outline-level="10"><text:span text:style-name="T42">GET</text:span> /<text:span text:style-name="T40">ticket/ticketString</text:span></text:h>
      <text:p text:style-name="P115"/>
      <text:h text:style-name="P165" text:outline-level="10"><text:bookmark text:name="h.1pmv9etdz5b3113"/>Request Parameters</text:h>
      <text:p text:style-name="P115"/>
      <text:p text:style-name="P115"/>
      <table:table table:name="Table98" table:style-name="Table98">
        <table:table-column table:style-name="Table98.A" table:number-columns-repeated="2"/>
        <table:table-row>
          <table:table-cell table:style-name="Table98.A1" office:value-type="string">
            <text:p text:style-name="P123">Name</text:p>
          </table:table-cell>
          <table:table-cell table:style-name="Table98.A1" office:value-type="string">
            <text:p text:style-name="P123">Description</text:p>
          </table:table-cell>
        </table:table-row>
        <table:table-row>
          <table:table-cell table:style-name="Table98.A1" office:value-type="string">
            <text:p text:style-name="P128"><text:s/><text:span text:style-name="T40">N/A</text:span></text:p>
          </table:table-cell>
          <table:table-cell table:style-name="Table98.A1" office:value-type="string">
            <text:p text:style-name="P128"/>
          </table:table-cell>
        </table:table-row>
      </table:table>
      <text:p text:style-name="P115"/>
      <text:p text:style-name="P154"><text:bookmark text:name="h.t02sgg1702oc11113"/></text:p>
      <text:h text:style-name="P173" text:outline-level="10"><text:bookmark text:name="h.odunr9x9pbzz11113"/>Responses - XML</text:h>
      <text:p text:style-name="P106"/>
      <table:table table:name="Table101" table:style-name="Table101">
        <table:table-column table:style-name="Table101.A"/>
        <table:table-row>
          <table:table-cell table:style-name="Table101.A1" office:value-type="string">
            <text:p text:style-name="P135">&lt;?xml version="1.0" encoding="UTF-8" standalone="yes"?&gt;</text:p>
            <text:p text:style-name="P141">&lt;ns2:ticket xmlns:ns2="<text:a xlink:type="simple" xlink:href="http://irods.org/irods-rest">http://irods.org/irods-rest</text:a>"&gt;</text:p>
            <text:p text:style-name="P141"><text:s text:c="2"/>&lt;expire_time&gt;2016-02-28 12:00:00&lt;/expire_time&gt;</text:p>
            <text:p text:style-name="P141"><text:s text:c="2"/>&lt;group_restrictions&gt;rodsadmin&lt;/group_restrictions&gt;</text:p>
            <text:p text:style-name="P141"><text:s text:c="2"/>&lt;host_restrictions&gt;127.0.1.1&lt;/host_restrictions&gt;</text:p>
            <text:p text:style-name="P141"><text:s text:c="2"/>&lt;irods_path&gt;/tempZone/home/rods&lt;/irods_path&gt;</text:p>
            <text:p text:style-name="P141"><text:s text:c="2"/>&lt;object_type&gt;collection&lt;/object_type&gt;</text:p>
            <text:p text:style-name="P141"><text:s text:c="2"/>&lt;owner_name&gt;rods&lt;/owner_name&gt;</text:p>
            <text:p text:style-name="P141"><text:s text:c="2"/>&lt;owner_zone&gt;tempZone&lt;/owner_zone&gt;</text:p>
            <text:p text:style-name="P141"><text:s text:c="2"/>&lt;ticket_id&gt;12493&lt;/ticket_id&gt;</text:p>
            <text:p text:style-name="P141"><text:s text:c="2"/>&lt;ticket_string&gt;abcdefghijklmno&lt;/ticket_string&gt;</text:p>
            <text:p text:style-name="P141"><text:s text:c="2"/>&lt;ticket_type&gt;write&lt;/ticket_type&gt;</text:p>
            <text:p text:style-name="P141"><text:s text:c="2"/>&lt;user_restrictions&gt;jjames&lt;/user_restrictions&gt;</text:p>
            <text:p text:style-name="P141"><text:s text:c="2"/>&lt;user_restrictions&gt;rods&lt;/user_restrictions&gt;</text:p>
            <text:p text:style-name="P141"><text:s text:c="2"/>&lt;uses_count&gt;0&lt;/uses_count&gt;</text:p>
            <text:p text:style-name="P141"><text:s text:c="2"/>&lt;uses_limit&gt;19&lt;/uses_limit&gt;</text:p>
            <text:p text:style-name="P141"><text:s text:c="2"/>&lt;write_byte_count&gt;0&lt;/write_byte_count&gt;</text:p>
            <text:p text:style-name="P141"><text:s text:c="2"/>&lt;byte_limit&gt;0&lt;/byte_limit&gt;</text:p>
            <text:p text:style-name="P141"><text:s text:c="2"/>&lt;write_file_count&gt;0&lt;/write_file_count&gt;</text:p>
            <text:p text:style-name="P141"><text:s text:c="2"/>&lt;write_file_limit&gt;10&lt;/write_file_limit&gt;</text:p>
            <text:p text:style-name="P141">&lt;/ns2:ticket&gt;</text:p>
          </table:table-cell>
        </table:table-row>
      </table:table>
      <text:h text:style-name="P173" text:outline-level="10"><text:bookmark text:name="h.z3scy0esw5kl11113"/></text:h>
      <text:h text:style-name="P173" text:outline-level="10"><text:bookmark text:name="h.3l9us9fke5uh11113"/>Responses - JSON</text:h>
      <text:p text:style-name="P102"/>
      <text:p text:style-name="P102"/>
      <table:table table:name="Table102" table:style-name="Table102">
        <table:table-column table:style-name="Table102.A"/>
        <table:table-row>
          <table:table-cell table:style-name="Table102.A1" office:value-type="string">
            <text:p text:style-name="P132">{</text:p>
            <text:p text:style-name="P144"><text:s/>"host_restrictions":["127.0.1.1"],</text:p>
            <text:p text:style-name="P144"><text:s/>"user_restrictions":["jjames","rods"],</text:p>
            <text:p text:style-name="P144"><text:s/>"group_restrictions":["rodsadmin"],</text:p>
            <text:p text:style-name="P144"><text:s/>"ticket_string":"abcdefghijklmno",</text:p>
            <text:p text:style-name="P144"><text:s/>"ticket_id":"12493",</text:p>
            <text:p text:style-name="P144"><text:s/>"uses_count":0,"uses_limit":19,</text:p>
            <text:p text:style-name="P144"><text:s/>"write_file_count":0,</text:p>
            <text:p text:style-name="P144"><text:s/>"write_file_limit":10,</text:p>
            <text:p text:style-name="P144"><text:s/>"write_byte_count":0,</text:p>
            <text:p text:style-name="P144"><text:s/>"byte_limit":0,</text:p>
            <text:p text:style-name="P144"><text:s/>"expire_time":"2016-02-28 12:00:00",</text:p>
            <text:p text:style-name="P144"><text:s/>"irods_path":"/tempZone/home/rods",</text:p>
            <text:p text:style-name="P144"><text:s/>"object_type":"collection",</text:p>
            <text:p text:style-name="P144"><text:s/>"owner_name":"rods",</text:p>
            <text:p text:style-name="P144"><text:s/>"owner_zone":"tempZone",</text:p>
            <text:p text:style-name="P144"><text:s/>"ticket_type":"write"</text:p>
            <text:p text:style-name="P144">}</text:p>
          </table:table-cell>
        </table:table-row>
      </table:table>
      <text:h text:style-name="P109" text:outline-level="10"/>
      <text:h text:style-name="P111" text:outline-level="10"/>
      <text:h text:style-name="P186" text:outline-level="10">List <text:span text:style-name="T43">All Tickets</text:span></text:h>
      <text:h text:style-name="P89" text:outline-level="10"><text:bookmark text:name="h.z9g5nt7mnlbi1131"/>Description</text:h>
      <text:p text:style-name="P117"/>
      <text:p text:style-name="P117">This <text:span text:style-name="T42">GET</text:span> operation <text:span text:style-name="T40">will list the information for all tickets.</text:span></text:p>
      <text:p text:style-name="P117"/>
      <text:h text:style-name="P167" text:outline-level="10"><text:bookmark text:name="h.l54eg08fohbz1131"/>Syntax</text:h>
      <text:p text:style-name="P117"/>
      <text:h text:style-name="P149" text:outline-level="10"><text:span text:style-name="T42">GET</text:span> <text:span text:style-name="T40">/listAllTickets</text:span></text:h>
      <text:p text:style-name="P117"/>
      <text:h text:style-name="P167" text:outline-level="10"><text:bookmark text:name="h.1pmv9etdz5b31131"/>Request Parameters</text:h>
      <text:p text:style-name="P117"/>
      <text:p text:style-name="P117"/>
      <table:table table:name="Table94" table:style-name="Table94">
        <table:table-column table:style-name="Table94.A" table:number-columns-repeated="2"/>
        <table:table-row>
          <table:table-cell table:style-name="Table94.A1" office:value-type="string">
            <text:p text:style-name="P124">Name</text:p>
          </table:table-cell>
          <table:table-cell table:style-name="Table94.A1" office:value-type="string">
            <text:p text:style-name="P124">Description</text:p>
          </table:table-cell>
        </table:table-row>
        <table:table-row>
          <table:table-cell table:style-name="Table94.A1" office:value-type="string">
            <text:p text:style-name="P129"><text:s/><text:span text:style-name="T40">N/A</text:span></text:p>
          </table:table-cell>
          <table:table-cell table:style-name="Table94.A1" office:value-type="string">
            <text:p text:style-name="P129"/>
          </table:table-cell>
        </table:table-row>
      </table:table>
      <text:p text:style-name="P117"/>
      <text:p text:style-name="P155"><text:bookmark text:name="h.t02sgg1702oc111131"/></text:p>
      <text:h text:style-name="P174" text:outline-level="10"><text:bookmark text:name="h.odunr9x9pbzz111131"/>Responses - XML</text:h>
      <text:p text:style-name="P107"/>
      <table:table table:name="Table99" table:style-name="Table99">
        <table:table-column table:style-name="Table99.A"/>
        <table:table-row>
          <table:table-cell table:style-name="Table99.A1" office:value-type="string">
            <text:p text:style-name="P136">&lt;?xml version="1.0" encoding="UTF-8" standalone="yes"?&gt;</text:p>
            <text:p text:style-name="P142">&lt;ns2:tickets xmlns:ns2="<text:a xlink:type="simple" xlink:href="http://irods.org/irods-rest">http://irods.org/irods-rest</text:a>"&gt;</text:p>
            <text:p text:style-name="P142"><text:s text:c="2"/>&lt;ticket&gt;</text:p>
            <text:p text:style-name="P142"><text:s text:c="4"/>&lt;expire_time&gt;2016-02-28 12:00:00&lt;/expire_time&gt;</text:p>
            <text:p text:style-name="P142"><text:s text:c="4"/>&lt;group_restrictions&gt;rodsadmin&lt;/group_restrictions&gt;</text:p>
            <text:p text:style-name="P142"><text:s text:c="4"/>&lt;host_restrictions&gt;127.0.1.1&lt;/host_restrictions&gt;</text:p>
            <text:p text:style-name="P142"><text:s text:c="4"/>&lt;irods_path&gt;/tempZone/home/rods&lt;/irods_path&gt;</text:p>
            <text:p text:style-name="P142"><text:s text:c="4"/>&lt;object_type&gt;collection&lt;/object_type&gt;</text:p>
            <text:p text:style-name="P142"><text:s text:c="4"/>&lt;owner_name&gt;rods&lt;/owner_name&gt;</text:p>
            <text:p text:style-name="P142"><text:s text:c="4"/>&lt;owner_zone&gt;tempZone&lt;/owner_zone&gt;</text:p>
            <text:p text:style-name="P142"><text:s text:c="4"/>&lt;ticket_id&gt;12493&lt;/ticket_id&gt;</text:p>
            <text:p text:style-name="P142"><text:s text:c="4"/>&lt;ticket_string&gt;abcdefghijklmno&lt;/ticket_string&gt;</text:p>
            <text:p text:style-name="P142"><text:s text:c="4"/>&lt;ticket_type&gt;write&lt;/ticket_type&gt;</text:p>
            <text:p text:style-name="P142"><text:s text:c="4"/>&lt;user_restrictions&gt;jjames&lt;/user_restrictions&gt;</text:p>
            <text:p text:style-name="P142"><text:s text:c="4"/>&lt;user_restrictions&gt;rods&lt;/user_restrictions&gt;</text:p>
            <text:p text:style-name="P142"><text:s text:c="4"/>&lt;uses_count&gt;0&lt;/uses_count&gt;</text:p>
            <text:p text:style-name="P142"><text:s text:c="4"/>&lt;uses_limit&gt;19&lt;/uses_limit&gt;</text:p>
            <text:p text:style-name="P142"><text:s text:c="4"/>&lt;write_byte_count&gt;0&lt;/write_byte_count&gt;</text:p>
            <text:p text:style-name="P142"><text:s text:c="4"/>&lt;byte_limit&gt;0&lt;/byte_limit&gt;</text:p>
            <text:p text:style-name="P142"><text:s text:c="4"/>&lt;write_file_count&gt;0&lt;/write_file_count&gt;</text:p>
            <text:p text:style-name="P142"><text:s text:c="4"/>&lt;write_file_limit&gt;10&lt;/write_file_limit&gt;</text:p>
            <text:p text:style-name="P142"><text:s text:c="2"/>&lt;/ticket&gt;</text:p>
            <text:p text:style-name="P142"><text:s text:c="2"/>&lt;ticket&gt;</text:p>
            <text:p text:style-name="P142"><text:s text:c="4"/>&lt;expire_time&gt;2016-02-27 13:00:00&lt;/expire_time&gt;</text:p>
            <text:p text:style-name="P142"><text:s text:c="4"/>&lt;irods_path&gt;/tempZone/home/rods&lt;/irods_path&gt;</text:p>
            <text:p text:style-name="P142"><text:s text:c="4"/>&lt;object_type&gt;collection&lt;/object_type&gt;</text:p>
            <text:p text:style-name="P142"><text:s text:c="4"/>&lt;owner_name&gt;rods&lt;/owner_name&gt;</text:p>
            <text:p text:style-name="P142"><text:s text:c="4"/>&lt;owner_zone&gt;tempZone&lt;/owner_zone&gt;</text:p>
            <text:p text:style-name="P142"><text:s text:c="4"/>&lt;ticket_id&gt;12497&lt;/ticket_id&gt;</text:p>
            <text:p text:style-name="P142"><text:s text:c="4"/>&lt;ticket_string&gt;111222333444555&lt;/ticket_string&gt;</text:p>
            <text:p text:style-name="P142"><text:s text:c="4"/>&lt;ticket_type&gt;read&lt;/ticket_type&gt;</text:p>
            <text:p text:style-name="P142"><text:s text:c="4"/>&lt;uses_count&gt;0&lt;/uses_count&gt;</text:p>
            <text:p text:style-name="P142"><text:s text:c="4"/>&lt;uses_limit&gt;12&lt;/uses_limit&gt;</text:p>
            <text:p text:style-name="P142"><text:s text:c="4"/>&lt;write_byte_count&gt;0&lt;/write_byte_count&gt;</text:p>
            <text:p text:style-name="P142"><text:s text:c="4"/>&lt;byte_limit&gt;0&lt;/byte_limit&gt;</text:p>
            <text:p text:style-name="P142"><text:s text:c="4"/>&lt;write_file_count&gt;0&lt;/write_file_count&gt;</text:p>
            <text:p text:style-name="P142"><text:s text:c="4"/>&lt;write_file_limit&gt;10&lt;/write_file_limit&gt;</text:p>
            <text:p text:style-name="P142"><text:s text:c="2"/>&lt;/ticket&gt;</text:p>
            <text:p text:style-name="P142">&lt;/ns2:tickets&gt;</text:p>
          </table:table-cell>
        </table:table-row>
      </table:table>
      <text:h text:style-name="P174" text:outline-level="10"><text:bookmark text:name="h.z3scy0esw5kl111131"/></text:h>
      <text:h text:style-name="P174" text:outline-level="10"><text:bookmark text:name="h.3l9us9fke5uh111131"/>Responses - JSON</text:h>
      <text:p text:style-name="P103"/>
      <text:p text:style-name="P103"/>
      <table:table table:name="Table100" table:style-name="Table100">
        <table:table-column table:style-name="Table100.A"/>
        <table:table-row>
          <table:table-cell table:style-name="Table100.A1" office:value-type="string">
            <text:p text:style-name="P133">{"ticket":</text:p>
            <text:p text:style-name="P145"><text:s/>[</text:p>
            <text:p text:style-name="P145"><text:s text:c="2"/>{"host_restrictions":["127.0.1.1"],</text:p>
            <text:p text:style-name="P145"><text:s text:c="3"/>"user_restrictions":["jjames","rods"],</text:p>
            <text:p text:style-name="P145"><text:s text:c="3"/>"group_restrictions":["rodsadmin"],</text:p>
            <text:p text:style-name="P145"><text:s text:c="3"/>"ticket_string":"abcdefghijklmno",</text:p>
            <text:p text:style-name="P145"><text:s text:c="3"/>"ticket_id":"12493",</text:p>
            <text:p text:style-name="P145"><text:s text:c="3"/>"uses_count":0,</text:p>
            <text:p text:style-name="P145"><text:s text:c="3"/>"uses_limit":19,</text:p>
            <text:p text:style-name="P145"><text:s text:c="3"/>"write_file_count":0,</text:p>
            <text:p text:style-name="P145"><text:s text:c="3"/>"write_file_limit":10,</text:p>
            <text:p text:style-name="P145"><text:s text:c="3"/>"write_byte_count":0,</text:p>
            <text:p text:style-name="P145"><text:s text:c="3"/>"byte_limit":0,</text:p>
            <text:p text:style-name="P145"><text:s text:c="3"/>"expire_time":"2016-02-28 12:00:00",</text:p>
            <text:p text:style-name="P145"><text:s text:c="3"/>"irods_path":"/tempZone/home/rods",</text:p>
            <text:p text:style-name="P145"><text:s text:c="3"/>"object_type":"collection",</text:p>
            <text:p text:style-name="P145"><text:s text:c="3"/>"owner_name":"rods",</text:p>
            <text:p text:style-name="P145"><text:s text:c="3"/>"owner_zone":"tempZone",</text:p>
            <text:p text:style-name="P145"><text:s text:c="3"/>"ticket_type":"write"</text:p>
            <text:p text:style-name="P145"><text:s text:c="2"/>},</text:p>
            <text:p text:style-name="P145"><text:s text:c="2"/>{</text:p>
            <text:p text:style-name="P145"><text:s text:c="3"/>"host_restrictions":[],</text:p>
            <text:p text:style-name="P145"><text:s text:c="3"/>"user_restrictions":[],</text:p>
            <text:p text:style-name="P145"><text:s text:c="3"/>"group_restrictions":[],</text:p>
            <text:p text:style-name="P145"><text:s text:c="3"/>"ticket_string":"111222333444555",</text:p>
            <text:p text:style-name="P145"><text:s text:c="3"/>"ticket_id":"12497",</text:p>
            <text:p text:style-name="P145"><text:s text:c="3"/>"uses_count":0,</text:p>
            <text:p text:style-name="P145"><text:s text:c="3"/>"uses_limit":12,</text:p>
            <text:p text:style-name="P145"><text:s text:c="3"/>"write_file_count":0,</text:p>
            <text:p text:style-name="P145"><text:s text:c="3"/>"write_file_limit":10,</text:p>
            <text:p text:style-name="P145"><text:s text:c="3"/>"write_byte_count":0,</text:p>
            <text:p text:style-name="P145"><text:s text:c="3"/>"byte_limit":0,</text:p>
            <text:p text:style-name="P145"><text:s text:c="3"/>"expire_time":"2016-02-27 13:00:00",</text:p>
            <text:p text:style-name="P145"><text:s text:c="3"/>"irods_path":"/tempZone/home/rods",</text:p>
            <text:p text:style-name="P145"><text:s text:c="3"/>"object_type":"collection",</text:p>
            <text:p text:style-name="P145"><text:s text:c="3"/>"owner_name":"rods",</text:p>
            <text:p text:style-name="P145"><text:s text:c="3"/>"owner_zone":"tempZone",</text:p>
            <text:p text:style-name="P145"><text:s text:c="3"/>"ticket_type":"read"</text:p>
            <text:p text:style-name="P145"><text:s text:c="2"/>}</text:p>
            <text:p text:style-name="P145"><text:s/>]</text:p>
            <text:p text:style-name="P145">}</text:p>
          </table:table-cell>
        </table:table-row>
      </table:table>
      <text:h text:style-name="P110" text:outline-level="10"/>
      <text:p text:style-name="P72"/>
      <text:p text:style-name="P1">notes</text:p>
      <text:p text:style-name="P1"/>
      <text:h text:style-name="P192" text:outline-level="10"><text:bookmark text:name="h.9rl4dv2oisp6"/>notes….nice json formatter <text:a xlink:type="simple" xlink:href="http://jsonformatter.curiousconcept.com/" text:style-name="Internet_20_link">http</text:a><text:a xlink:type="simple" xlink:href="http://jsonformatter.curiousconcept.com/" text:style-name="Internet_20_link">://</text:a><text:a xlink:type="simple" xlink:href="http://jsonformatter.curiousconcept.com/" text:style-name="Internet_20_link">jsonformatter</text:a><text:a xlink:type="simple" xlink:href="http://jsonformatter.curiousconcept.com/" text:style-name="Internet_20_link">.</text:a><text:a xlink:type="simple" xlink:href="http://jsonformatter.curiousconcept.com/" text:style-name="Internet_20_link">curiousconcept</text:a><text:a xlink:type="simple" xlink:href="http://jsonformatter.curiousconcept.com/" text:style-name="Internet_20_link">.</text:a><text:a xlink:type="simple" xlink:href="http://jsonformatter.curiousconcept.com/" text:style-name="Internet_20_link">com</text:a><text:a xlink:type="simple" xlink:href="http://jsonformatter.curiousconcept.com/" text:style-name="Internet_20_link">/</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Monospace1" svg:font-family="Monospace"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48</meta:editing-cycles>
    <dc:date>2016-02-02T17:44:45.142626769</dc:date>
    <meta:editing-duration>PT4H8M7S</meta:editing-duration>
    <meta:document-statistic meta:table-count="102" meta:image-count="0" meta:object-count="0" meta:page-count="2" meta:paragraph-count="1545" meta:word-count="6049" meta:character-count="63355" meta:non-whitespace-character-count="56209"/>
  </office:meta>
</office:document-meta>
</file>